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19.25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30.1pt"/>
    </style:style>
    <style:style style:name="co12" style:family="table-column">
      <style:table-column-properties fo:break-before="auto" style:column-width="130.4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19.11pt"/>
    </style:style>
    <style:style style:name="co15" style:family="table-column">
      <style:table-column-properties fo:break-before="auto" style:column-width="80.25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105.7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15.74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140.46pt"/>
    </style:style>
    <style:style style:name="co24" style:family="table-column">
      <style:table-column-properties fo:break-before="auto" style:column-width="103.41pt"/>
    </style:style>
    <style:style style:name="co25" style:family="table-column">
      <style:table-column-properties fo:break-before="auto" style:column-width="75.86pt"/>
    </style:style>
    <style:style style:name="co26" style:family="table-column">
      <style:table-column-properties fo:break-before="auto" style:column-width="94.14pt"/>
    </style:style>
    <style:style style:name="co27" style:family="table-column">
      <style:table-column-properties fo:break-before="auto" style:column-width="77.16pt"/>
    </style:style>
    <style:style style:name="co28" style:family="table-column">
      <style:table-column-properties fo:break-before="auto" style:column-width="47.85pt"/>
    </style:style>
    <style:style style:name="co29" style:family="table-column">
      <style:table-column-properties fo:break-before="auto" style:column-width="44.76pt"/>
    </style:style>
    <style:style style:name="co30" style:family="table-column">
      <style:table-column-properties fo:break-before="auto" style:column-width="74.1pt"/>
    </style:style>
    <style:style style:name="co31" style:family="table-column">
      <style:table-column-properties fo:break-before="auto" style:column-width="85.66pt"/>
    </style:style>
    <style:style style:name="co32" style:family="table-column">
      <style:table-column-properties fo:break-before="auto" style:column-width="81.04pt"/>
    </style:style>
    <style:style style:name="co33" style:family="table-column">
      <style:table-column-properties fo:break-before="auto" style:column-width="88.75pt"/>
    </style:style>
    <style:style style:name="co34" style:family="table-column">
      <style:table-column-properties fo:break-before="auto" style:column-width="98.79pt"/>
    </style:style>
    <style:style style:name="co35" style:family="table-column">
      <style:table-column-properties fo:break-before="auto" style:column-width="97.51pt"/>
    </style:style>
    <style:style style:name="co36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</style:style>
    <style:style style:name="ce49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122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1012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0122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122"/>
    <style:style style:name="ce102" style:family="table-cell" style:parent-style-name="Default" style:data-style-name="N10122">
      <style:table-cell-properties fo:border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4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8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0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0122">
      <style:table-cell-properties fo:border="0.06pt solid #000000"/>
    </style:style>
    <style:style style:name="ce112" style:family="table-cell" style:parent-style-name="Default" style:data-style-name="N37">
      <style:table-cell-properties fo:border="0.06pt solid #000000"/>
    </style:style>
    <style:style style:name="ce113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pt"/>
      <style:text-properties fo:color="#1b75bc"/>
    </style:style>
    <style:style style:name="ce115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pt"/>
    </style:style>
    <style:style style:name="ce116" style:family="table-cell" style:parent-style-name="Default" style:data-style-name="N10122">
      <style:table-cell-properties style:text-align-source="fix" style:repeat-content="fals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a65d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="0.06pt solid #000000"/>
      <style:text-properties fo:color="#00a65d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/>
    <style:style style:name="ce1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25"/>
      <style:map style:condition="cell-content()=&quot;PAGO&quot;" style:apply-style-name="Good" style:base-cell-address="abril.Q25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26"/>
      <style:map style:condition="cell-content()=&quot;PAGO&quot;" style:apply-style-name="Good" style:base-cell-address="abril.Q26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27"/>
      <style:map style:condition="cell-content()=&quot;PAGO&quot;" style:apply-style-name="Good" style:base-cell-address="abril.Q27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28"/>
      <style:map style:condition="cell-content()=&quot;PAGO&quot;" style:apply-style-name="Good" style:base-cell-address="abril.Q28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29"/>
      <style:map style:condition="cell-content()=&quot;PAGO&quot;" style:apply-style-name="Good" style:base-cell-address="abril.Q29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30"/>
      <style:map style:condition="cell-content()=&quot;PAGO&quot;" style:apply-style-name="Good" style:base-cell-address="abril.Q30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31"/>
      <style:map style:condition="cell-content()=&quot;PAGO&quot;" style:apply-style-name="Good" style:base-cell-address="abril.Q31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32"/>
      <style:map style:condition="cell-content()=&quot;PAGO&quot;" style:apply-style-name="Good" style:base-cell-address="abril.Q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abril.Q33"/>
      <style:map style:condition="cell-content()=&quot;PAGO&quot;" style:apply-style-name="Good" style:base-cell-address="abril.Q33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65d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="none"/>
      <style:text-properties fo:color="#00a65d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4"/>
    </style:style>
    <style:style style:name="ce55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5"/>
    </style:style>
    <style:style style:name="ce56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6"/>
    </style:style>
    <style:style style:name="ce57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7"/>
    </style:style>
    <style:style style:name="ce58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8"/>
    </style:style>
    <style:style style:name="ce59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9"/>
    </style:style>
    <style:style style:name="ce61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0"/>
    </style:style>
    <style:style style:name="ce65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1"/>
    </style:style>
    <style:style style:name="ce67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2"/>
    </style:style>
    <style:style style:name="ce68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3"/>
    </style:style>
    <style:style style:name="ce70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4"/>
    </style:style>
    <style:style style:name="ce74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5"/>
    </style:style>
    <style:style style:name="ce78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6"/>
    </style:style>
    <style:style style:name="ce89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7"/>
    </style:style>
    <style:style style:name="ce91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maio.I18"/>
    </style:style>
    <style:style style:name="ce92" style:family="table-cell" style:parent-style-name="Default" style:data-style-name="N10122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25"/>
      <style:map style:condition="cell-content()=&quot;PAGO&quot;" style:apply-style-name="Good" style:base-cell-address="maio.Q25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26"/>
      <style:map style:condition="cell-content()=&quot;PAGO&quot;" style:apply-style-name="Good" style:base-cell-address="maio.Q26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27"/>
      <style:map style:condition="cell-content()=&quot;PAGO&quot;" style:apply-style-name="Good" style:base-cell-address="maio.Q27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28"/>
      <style:map style:condition="cell-content()=&quot;PAGO&quot;" style:apply-style-name="Good" style:base-cell-address="maio.Q28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29"/>
      <style:map style:condition="cell-content()=&quot;PAGO&quot;" style:apply-style-name="Good" style:base-cell-address="maio.Q29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30"/>
      <style:map style:condition="cell-content()=&quot;PAGO&quot;" style:apply-style-name="Good" style:base-cell-address="maio.Q30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31"/>
      <style:map style:condition="cell-content()=&quot;PAGO&quot;" style:apply-style-name="Good" style:base-cell-address="maio.Q31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32"/>
      <style:map style:condition="cell-content()=&quot;PAGO&quot;" style:apply-style-name="Good" style:base-cell-address="maio.Q32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maio.Q33"/>
      <style:map style:condition="cell-content()=&quot;PAGO&quot;" style:apply-style-name="Good" style:base-cell-address="maio.Q33"/>
    </style:style>
    <style:style style:name="ce130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9"/>
    </style:style>
    <style:style style:name="ce132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0"/>
    </style:style>
    <style:style style:name="ce137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1"/>
    </style:style>
    <style:style style:name="ce138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2"/>
    </style:style>
    <style:style style:name="ce140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3"/>
    </style:style>
    <style:style style:name="ce141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4"/>
    </style:style>
    <style:style style:name="ce142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5"/>
    </style:style>
    <style:style style:name="ce143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nho.F16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25"/>
      <style:map style:condition="cell-content()=&quot;PAGO&quot;" style:apply-style-name="Good" style:base-cell-address="junho.N25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26"/>
      <style:map style:condition="cell-content()=&quot;PAGO&quot;" style:apply-style-name="Good" style:base-cell-address="junho.N26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27"/>
      <style:map style:condition="cell-content()=&quot;PAGO&quot;" style:apply-style-name="Good" style:base-cell-address="junho.N27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28"/>
      <style:map style:condition="cell-content()=&quot;PAGO&quot;" style:apply-style-name="Good" style:base-cell-address="junho.N28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29"/>
      <style:map style:condition="cell-content()=&quot;PAGO&quot;" style:apply-style-name="Good" style:base-cell-address="junho.N29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30"/>
      <style:map style:condition="cell-content()=&quot;PAGO&quot;" style:apply-style-name="Good" style:base-cell-address="junho.N30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nho.N31"/>
      <style:map style:condition="cell-content()=&quot;PAGO&quot;" style:apply-style-name="Good" style:base-cell-address="junho.N31"/>
    </style:style>
    <style:style style:name="ce151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9"/>
    </style:style>
    <style:style style:name="ce152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0"/>
    </style:style>
    <style:style style:name="ce153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1"/>
    </style:style>
    <style:style style:name="ce154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2"/>
    </style:style>
    <style:style style:name="ce155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3"/>
    </style:style>
    <style:style style:name="ce156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4"/>
    </style:style>
    <style:style style:name="ce157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5"/>
    </style:style>
    <style:style style:name="ce158" style:family="table-cell" style:parent-style-name="Default" style:data-style-name="N10122">
      <style:table-cell-properties style:text-align-source="fix" style:repeat-content="false" fo:border="0.06pt solid #000000"/>
      <style:paragraph-properties fo:text-align="end" fo:margin-left="0pt"/>
      <style:map style:condition="cell-content()=0" style:apply-style-name="Neutral" style:base-cell-address="julho.F1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25"/>
      <style:map style:condition="cell-content()=&quot;PAGO&quot;" style:apply-style-name="Good" style:base-cell-address="julho.N25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26"/>
      <style:map style:condition="cell-content()=&quot;PAGO&quot;" style:apply-style-name="Good" style:base-cell-address="julho.N26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27"/>
      <style:map style:condition="cell-content()=&quot;PAGO&quot;" style:apply-style-name="Good" style:base-cell-address="julho.N27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28"/>
      <style:map style:condition="cell-content()=&quot;PAGO&quot;" style:apply-style-name="Good" style:base-cell-address="julho.N28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29"/>
      <style:map style:condition="cell-content()=&quot;PAGO&quot;" style:apply-style-name="Good" style:base-cell-address="julho.N29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30"/>
      <style:map style:condition="cell-content()=&quot;PAGO&quot;" style:apply-style-name="Good" style:base-cell-address="julho.N30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Atrasado&quot;" style:apply-style-name="Error" style:base-cell-address="julho.N31"/>
      <style:map style:condition="cell-content()=&quot;PAGO&quot;" style:apply-style-name="Good" style:base-cell-address="julho.N3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mentários.$F$5:$comentários.$F$6])" table:allow-empty-cell="true" table:display-list="unsorted" table:base-cell-address="abril.P25">
          <table:error-message table:message-type="stop" table:display="true"/>
        </table:content-validation>
      </table:content-validations>
      <table:table table:name="Març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Dia de pagto.</text:p>
          </table:table-cell>
          <table:table-cell/>
          <table:table-cell table:style-name="ce105" office:value-type="string" calcext:value-type="string" table:number-columns-spanned="2" table:number-rows-spanned="1">
            <text:p>Dívidas para o pro-labore</text:p>
          </table:table-cell>
          <table:covered-table-cell table:style-name="ce107"/>
          <table:table-cell/>
          <table:table-cell table:style-name="ce47" office:value-type="string" calcext:value-type="string" table:number-columns-spanned="2" table:number-rows-spanned="1">
            <text:p>Dívidas para Dv. De lucro</text:p>
          </table:table-cell>
          <table:covered-table-cell table:style-name="ce2"/>
          <table:table-cell table:style-name="ce103" office:value-type="string" calcext:value-type="string">
            <text:p>Valor ref</text:p>
          </table:table-cell>
          <table:table-cell/>
          <table:table-cell table:style-name="ce47" office:value-type="string" calcext:value-type="string" table:number-columns-spanned="2" table:number-rows-spanned="1">
            <text:p>Cartão de crédito</text:p>
          </table:table-cell>
          <table:covered-table-cell table:style-name="ce2"/>
          <table:table-cell/>
          <table:table-cell table:style-name="ce47" office:value-type="string" calcext:value-type="string" table:number-columns-spanned="2" table:number-rows-spanned="1">
            <text:p>Dividas extras</text:p>
          </table:table-cell>
          <table:covered-table-cell table:style-name="ce2"/>
          <table:table-cell/>
          <table:table-cell table:style-name="ce6" office:value-type="string" calcext:value-type="string" table:number-columns-spanned="3" table:number-rows-spanned="1">
            <text:p>cartão dividas (terceiros)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 calcext:value-type="string">
            <text:p>Pro-labore</text:p>
          </table:table-cell>
          <table:table-cell table:style-name="ce48" office:value-type="currency" office:currency="BRL" office:value="979" calcext:value-type="currency">
            <text:p>R$ 979.00</text:p>
          </table:table-cell>
          <table:table-cell table:style-name="ce103" office:value-type="float" office:value="5" calcext:value-type="float">
            <text:p>5</text:p>
          </table:table-cell>
          <table:table-cell/>
          <table:table-cell table:style-name="ce106"/>
          <table:table-cell table:style-name="ce108"/>
          <table:table-cell table:number-columns-repeated="2"/>
          <table:table-cell table:style-name="ce2"/>
          <table:table-cell table:style-name="ce48"/>
          <table:table-cell/>
          <table:table-cell table:style-name="ce43" office:value-type="string" calcext:value-type="string">
            <text:p>mês</text:p>
          </table:table-cell>
          <table:table-cell table:style-name="ce43" office:value-type="string" calcext:value-type="string">
            <text:p>Valor</text:p>
          </table:table-cell>
          <table:table-cell/>
          <table:table-cell table:style-name="ce38" office:value-type="string" calcext:value-type="string">
            <text:p>Descrição</text:p>
          </table:table-cell>
          <table:table-cell table:style-name="ce38" office:value-type="string" calcext:value-type="string">
            <text:p>valor</text:p>
          </table:table-cell>
          <table:table-cell/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Resp.</text:p>
          </table:table-cell>
          <table:table-cell table:style-name="ce43" office:value-type="string" calcext:value-type="string">
            <text:p>Valor</text:p>
          </table:table-cell>
        </table:table-row>
        <table:table-row table:style-name="ro1">
          <table:table-cell table:style-name="ce2" office:value-type="string" calcext:value-type="string">
            <text:p>Div. Lucro</text:p>
          </table:table-cell>
          <table:table-cell table:style-name="ce48" office:value-type="currency" office:currency="BRL" office:value="4450" calcext:value-type="currency">
            <text:p>R$ 4,450.00</text:p>
          </table:table-cell>
          <table:table-cell table:style-name="ce103" office:value-type="float" office:value="15" calcext:value-type="float">
            <text:p>15</text:p>
          </table:table-cell>
          <table:table-cell/>
          <table:table-cell table:style-name="ce107" office:value-type="string" calcext:value-type="string">
            <text:p>Aluguel</text:p>
          </table:table-cell>
          <table:table-cell table:style-name="ce108" office:value-type="currency" office:currency="BRL" office:value="350" calcext:value-type="currency">
            <text:p>R$ 350.00</text:p>
          </table:table-cell>
          <table:table-cell table:number-columns-repeated="2"/>
          <table:table-cell table:style-name="ce48" table:number-columns-repeated="2"/>
          <table:table-cell/>
          <table:table-cell table:style-name="ce112" office:value-type="string" calcext:value-type="string">
            <text:p>01/2021</text:p>
          </table:table-cell>
          <table:table-cell table:style-name="ce110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Cap Violão (nubank)</text:p>
          </table:table-cell>
          <table:table-cell table:style-name="ce111" office:value-type="currency" office:currency="BRL" office:value="51" calcext:value-type="currency">
            <text:p>R$ 51.00</text:p>
          </table:table-cell>
          <table:table-cell/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208" calcext:value-type="currency">
            <text:p>R$ 208.00</text:p>
          </table:table-cell>
        </table:table-row>
        <table:table-row table:style-name="ro1">
          <table:table-cell table:style-name="ce2"/>
          <table:table-cell table:style-name="ce48"/>
          <table:table-cell table:number-columns-repeated="2"/>
          <table:table-cell table:style-name="ce107" office:value-type="string" calcext:value-type="string">
            <text:p>Água</text:p>
          </table:table-cell>
          <table:table-cell table:style-name="ce108" office:value-type="currency" office:currency="BRL" office:value="70" calcext:value-type="currency">
            <text:p>R$ 70.00</text:p>
          </table:table-cell>
          <table:table-cell/>
          <table:table-cell office:value-type="string" calcext:value-type="string">
            <text:p>Dízimo</text:p>
          </table:table-cell>
          <table:table-cell table:style-name="ce48" table:formula="of:=[.B15]" office:value-type="currency" office:currency="BRL" office:value="647.9" calcext:value-type="currency">
            <text:p>R$ 647.90</text:p>
          </table:table-cell>
          <table:table-cell table:style-name="ce48"/>
          <table:table-cell/>
          <table:table-cell table:style-name="ce2" office:value-type="string" calcext:value-type="string">
            <text:p>02/2021</text:p>
          </table:table-cell>
          <table:table-cell table:style-name="ce110" office:value-type="currency" office:currency="BRL" office:value="2346" calcext:value-type="currency">
            <text:p>R$ 2,346.00</text:p>
          </table:table-cell>
          <table:table-cell/>
          <table:table-cell table:style-name="ce2" office:value-type="string" calcext:value-type="string">
            <text:p>Tenis (nubank)</text:p>
          </table:table-cell>
          <table:table-cell table:style-name="ce111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Maquin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47" calcext:value-type="currency">
            <text:p>R$ 47.00</text:p>
          </table:table-cell>
        </table:table-row>
        <table:table-row table:style-name="ro3">
          <table:table-cell table:style-name="ce41" office:value-type="string" calcext:value-type="string">
            <text:p>Total</text:p>
          </table:table-cell>
          <table:table-cell table:style-name="ce49" table:formula="of:=[.B2]+[.B3]" office:value-type="currency" office:currency="BRL" office:value="5429" calcext:value-type="currency">
            <text:p>R$ 5,429.00</text:p>
          </table:table-cell>
          <table:table-cell table:number-columns-repeated="2"/>
          <table:table-cell table:style-name="ce107" office:value-type="string" calcext:value-type="string">
            <text:p>Internet</text:p>
          </table:table-cell>
          <table:table-cell table:style-name="ce108" office:value-type="currency" office:currency="BRL" office:value="150" calcext:value-type="currency">
            <text:p>R$ 150.00</text:p>
          </table:table-cell>
          <table:table-cell/>
          <table:table-cell office:value-type="string" calcext:value-type="string">
            <text:p>Cartão</text:p>
          </table:table-cell>
          <table:table-cell table:style-name="ce48" table:formula="of:=[.M19]" office:value-type="currency" office:currency="BRL" office:value="3527" calcext:value-type="currency">
            <text:p>R$ 3,527.00</text:p>
          </table:table-cell>
          <table:table-cell table:style-name="ce48"/>
          <table:table-cell/>
          <table:table-cell table:style-name="ce112" office:value-type="string" calcext:value-type="string">
            <text:p>03/2021</text:p>
          </table:table-cell>
          <table:table-cell table:style-name="ce110" office:value-type="currency" office:currency="BRL" office:value="3860" calcext:value-type="currency">
            <text:p>R$ 3,860.00</text:p>
          </table:table-cell>
          <table:table-cell/>
          <table:table-cell table:style-name="ce2" office:value-type="string" calcext:value-type="string">
            <text:p>Hotel</text:p>
          </table:table-cell>
          <table:table-cell table:style-name="ce111" office:value-type="currency" office:currency="BRL" office:value="160" calcext:value-type="currency">
            <text:p>R$ 160.00</text:p>
          </table:table-cell>
          <table:table-cell/>
          <table:table-cell table:style-name="ce2" office:value-type="string" calcext:value-type="string">
            <text:p>Maquin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43" calcext:value-type="currency">
            <text:p>R$ 43.00</text:p>
          </table:table-cell>
        </table:table-row>
        <table:table-row table:style-name="ro1">
          <table:table-cell/>
          <table:table-cell table:style-name="ce50"/>
          <table:table-cell table:number-columns-repeated="2"/>
          <table:table-cell table:style-name="ce107" office:value-type="string" calcext:value-type="string">
            <text:p>Luz</text:p>
          </table:table-cell>
          <table:table-cell table:style-name="ce108" office:value-type="currency" office:currency="BRL" office:value="200" calcext:value-type="currency">
            <text:p>R$ 200.00</text:p>
          </table:table-cell>
          <table:table-cell/>
          <table:table-cell office:value-type="string" calcext:value-type="string">
            <text:p>Previdencia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250" calcext:value-type="currency">
            <text:p>R$ 250.00</text:p>
          </table:table-cell>
          <table:table-cell/>
          <table:table-cell table:style-name="ce2" office:value-type="string" calcext:value-type="string">
            <text:p>04/2021</text:p>
          </table:table-cell>
          <table:table-cell table:style-name="ce113" office:value-type="currency" office:currency="BRL" office:value="508" calcext:value-type="currency">
            <text:p>R$ 508.00</text:p>
          </table:table-cell>
          <table:table-cell/>
          <table:table-cell table:style-name="ce2"/>
          <table:table-cell table:style-name="ce111"/>
          <table:table-cell/>
          <table:table-cell table:style-name="ce2" office:value-type="string" calcext:value-type="string">
            <text:p>Farmaci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35" calcext:value-type="currency">
            <text:p>R$ 35.00</text:p>
          </table:table-cell>
        </table:table-row>
        <table:table-row table:style-name="ro1">
          <table:table-cell table:style-name="ce42" office:value-type="string" calcext:value-type="string">
            <text:p>benefits</text:p>
          </table:table-cell>
          <table:table-cell table:style-name="ce51" office:value-type="currency" office:currency="BRL" office:value="1050" calcext:value-type="currency">
            <text:p>R$ 1,050.00</text:p>
          </table:table-cell>
          <table:table-cell table:number-columns-repeated="2"/>
          <table:table-cell table:style-name="ce107" office:value-type="string" calcext:value-type="string">
            <text:p>emprestimo</text:p>
          </table:table-cell>
          <table:table-cell table:style-name="ce108" office:value-type="currency" office:currency="BRL" office:value="120" calcext:value-type="currency">
            <text:p>R$ 120.00</text:p>
          </table:table-cell>
          <table:table-cell/>
          <table:table-cell office:value-type="string" calcext:value-type="string">
            <text:p>Acum. 13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50" calcext:value-type="currency">
            <text:p>R$ 150.00</text:p>
          </table:table-cell>
          <table:table-cell/>
          <table:table-cell table:style-name="ce112" office:value-type="string" calcext:value-type="string">
            <text:p>05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2"/>
          <table:table-cell table:style-name="ce111"/>
          <table:table-cell/>
          <table:table-cell table:style-name="ce2" table:number-columns-repeated="2"/>
          <table:table-cell table:style-name="ce48"/>
        </table:table-row>
        <table:table-row table:style-name="ro1">
          <table:table-cell table:number-columns-repeated="4"/>
          <table:table-cell table:style-name="ce107" office:value-type="string" calcext:value-type="string">
            <text:p>Celular</text:p>
          </table:table-cell>
          <table:table-cell table:style-name="ce108" office:value-type="currency" office:currency="BRL" office:value="35" calcext:value-type="currency">
            <text:p>R$ 35.00</text:p>
          </table:table-cell>
          <table:table-cell/>
          <table:table-cell office:value-type="string" calcext:value-type="string">
            <text:p>Terreno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675" calcext:value-type="currency">
            <text:p>R$ 675.00</text:p>
          </table:table-cell>
          <table:table-cell/>
          <table:table-cell table:style-name="ce2" office:value-type="string" calcext:value-type="string">
            <text:p>06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43" office:value-type="string" calcext:value-type="string">
            <text:p>Total</text:p>
          </table:table-cell>
          <table:table-cell table:style-name="ce110" table:formula="of:=SUM([.P3:.P7])" office:value-type="currency" office:currency="BRL" office:value="211" calcext:value-type="currency">
            <text:p>R$ 211.00</text:p>
          </table:table-cell>
          <table:table-cell/>
          <table:table-cell table:style-name="ce2" table:number-columns-repeated="2"/>
          <table:table-cell table:style-name="ce48"/>
        </table:table-row>
        <table:table-row table:style-name="ro3">
          <table:table-cell table:style-name="ce43" office:value-type="string" calcext:value-type="string">
            <text:p>Total recebido</text:p>
          </table:table-cell>
          <table:table-cell table:style-name="ce72" table:formula="of:=[.B5]+[.B7]" office:value-type="currency" office:currency="BRL" office:value="6479" calcext:value-type="currency">
            <text:p>R$ 6,479.00</text:p>
          </table:table-cell>
          <table:table-cell table:number-columns-repeated="2"/>
          <table:table-cell table:style-name="ce107"/>
          <table:table-cell table:style-name="ce108"/>
          <table:table-cell/>
          <table:table-cell office:value-type="string" calcext:value-type="string">
            <text:p>Condominio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220" calcext:value-type="currency">
            <text:p>R$ 220.00</text:p>
          </table:table-cell>
          <table:table-cell/>
          <table:table-cell table:style-name="ce112" office:value-type="string" calcext:value-type="string">
            <text:p>07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table:number-columns-repeated="2"/>
          <table:table-cell table:style-name="ce48"/>
        </table:table-row>
        <table:table-row table:style-name="ro1">
          <table:table-cell table:number-columns-repeated="4"/>
          <table:table-cell table:style-name="ce43" office:value-type="string" calcext:value-type="string">
            <text:p>Total</text:p>
          </table:table-cell>
          <table:table-cell table:style-name="ce110" table:formula="of:=SUM([.F2:.F9])" office:value-type="currency" office:currency="BRL" office:value="925" calcext:value-type="currency">
            <text:p>R$ 925.00</text:p>
          </table:table-cell>
          <table:table-cell/>
          <table:table-cell office:value-type="string" calcext:value-type="string">
            <text:p>Emprestimo Alfa</text:p>
          </table:table-cell>
          <table:table-cell table:number-columns-repeated="2" table:style-name="ce48" office:value-type="currency" office:currency="BRL" office:value="215" calcext:value-type="currency">
            <text:p>R$ 215.00</text:p>
          </table:table-cell>
          <table:table-cell/>
          <table:table-cell table:style-name="ce2" office:value-type="string" calcext:value-type="string">
            <text:p>08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T3:.T9])" office:value-type="currency" office:currency="BRL" office:value="333" calcext:value-type="currency">
            <text:p>R$ 333.00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text:p>Sobra</text:p>
          </table:table-cell>
          <table:table-cell table:style-name="ce110" table:formula="of:=([.B2]-[.F10])+[.F13]" office:value-type="currency" office:currency="BRL" office:value="-130.2" calcext:value-type="currency">
            <text:p>-R$ 130.20</text:p>
          </table:table-cell>
          <table:table-cell/>
          <table:table-cell office:value-type="string" calcext:value-type="string">
            <text:p>Advogado</text:p>
          </table:table-cell>
          <table:table-cell table:style-name="ce48" office:value-type="currency" office:currency="BRL" office:value="250" calcext:value-type="currency">
            <text:p>R$ 250.00</text:p>
          </table:table-cell>
          <table:table-cell table:style-name="ce48"/>
          <table:table-cell/>
          <table:table-cell table:style-name="ce112" office:value-type="string" calcext:value-type="string">
            <text:p>09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Ingles</text:p>
          </table:table-cell>
          <table:table-cell table:number-columns-repeated="2" table:style-name="ce48" office:value-type="currency" office:currency="BRL" office:value="120" calcext:value-type="currency">
            <text:p>R$ 120.00</text:p>
          </table:table-cell>
          <table:table-cell/>
          <table:table-cell table:style-name="ce2" office:value-type="string" calcext:value-type="string">
            <text:p>10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06" office:value-type="string" calcext:value-type="string">
            <text:p>saldo conta</text:p>
          </table:table-cell>
          <table:table-cell table:style-name="ce108" office:value-type="currency" office:currency="BRL" office:value="-184.2" calcext:value-type="currency">
            <text:p>-R$ 184.20</text:p>
          </table:table-cell>
          <table:table-cell/>
          <table:table-cell office:value-type="string" calcext:value-type="string">
            <text:p>Ingles Lucas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20" calcext:value-type="currency">
            <text:p>R$ 120.00</text:p>
          </table:table-cell>
          <table:table-cell/>
          <table:table-cell table:style-name="ce2" office:value-type="string" calcext:value-type="string">
            <text:p>11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eguro carro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230" calcext:value-type="currency">
            <text:p>R$ 230.00</text:p>
          </table:table-cell>
          <table:table-cell/>
          <table:table-cell table:style-name="ce2" office:value-type="string" calcext:value-type="string">
            <text:p>12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álculo dízimo</text:p>
          </table:table-cell>
          <table:table-cell table:style-name="ce88" table:formula="of:=[.B9]/100*10" office:value-type="currency" office:currency="BRL" office:value="647.9" calcext:value-type="currency">
            <text:p>R$ 647.90</text:p>
          </table:table-cell>
          <table:table-cell table:number-columns-repeated="5"/>
          <table:table-cell office:value-type="string" calcext:value-type="string">
            <text:p>Manut. Conta</text:p>
          </table:table-cell>
          <table:table-cell table:style-name="ce48" office:value-type="currency" office:currency="BRL" office:value="44" calcext:value-type="currency">
            <text:p>R$ 44.00</text:p>
          </table:table-cell>
          <table:table-cell table:style-name="ce48"/>
          <table:table-cell table:number-columns-repeated="2"/>
          <table:table-cell table:style-name="ce116"/>
          <table:table-cell table:number-columns-repeated="7"/>
        </table:table-row>
        <table:table-row table:style-name="ro1">
          <table:table-cell/>
          <table:table-cell table:style-name="ce88"/>
          <table:table-cell table:number-columns-repeated="5"/>
          <table:table-cell office:value-type="string" calcext:value-type="string">
            <text:p>plano Valen</text:p>
          </table:table-cell>
          <table:table-cell table:style-name="ce48" office:value-type="currency" office:currency="BRL" office:value="90" calcext:value-type="currency">
            <text:p>R$ 90.00</text:p>
          </table:table-cell>
          <table:table-cell table:style-name="ce48"/>
          <table:table-cell table:number-columns-repeated="10"/>
        </table:table-row>
        <table:table-row table:style-name="ro4">
          <table:table-cell/>
          <table:table-cell table:style-name="ce88"/>
          <table:table-cell table:number-columns-repeated="5"/>
          <table:table-cell office:value-type="string" calcext:value-type="string">
            <text:p>Cadeiras</text:p>
          </table:table-cell>
          <table:table-cell table:style-name="ce48" office:value-type="currency" office:currency="BRL" office:value="50" calcext:value-type="currency">
            <text:p>R$ 50.00</text:p>
          </table:table-cell>
          <table:table-cell table:style-name="ce48"/>
          <table:table-cell/>
          <table:table-cell table:style-name="ce2" office:value-type="string" calcext:value-type="string">
            <text:p>Total cartão</text:p>
          </table:table-cell>
          <table:table-cell table:style-name="ce111" table:formula="of:=[.M5]" office:value-type="currency" office:currency="BRL" office:value="3860" calcext:value-type="currency">
            <text:p>R$ 3,860.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mprestimo Itau</text:p>
          </table:table-cell>
          <table:table-cell table:style-name="ce48" office:value-type="currency" office:currency="BRL" office:value="203" calcext:value-type="currency">
            <text:p>R$ 203.00</text:p>
          </table:table-cell>
          <table:table-cell table:style-name="ce48"/>
          <table:table-cell/>
          <table:table-cell table:style-name="ce2" office:value-type="string" calcext:value-type="string">
            <text:p>Total dividas(terceiros)</text:p>
          </table:table-cell>
          <table:table-cell table:style-name="ce111" table:formula="of:=[.T10]" office:value-type="currency" office:currency="BRL" office:value="333" calcext:value-type="currency">
            <text:p>R$ 333.0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ce2" office:value-type="string" calcext:value-type="string">
            <text:p>Total geral</text:p>
          </table:table-cell>
          <table:table-cell table:style-name="ce111" table:formula="of:=[.M17]-[.M18]" office:value-type="currency" office:currency="BRL" office:value="3527" calcext:value-type="currency">
            <text:p>R$ 3,527.0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Contas Paty</text:p>
          </table:table-cell>
          <table:covered-table-cell table:style-name="ce2"/>
          <table:table-cell table:number-columns-repeated="5"/>
          <table:table-cell table:style-name="Default"/>
          <table:table-cell table:number-columns-repeated="9"/>
          <table:table-cell table:style-name="ce88"/>
          <table:table-cell table:number-columns-repeated="2"/>
        </table:table-row>
        <table:table-row table:style-name="ro1">
          <table:table-cell table:style-name="ce2" office:value-type="string" calcext:value-type="string">
            <text:p>Luz(50%)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Água(50%)</text:p>
          </table:table-cell>
          <table:table-cell table:style-name="ce48" office:value-type="currency" office:currency="BRL" office:value="35" calcext:value-type="currency">
            <text:p>R$ 35.00</text:p>
          </table:table-cell>
          <table:table-cell table:number-columns-repeated="5"/>
          <table:table-cell office:value-type="string" calcext:value-type="string">
            <text:p>Outras entradas</text:p>
          </table:table-cell>
          <table:table-cell table:style-name="ce111" table:formula="of:=[.B26]+[.C39]" office:value-type="currency" office:currency="BRL" office:value="1009" calcext:value-type="currency">
            <text:p>R$ 1,009.00</text:p>
          </table:table-cell>
          <table:table-cell table:number-columns-repeated="5"/>
          <table:table-cell table:style-name="ce6" office:value-type="string" calcext:value-type="string" table:number-columns-spanned="4" table:number-rows-spanned="1">
            <text:p>Pagamentos em boleto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Internet(50%)</text:p>
          </table:table-cell>
          <table:table-cell table:style-name="ce48" office:value-type="currency" office:currency="BRL" office:value="70" calcext:value-type="currency">
            <text:p>R$ 70.00</text:p>
          </table:table-cell>
          <table:table-cell table:number-columns-repeated="5"/>
          <table:table-cell table:style-name="Default"/>
          <table:table-cell table:number-columns-repeated="6"/>
          <table:table-cell table:style-name="ce2" office:value-type="string" calcext:value-type="string">
            <text:p>Descrição</text:p>
          </table:table-cell>
          <table:table-cell table:style-name="ce103" office:value-type="string" calcext:value-type="string">
            <text:p>Valor</text:p>
          </table:table-cell>
          <table:table-cell table:style-name="ce117" office:value-type="string" calcext:value-type="string" table:number-columns-spanned="2" table:number-rows-spanned="1">
            <text:p>Status</text:p>
          </table:table-cell>
          <table:covered-table-cell table:style-name="ce2"/>
          <table:table-cell table:number-columns-repeated="2"/>
        </table:table-row>
        <table:table-row table:style-name="ro3">
          <table:table-cell table:style-name="ce2" office:value-type="string" calcext:value-type="string">
            <text:p>mercado(aux)</text:p>
          </table:table-cell>
          <table:table-cell table:style-name="ce48" office:value-type="currency" office:currency="BRL" office:value="150" calcext:value-type="currency">
            <text:p>R$ 150.00</text:p>
          </table:table-cell>
          <table:table-cell table:number-columns-repeated="5"/>
          <table:table-cell table:style-name="ce43" office:value-type="string" calcext:value-type="string">
            <text:p>Total</text:p>
          </table:table-cell>
          <table:table-cell table:style-name="ce110" table:formula="of:=(SUM([.I3:.I18])+[.P8])-[.I23]" office:value-type="currency" office:currency="BRL" office:value="4348.9" calcext:value-type="currency">
            <text:p>R$ 4,348.90</text:p>
          </table:table-cell>
          <table:table-cell table:number-columns-repeated="5"/>
          <table:table-cell table:style-name="ce2" office:value-type="string" calcext:value-type="string">
            <text:p>Inglês</text:p>
          </table:table-cell>
          <table:table-cell table:style-name="ce115" office:value-type="currency" office:currency="BRL" office:value="130" calcext:value-type="currency">
            <text:p>R$ 130.00</text:p>
          </table:table-cell>
          <table:table-cell table:style-name="ce118" office:value-type="string" calcext:value-type="string" table:number-columns-spanned="2" table:number-rows-spanned="1">
            <text:p>ok</text:p>
          </table:table-cell>
          <table:covered-table-cell table:style-name="ce119"/>
          <table:table-cell table:number-columns-repeated="2"/>
        </table:table-row>
        <table:table-row table:style-name="ro3">
          <table:table-cell table:style-name="ce43" office:value-type="string" calcext:value-type="string">
            <text:p>Total</text:p>
          </table:table-cell>
          <table:table-cell table:style-name="ce102" table:formula="of:=SUM([.B22:.B25])" office:value-type="currency" office:currency="BRL" office:value="355" calcext:value-type="currency">
            <text:p>R$ 355.00</text:p>
          </table:table-cell>
          <table:table-cell table:number-columns-repeated="5"/>
          <table:table-cell table:style-name="ce43" office:value-type="string" calcext:value-type="string">
            <text:p>Sobra</text:p>
          </table:table-cell>
          <table:table-cell table:style-name="ce110" table:formula="of:=([.B3]-[.I25])+[.F13]" office:value-type="currency" office:currency="BRL" office:value="-83.0999999999996" calcext:value-type="currency">
            <text:p>-R$ 83.10</text:p>
          </table:table-cell>
          <table:table-cell table:number-columns-repeated="5"/>
          <table:table-cell table:style-name="ce2" office:value-type="string" calcext:value-type="string">
            <text:p>Alfa (Empréstimo)</text:p>
          </table:table-cell>
          <table:table-cell table:style-name="ce115" office:value-type="currency" office:currency="BRL" office:value="215" calcext:value-type="currency">
            <text:p>R$ 215.00</text:p>
          </table:table-cell>
          <table:table-cell table:style-name="ce118" office:value-type="string" calcext:value-type="string" table:number-columns-spanned="2" table:number-rows-spanned="1">
            <text:p>ok</text:p>
          </table:table-cell>
          <table:covered-table-cell table:style-name="ce119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6"/>
          <table:table-cell table:style-name="ce2" office:value-type="string" calcext:value-type="string">
            <text:p>Empréstimo (Lauro)</text:p>
          </table:table-cell>
          <table:table-cell table:style-name="ce115" office:value-type="currency" office:currency="BRL" office:value="120" calcext:value-type="currency">
            <text:p>R$ 120.00</text:p>
          </table:table-cell>
          <table:table-cell table:style-name="ce118" office:value-type="string" calcext:value-type="string" table:number-columns-spanned="2" table:number-rows-spanned="1">
            <text:p>ok</text:p>
          </table:table-cell>
          <table:covered-table-cell table:style-name="ce119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6"/>
          <table:table-cell table:style-name="ce2" office:value-type="string" calcext:value-type="string">
            <text:p>Internet</text:p>
          </table:table-cell>
          <table:table-cell table:style-name="ce115" office:value-type="currency" office:currency="BRL" office:value="150" calcext:value-type="currency">
            <text:p>R$ 150.00</text:p>
          </table:table-cell>
          <table:table-cell table:style-name="ce118" office:value-type="string" calcext:value-type="string" table:number-columns-spanned="2" table:number-rows-spanned="1">
            <text:p>ok</text:p>
          </table:table-cell>
          <table:covered-table-cell table:style-name="ce119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6"/>
          <table:table-cell table:style-name="ce2" office:value-type="string" calcext:value-type="string">
            <text:p>Havan</text:p>
          </table:table-cell>
          <table:table-cell table:style-name="ce115" office:value-type="currency" office:currency="BRL" office:value="185" calcext:value-type="currency">
            <text:p>R$ 185.00</text:p>
          </table:table-cell>
          <table:table-cell table:style-name="ce118" office:value-type="string" calcext:value-type="string" table:number-columns-spanned="2" table:number-rows-spanned="1">
            <text:p>ok</text:p>
          </table:table-cell>
          <table:covered-table-cell table:style-name="ce119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Outras entradas (pag. Em cartão – próx. Mês)</text:p>
          </table:table-cell>
          <table:covered-table-cell table:style-name="ce2"/>
          <table:covered-table-cell/>
          <table:table-cell table:number-columns-repeated="4"/>
          <table:table-cell table:style-name="Default"/>
          <table:table-cell table:number-columns-repeated="6"/>
          <table:table-cell table:style-name="ce2" office:value-type="string" calcext:value-type="string">
            <text:p>Advogado</text:p>
          </table:table-cell>
          <table:table-cell table:style-name="ce115" office:value-type="currency" office:currency="BRL" office:value="250" calcext:value-type="currency">
            <text:p>R$ 250.00</text:p>
          </table:table-cell>
          <table:table-cell table:style-name="ce118" office:value-type="string" calcext:value-type="string" table:number-columns-spanned="2" table:number-rows-spanned="1">
            <text:p>ok</text:p>
          </table:table-cell>
          <table:covered-table-cell table:style-name="ce119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Pagamento em cartão – Internet</text:p>
          </table:table-cell>
          <table:covered-table-cell table:style-name="ce2"/>
          <table:table-cell table:style-name="ce48" office:value-type="currency" office:currency="BRL" office:value="150" calcext:value-type="currency">
            <text:p>R$ 150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Pagamento em cartão – Inglês</text:p>
          </table:table-cell>
          <table:covered-table-cell table:style-name="ce2"/>
          <table:table-cell table:style-name="ce48" office:value-type="currency" office:currency="BRL" office:value="120" calcext:value-type="currency">
            <text:p>R$ 120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Pagamento em cartão – Alfa</text:p>
          </table:table-cell>
          <table:covered-table-cell table:style-name="ce2"/>
          <table:table-cell table:style-name="ce48" office:value-type="currency" office:currency="BRL" office:value="215" calcext:value-type="currency">
            <text:p>R$ 215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havan</text:p>
          </table:table-cell>
          <table:covered-table-cell table:style-name="ce2"/>
          <table:table-cell table:style-name="ce48" office:value-type="currency" office:currency="BRL" office:value="169" calcext:value-type="currency">
            <text:p>R$ 169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C31:.C38])" office:value-type="currency" office:currency="BRL" office:value="654" calcext:value-type="currency">
            <text:p>R$ 654.00</text:p>
          </table:table-cell>
          <table:table-cell table:number-columns-repeated="4"/>
          <table:table-cell table:style-name="Default"/>
          <table:table-cell table:number-columns-repeated="12"/>
        </table:table-row>
      </table:table>
      <table:table table:name="abril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8" table:default-cell-style-name="ce2"/>
        <table:table-column table:style-name="co6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Dia de pagto.</text:p>
          </table:table-cell>
          <table:table-cell/>
          <table:table-cell table:style-name="ce105" office:value-type="string" calcext:value-type="string" table:number-columns-spanned="2" table:number-rows-spanned="1">
            <text:p>Dívidas para o pro-labore</text:p>
          </table:table-cell>
          <table:covered-table-cell table:style-name="ce107"/>
          <table:table-cell/>
          <table:table-cell table:style-name="ce47" office:value-type="string" calcext:value-type="string" table:number-columns-spanned="2" table:number-rows-spanned="1">
            <text:p>Dívidas para Dv. De lucro</text:p>
          </table:table-cell>
          <table:covered-table-cell table:style-name="ce2"/>
          <table:table-cell table:style-name="ce103" office:value-type="string" calcext:value-type="string">
            <text:p>Valor ref</text:p>
          </table:table-cell>
          <table:table-cell/>
          <table:table-cell table:style-name="ce47" office:value-type="string" calcext:value-type="string" table:number-columns-spanned="2" table:number-rows-spanned="1">
            <text:p>Cartão de crédito</text:p>
          </table:table-cell>
          <table:covered-table-cell table:style-name="ce2"/>
          <table:table-cell/>
          <table:table-cell table:style-name="ce47" office:value-type="string" calcext:value-type="string" table:number-columns-spanned="2" table:number-rows-spanned="1">
            <text:p>Dividas extras (nubank)</text:p>
          </table:table-cell>
          <table:covered-table-cell table:style-name="ce2"/>
          <table:table-cell/>
          <table:table-cell table:style-name="ce6" office:value-type="string" calcext:value-type="string" table:number-columns-spanned="3" table:number-rows-spanned="1">
            <text:p>cartão dividas (terceiros)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 calcext:value-type="string">
            <text:p>Pro-labore</text:p>
          </table:table-cell>
          <table:table-cell table:style-name="ce48" office:value-type="currency" office:currency="BRL" office:value="979" calcext:value-type="currency">
            <text:p>R$ 979.00</text:p>
          </table:table-cell>
          <table:table-cell table:style-name="ce103" office:value-type="float" office:value="5" calcext:value-type="float">
            <text:p>5</text:p>
          </table:table-cell>
          <table:table-cell/>
          <table:table-cell table:style-name="ce106"/>
          <table:table-cell table:style-name="ce108"/>
          <table:table-cell table:number-columns-repeated="2"/>
          <table:table-cell table:style-name="ce2"/>
          <table:table-cell table:style-name="ce48"/>
          <table:table-cell/>
          <table:table-cell table:style-name="ce43" office:value-type="string" calcext:value-type="string">
            <text:p>mês</text:p>
          </table:table-cell>
          <table:table-cell table:style-name="ce43" office:value-type="string" calcext:value-type="string">
            <text:p>Valor</text:p>
          </table:table-cell>
          <table:table-cell/>
          <table:table-cell table:style-name="ce38" office:value-type="string" calcext:value-type="string">
            <text:p>Descrição</text:p>
          </table:table-cell>
          <table:table-cell table:style-name="ce38" office:value-type="string" calcext:value-type="string">
            <text:p>valor</text:p>
          </table:table-cell>
          <table:table-cell/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Resp.</text:p>
          </table:table-cell>
          <table:table-cell table:style-name="ce43" office:value-type="string" calcext:value-type="string">
            <text:p>Valor</text:p>
          </table:table-cell>
        </table:table-row>
        <table:table-row table:style-name="ro1">
          <table:table-cell table:style-name="ce2" office:value-type="string" calcext:value-type="string">
            <text:p>Div. Lucro</text:p>
          </table:table-cell>
          <table:table-cell table:style-name="ce48" office:value-type="currency" office:currency="BRL" office:value="4450" calcext:value-type="currency">
            <text:p>R$ 4,450.00</text:p>
          </table:table-cell>
          <table:table-cell table:style-name="ce103" office:value-type="float" office:value="15" calcext:value-type="float">
            <text:p>15</text:p>
          </table:table-cell>
          <table:table-cell/>
          <table:table-cell table:style-name="ce107" office:value-type="string" calcext:value-type="string">
            <text:p>Aluguel</text:p>
          </table:table-cell>
          <table:table-cell table:style-name="ce108" office:value-type="currency" office:currency="BRL" office:value="350" calcext:value-type="currency">
            <text:p>R$ 350.00</text:p>
          </table:table-cell>
          <table:table-cell table:number-columns-repeated="2"/>
          <table:table-cell table:style-name="ce48" table:number-columns-repeated="2"/>
          <table:table-cell/>
          <table:table-cell table:style-name="ce112" office:value-type="string" calcext:value-type="string">
            <text:p>01/2021</text:p>
          </table:table-cell>
          <table:table-cell table:style-name="ce110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Cap Violão (nubank)</text:p>
          </table:table-cell>
          <table:table-cell table:style-name="ce111" office:value-type="currency" office:currency="BRL" office:value="51" calcext:value-type="currency">
            <text:p>R$ 51.00</text:p>
          </table:table-cell>
          <table:table-cell/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208" calcext:value-type="currency">
            <text:p>R$ 208.00</text:p>
          </table:table-cell>
        </table:table-row>
        <table:table-row table:style-name="ro1">
          <table:table-cell table:style-name="ce2"/>
          <table:table-cell table:style-name="ce48"/>
          <table:table-cell table:number-columns-repeated="2"/>
          <table:table-cell table:style-name="ce107" office:value-type="string" calcext:value-type="string">
            <text:p>Água</text:p>
          </table:table-cell>
          <table:table-cell table:style-name="ce108" office:value-type="currency" office:currency="BRL" office:value="70" calcext:value-type="currency">
            <text:p>R$ 70.00</text:p>
          </table:table-cell>
          <table:table-cell/>
          <table:table-cell office:value-type="string" calcext:value-type="string">
            <text:p>Dízimo</text:p>
          </table:table-cell>
          <table:table-cell table:style-name="ce48" table:formula="of:=[.B15]" office:value-type="currency" office:currency="BRL" office:value="647.9" calcext:value-type="currency">
            <text:p>R$ 647.90</text:p>
          </table:table-cell>
          <table:table-cell table:style-name="ce48"/>
          <table:table-cell/>
          <table:table-cell table:style-name="ce2" office:value-type="string" calcext:value-type="string">
            <text:p>02/2021</text:p>
          </table:table-cell>
          <table:table-cell table:style-name="ce110" office:value-type="currency" office:currency="BRL" office:value="2346" calcext:value-type="currency">
            <text:p>R$ 2,346.00</text:p>
          </table:table-cell>
          <table:table-cell/>
          <table:table-cell table:style-name="ce2" office:value-type="string" calcext:value-type="string">
            <text:p>Tenis (nubank)</text:p>
          </table:table-cell>
          <table:table-cell table:style-name="ce111" office:value-type="currency" office:currency="BRL" office:value="45" calcext:value-type="currency">
            <text:p>R$ 45.00</text:p>
          </table:table-cell>
          <table:table-cell/>
          <table:table-cell table:style-name="ce2" office:value-type="string" calcext:value-type="string">
            <text:p>Maquin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47" calcext:value-type="currency">
            <text:p>R$ 47.00</text:p>
          </table:table-cell>
        </table:table-row>
        <table:table-row table:style-name="ro3">
          <table:table-cell table:style-name="ce41" office:value-type="string" calcext:value-type="string">
            <text:p>Total</text:p>
          </table:table-cell>
          <table:table-cell table:style-name="ce49" table:formula="of:=[.B2]+[.B3]" office:value-type="currency" office:currency="BRL" office:value="5429" calcext:value-type="currency">
            <text:p>R$ 5,429.00</text:p>
          </table:table-cell>
          <table:table-cell table:number-columns-repeated="2"/>
          <table:table-cell table:style-name="ce107" office:value-type="string" calcext:value-type="string">
            <text:p>Internet</text:p>
          </table:table-cell>
          <table:table-cell table:style-name="ce108" office:value-type="currency" office:currency="BRL" office:value="150" calcext:value-type="currency">
            <text:p>R$ 150.00</text:p>
          </table:table-cell>
          <table:table-cell/>
          <table:table-cell office:value-type="string" calcext:value-type="string">
            <text:p>Cartão</text:p>
          </table:table-cell>
          <table:table-cell table:style-name="ce48" table:formula="of:=[.M19]" office:value-type="currency" office:currency="BRL" office:value="2785.59" calcext:value-type="currency">
            <text:p>R$ 2,785.59</text:p>
          </table:table-cell>
          <table:table-cell table:style-name="ce48"/>
          <table:table-cell/>
          <table:table-cell table:style-name="ce112" office:value-type="string" calcext:value-type="string">
            <text:p>03/2021</text:p>
          </table:table-cell>
          <table:table-cell table:style-name="ce110" office:value-type="currency" office:currency="BRL" office:value="3860" calcext:value-type="currency">
            <text:p>R$ 3,860.00</text:p>
          </table:table-cell>
          <table:table-cell/>
          <table:table-cell table:style-name="ce2" office:value-type="string" calcext:value-type="string">
            <text:p>Cozinha</text:p>
          </table:table-cell>
          <table:table-cell table:style-name="ce111" office:value-type="currency" office:currency="BRL" office:value="245" calcext:value-type="currency">
            <text:p>R$ 245.00</text:p>
          </table:table-cell>
          <table:table-cell/>
          <table:table-cell table:style-name="ce2" office:value-type="string" calcext:value-type="string">
            <text:p>Maquin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43" calcext:value-type="currency">
            <text:p>R$ 43.00</text:p>
          </table:table-cell>
        </table:table-row>
        <table:table-row table:style-name="ro1">
          <table:table-cell/>
          <table:table-cell table:style-name="ce50"/>
          <table:table-cell table:number-columns-repeated="2"/>
          <table:table-cell table:style-name="ce107" office:value-type="string" calcext:value-type="string">
            <text:p>Luz</text:p>
          </table:table-cell>
          <table:table-cell table:style-name="ce108" office:value-type="currency" office:currency="BRL" office:value="200" calcext:value-type="currency">
            <text:p>R$ 200.00</text:p>
          </table:table-cell>
          <table:table-cell/>
          <table:table-cell office:value-type="string" calcext:value-type="string">
            <text:p>Previdencia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250" calcext:value-type="currency">
            <text:p>R$ 250.00</text:p>
          </table:table-cell>
          <table:table-cell/>
          <table:table-cell table:style-name="ce2" office:value-type="string" calcext:value-type="string">
            <text:p>04/2021</text:p>
          </table:table-cell>
          <table:table-cell table:style-name="ce113" office:value-type="currency" office:currency="BRL" office:value="3460.59" calcext:value-type="currency">
            <text:p>R$ 3,460.59</text:p>
          </table:table-cell>
          <table:table-cell/>
          <table:table-cell table:style-name="ce2"/>
          <table:table-cell table:style-name="ce111"/>
          <table:table-cell/>
          <table:table-cell table:style-name="ce2" office:value-type="string" calcext:value-type="string">
            <text:p>peça máquina de cabel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53" calcext:value-type="currency">
            <text:p>R$ 53.00</text:p>
          </table:table-cell>
        </table:table-row>
        <table:table-row table:style-name="ro1">
          <table:table-cell table:style-name="ce42" office:value-type="string" calcext:value-type="string">
            <text:p>benefits</text:p>
          </table:table-cell>
          <table:table-cell table:style-name="ce51" office:value-type="currency" office:currency="BRL" office:value="1050" calcext:value-type="currency">
            <text:p>R$ 1,050.00</text:p>
          </table:table-cell>
          <table:table-cell table:number-columns-repeated="2"/>
          <table:table-cell table:style-name="ce107" office:value-type="string" calcext:value-type="string">
            <text:p>emprestimo</text:p>
          </table:table-cell>
          <table:table-cell table:style-name="ce108" office:value-type="currency" office:currency="BRL" office:value="120" calcext:value-type="currency">
            <text:p>R$ 120.00</text:p>
          </table:table-cell>
          <table:table-cell/>
          <table:table-cell office:value-type="string" calcext:value-type="string">
            <text:p>Acum. 13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50" calcext:value-type="currency">
            <text:p>R$ 150.00</text:p>
          </table:table-cell>
          <table:table-cell/>
          <table:table-cell table:style-name="ce112" office:value-type="string" calcext:value-type="string">
            <text:p>05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2"/>
          <table:table-cell table:style-name="ce111"/>
          <table:table-cell/>
          <table:table-cell table:style-name="ce2" office:value-type="string" calcext:value-type="string">
            <text:p>remédios(Patricia)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175" calcext:value-type="currency">
            <text:p>R$ 175.00</text:p>
          </table:table-cell>
        </table:table-row>
        <table:table-row table:style-name="ro1">
          <table:table-cell table:number-columns-repeated="4"/>
          <table:table-cell table:style-name="ce107" office:value-type="string" calcext:value-type="string">
            <text:p>Celular</text:p>
          </table:table-cell>
          <table:table-cell table:style-name="ce108" office:value-type="currency" office:currency="BRL" office:value="35" calcext:value-type="currency">
            <text:p>R$ 35.00</text:p>
          </table:table-cell>
          <table:table-cell/>
          <table:table-cell office:value-type="string" calcext:value-type="string">
            <text:p>Terreno</text:p>
          </table:table-cell>
          <table:table-cell table:number-columns-repeated="2" table:style-name="ce48" office:value-type="currency" office:currency="BRL" office:value="675" calcext:value-type="currency">
            <text:p>R$ 675.00</text:p>
          </table:table-cell>
          <table:table-cell/>
          <table:table-cell table:style-name="ce2" office:value-type="string" calcext:value-type="string">
            <text:p>06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43" office:value-type="string" calcext:value-type="string">
            <text:p>Total</text:p>
          </table:table-cell>
          <table:table-cell table:style-name="ce110" table:formula="of:=SUM([.P3:.P7])" office:value-type="currency" office:currency="BRL" office:value="341" calcext:value-type="currency">
            <text:p>R$ 341.00</text:p>
          </table:table-cell>
          <table:table-cell/>
          <table:table-cell table:style-name="ce2" office:value-type="string" calcext:value-type="string">
            <text:p>interface de audi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74" calcext:value-type="currency">
            <text:p>R$ 74.00</text:p>
          </table:table-cell>
        </table:table-row>
        <table:table-row table:style-name="ro3">
          <table:table-cell table:style-name="ce43" office:value-type="string" calcext:value-type="string">
            <text:p>Total recebido</text:p>
          </table:table-cell>
          <table:table-cell table:style-name="ce72" table:formula="of:=[.B5]+[.B7]" office:value-type="currency" office:currency="BRL" office:value="6479" calcext:value-type="currency">
            <text:p>R$ 6,479.00</text:p>
          </table:table-cell>
          <table:table-cell table:number-columns-repeated="2"/>
          <table:table-cell table:style-name="ce107"/>
          <table:table-cell table:style-name="ce108"/>
          <table:table-cell/>
          <table:table-cell office:value-type="string" calcext:value-type="string">
            <text:p>Condominio</text:p>
          </table:table-cell>
          <table:table-cell table:number-columns-repeated="2" table:style-name="ce48" office:value-type="currency" office:currency="BRL" office:value="230" calcext:value-type="currency">
            <text:p>R$ 230.00</text:p>
          </table:table-cell>
          <table:table-cell/>
          <table:table-cell table:style-name="ce112" office:value-type="string" calcext:value-type="string">
            <text:p>07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office:value-type="string" calcext:value-type="string">
            <text:p>Chocolates(paty)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75" calcext:value-type="currency">
            <text:p>R$ 75.00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text:p>Total</text:p>
          </table:table-cell>
          <table:table-cell table:style-name="ce110" table:formula="of:=SUM([.F2:.F9])" office:value-type="currency" office:currency="BRL" office:value="925" calcext:value-type="currency">
            <text:p>R$ 925.00</text:p>
          </table:table-cell>
          <table:table-cell/>
          <table:table-cell office:value-type="string" calcext:value-type="string">
            <text:p>Emprestimo Alfa</text:p>
          </table:table-cell>
          <table:table-cell table:number-columns-repeated="2" table:style-name="ce48" office:value-type="currency" office:currency="BRL" office:value="215" calcext:value-type="currency">
            <text:p>R$ 215.00</text:p>
          </table:table-cell>
          <table:table-cell/>
          <table:table-cell table:style-name="ce2" office:value-type="string" calcext:value-type="string">
            <text:p>08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T3:.T9])" office:value-type="currency" office:currency="BRL" office:value="675" calcext:value-type="currency">
            <text:p>R$ 675.00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text:p>Sobra</text:p>
          </table:table-cell>
          <table:table-cell table:style-name="ce110" table:formula="of:=([.B2]-[.F10])+[.F13]" office:value-type="currency" office:currency="BRL" office:value="54" calcext:value-type="currency">
            <text:p>R$ 54.00</text:p>
          </table:table-cell>
          <table:table-cell/>
          <table:table-cell office:value-type="string" calcext:value-type="string">
            <text:p>Advogado</text:p>
          </table:table-cell>
          <table:table-cell table:style-name="ce48" office:value-type="currency" office:currency="BRL" office:value="250" calcext:value-type="currency">
            <text:p>R$ 250.00</text:p>
          </table:table-cell>
          <table:table-cell table:style-name="ce48"/>
          <table:table-cell/>
          <table:table-cell table:style-name="ce112" office:value-type="string" calcext:value-type="string">
            <text:p>09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Ingles</text:p>
          </table:table-cell>
          <table:table-cell table:number-columns-repeated="2" table:style-name="ce48" office:value-type="currency" office:currency="BRL" office:value="120" calcext:value-type="currency">
            <text:p>R$ 120.00</text:p>
          </table:table-cell>
          <table:table-cell/>
          <table:table-cell table:style-name="ce2" office:value-type="string" calcext:value-type="string">
            <text:p>10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06" office:value-type="string" calcext:value-type="string">
            <text:p>saldo conta</text:p>
          </table:table-cell>
          <table:table-cell table:style-name="ce108"/>
          <table:table-cell/>
          <table:table-cell office:value-type="string" calcext:value-type="string">
            <text:p>Ingles Lucas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20" calcext:value-type="currency">
            <text:p>R$ 120.00</text:p>
          </table:table-cell>
          <table:table-cell/>
          <table:table-cell table:style-name="ce2" office:value-type="string" calcext:value-type="string">
            <text:p>11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103" office:value-type="string" calcext:value-type="string">
            <text:p>Total p/ pessoa</text:p>
          </table:table-cell>
          <table:table-cell table:style-name="ce103" office:value-type="string" calcext:value-type="string">
            <text:p>valor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eguro carro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230" calcext:value-type="currency">
            <text:p>R$ 230.00</text:p>
          </table:table-cell>
          <table:table-cell/>
          <table:table-cell table:style-name="ce2" office:value-type="string" calcext:value-type="string">
            <text:p>12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office:value-type="string" calcext:value-type="string">
            <text:p>PAI</text:p>
          </table:table-cell>
          <table:table-cell table:style-name="ce48" table:formula="of:=SUMIFS([.$T$3:.$T$9];[.$S$3:.$S$9];[.R14])" office:value-type="currency" office:currency="BRL" office:value="335" calcext:value-type="currency">
            <text:p>R$ 335.00</text:p>
          </table:table-cell>
          <table:table-cell/>
        </table:table-row>
        <table:table-row table:style-name="ro1">
          <table:table-cell office:value-type="string" calcext:value-type="string">
            <text:p>cálculo dízimo</text:p>
          </table:table-cell>
          <table:table-cell table:style-name="ce88" table:formula="of:=[.B9]/100*10" office:value-type="currency" office:currency="BRL" office:value="647.9" calcext:value-type="currency">
            <text:p>R$ 647.90</text:p>
          </table:table-cell>
          <table:table-cell table:number-columns-repeated="5"/>
          <table:table-cell office:value-type="string" calcext:value-type="string">
            <text:p>Manut. Conta</text:p>
          </table:table-cell>
          <table:table-cell table:style-name="ce48" office:value-type="currency" office:currency="BRL" office:value="44" calcext:value-type="currency">
            <text:p>R$ 44.00</text:p>
          </table:table-cell>
          <table:table-cell table:style-name="ce48"/>
          <table:table-cell table:number-columns-repeated="2"/>
          <table:table-cell table:style-name="ce116"/>
          <table:table-cell table:number-columns-repeated="4"/>
          <table:table-cell table:style-name="ce2" office:value-type="string" calcext:value-type="string">
            <text:p>PATY</text:p>
          </table:table-cell>
          <table:table-cell table:style-name="ce48" table:formula="of:=SUMIFS([.$T$3:.$T$9];[.$S$3:.$S$9];[.R15])" office:value-type="currency" office:currency="BRL" office:value="340" calcext:value-type="currency">
            <text:p>R$ 340.00</text:p>
          </table:table-cell>
          <table:table-cell/>
        </table:table-row>
        <table:table-row table:style-name="ro1">
          <table:table-cell/>
          <table:table-cell table:style-name="ce88"/>
          <table:table-cell table:number-columns-repeated="5"/>
          <table:table-cell office:value-type="string" calcext:value-type="string">
            <text:p>plano Valen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10"/>
        </table:table-row>
        <table:table-row table:style-name="ro4">
          <table:table-cell/>
          <table:table-cell table:style-name="ce88"/>
          <table:table-cell table:number-columns-repeated="5"/>
          <table:table-cell office:value-type="string" calcext:value-type="string">
            <text:p>Cadeiras</text:p>
          </table:table-cell>
          <table:table-cell table:style-name="ce48" office:value-type="currency" office:currency="BRL" office:value="50" calcext:value-type="currency">
            <text:p>R$ 50.00</text:p>
          </table:table-cell>
          <table:table-cell table:style-name="ce48"/>
          <table:table-cell/>
          <table:table-cell table:style-name="ce2" office:value-type="string" calcext:value-type="string">
            <text:p>Total cartão</text:p>
          </table:table-cell>
          <table:table-cell table:style-name="ce111" table:formula="of:=[.M6]" office:value-type="currency" office:currency="BRL" office:value="3460.59" calcext:value-type="currency">
            <text:p>R$ 3,460.5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mprestimo Itau</text:p>
          </table:table-cell>
          <table:table-cell table:style-name="ce48" office:value-type="currency" office:currency="BRL" office:value="203" calcext:value-type="currency">
            <text:p>R$ 203.00</text:p>
          </table:table-cell>
          <table:table-cell table:style-name="ce48"/>
          <table:table-cell/>
          <table:table-cell table:style-name="ce2" office:value-type="string" calcext:value-type="string">
            <text:p>Total dividas(terceiros)</text:p>
          </table:table-cell>
          <table:table-cell table:style-name="ce111" table:formula="of:=[.T10]" office:value-type="currency" office:currency="BRL" office:value="675" calcext:value-type="currency">
            <text:p>R$ 675.0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ce2" office:value-type="string" calcext:value-type="string">
            <text:p>Total geral</text:p>
          </table:table-cell>
          <table:table-cell table:style-name="ce111" table:formula="of:=[.M17]-[.M18]" office:value-type="currency" office:currency="BRL" office:value="2785.59" calcext:value-type="currency">
            <text:p>R$ 2,785.59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Contas Paty</text:p>
          </table:table-cell>
          <table:covered-table-cell table:style-name="ce2"/>
          <table:table-cell table:number-columns-repeated="5"/>
          <table:table-cell table:style-name="Default"/>
          <table:table-cell table:number-columns-repeated="9"/>
          <table:table-cell table:style-name="ce88"/>
          <table:table-cell table:number-columns-repeated="2"/>
        </table:table-row>
        <table:table-row table:style-name="ro1">
          <table:table-cell table:style-name="ce2" office:value-type="string" calcext:value-type="string">
            <text:p>Luz(50%)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Água(50%)</text:p>
          </table:table-cell>
          <table:table-cell table:style-name="ce48" office:value-type="currency" office:currency="BRL" office:value="35" calcext:value-type="currency">
            <text:p>R$ 35.00</text:p>
          </table:table-cell>
          <table:table-cell table:number-columns-repeated="5"/>
          <table:table-cell office:value-type="string" calcext:value-type="string">
            <text:p>Outras entradas</text:p>
          </table:table-cell>
          <table:table-cell table:style-name="ce111" table:formula="of:=[.B26]+[.C39]" office:value-type="currency" office:currency="BRL" office:value="1180" calcext:value-type="currency">
            <text:p>R$ 1,180.00</text:p>
          </table:table-cell>
          <table:table-cell table:number-columns-repeated="2"/>
          <table:table-cell table:style-name="ce6" office:value-type="string" calcext:value-type="string" table:number-columns-spanned="6" table:number-rows-spanned="1">
            <text:p>Pagamentos em boleto</text:p>
          </table:table-cell>
          <table:covered-table-cell table:number-columns-repeated="2"/>
          <table:covered-table-cell table:style-name="ce6"/>
          <table:covered-table-cell table:number-columns-repeated="2" table:style-name="ce2"/>
          <table:table-cell table:style-name="ce63"/>
          <table:table-cell table:number-columns-repeated="2"/>
        </table:table-row>
        <table:table-row table:style-name="ro1">
          <table:table-cell table:style-name="ce2" office:value-type="string" calcext:value-type="string">
            <text:p>Internet(50%)</text:p>
          </table:table-cell>
          <table:table-cell table:style-name="ce48" office:value-type="currency" office:currency="BRL" office:value="70" calcext:value-type="currency">
            <text:p>R$ 70.00</text:p>
          </table:table-cell>
          <table:table-cell table:number-columns-repeated="5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Descrição</text:p>
          </table:table-cell>
          <table:covered-table-cell/>
          <table:table-cell table:style-name="ce2" office:value-type="string" calcext:value-type="string">
            <text:p>Venc. (dia)</text:p>
          </table:table-cell>
          <table:table-cell table:style-name="ce103" office:value-type="string" calcext:value-type="string">
            <text:p>Valor</text:p>
          </table:table-cell>
          <table:table-cell table:style-name="ce121" office:value-type="string" calcext:value-type="string">
            <text:p>VALOR</text:p>
          </table:table-cell>
          <table:table-cell table:style-name="ce117" office:value-type="string" calcext:value-type="string">
            <text:p>Status</text:p>
          </table:table-cell>
          <table:table-cell/>
          <table:table-cell table:style-name="ce63"/>
          <table:table-cell/>
        </table:table-row>
        <table:table-row table:style-name="ro3">
          <table:table-cell table:style-name="ce2" office:value-type="string" calcext:value-type="string">
            <text:p>mercado(aux)</text:p>
          </table:table-cell>
          <table:table-cell table:style-name="ce48" office:value-type="currency" office:currency="BRL" office:value="150" calcext:value-type="currency">
            <text:p>R$ 150.00</text:p>
          </table:table-cell>
          <table:table-cell table:number-columns-repeated="5"/>
          <table:table-cell table:style-name="ce43" office:value-type="string" calcext:value-type="string">
            <text:p>Total</text:p>
          </table:table-cell>
          <table:table-cell table:style-name="ce110" table:formula="of:=(SUM([.I3:.I18])+[.P8])-[.I23]" office:value-type="currency" office:currency="BRL" office:value="4381.49" calcext:value-type="currency">
            <text:p>R$ 4,381.49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Inglê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30" calcext:value-type="currency">
            <text:p>R$ 13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32" table:formula="of:=IF([.P25]=&quot;OK&quot;;&quot;PAGO&quot;;IF(DAY(TODAY())&gt;[.N25];&quot;Atrasado&quot;;&quot;vence em &quot;&amp;[.N25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style-name="ce43" office:value-type="string" calcext:value-type="string">
            <text:p>Total</text:p>
          </table:table-cell>
          <table:table-cell table:style-name="ce102" table:formula="of:=SUM([.B22:.B25])" office:value-type="currency" office:currency="BRL" office:value="355" calcext:value-type="currency">
            <text:p>R$ 355.00</text:p>
          </table:table-cell>
          <table:table-cell table:number-columns-repeated="5"/>
          <table:table-cell table:style-name="ce43" office:value-type="string" calcext:value-type="string">
            <text:p>Sobra</text:p>
          </table:table-cell>
          <table:table-cell table:style-name="ce110" table:formula="of:=([.B3]-[.I25])+[.F13]" office:value-type="currency" office:currency="BRL" office:value="68.5100000000002" calcext:value-type="currency">
            <text:p>R$ 68.51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Alfa (Empréstimo)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15" calcext:value-type="currency">
            <text:p>R$ 215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33" table:formula="of:=IF([.P26]=&quot;OK&quot;;&quot;PAGO&quot;;IF(DAY(TODAY())&gt;[.N26];&quot;Atrasado&quot;;&quot;vence em &quot;&amp;[.N26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Empréstimo (Lauro)</text:p>
          </table:table-cell>
          <table:covered-table-cell/>
          <table:table-cell table:style-name="ce103" office:value-type="float" office:value="7" calcext:value-type="float">
            <text:p>7</text:p>
          </table:table-cell>
          <table:table-cell table:style-name="ce115" office:value-type="currency" office:currency="BRL" office:value="120" calcext:value-type="currency">
            <text:p>R$ 12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35" table:formula="of:=IF([.P27]=&quot;OK&quot;;&quot;PAGO&quot;;IF(DAY(TODAY())&gt;[.N27];&quot;Atrasado&quot;;&quot;vence em &quot;&amp;[.N27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Internet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50" calcext:value-type="currency">
            <text:p>R$ 1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39" table:formula="of:=IF([.P28]=&quot;OK&quot;;&quot;PAGO&quot;;IF(DAY(TODAY())&gt;[.N28];&quot;Atrasado&quot;;&quot;vence em &quot;&amp;[.N28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Havan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85" calcext:value-type="currency">
            <text:p>R$ 185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52" table:formula="of:=IF([.P29]=&quot;OK&quot;;&quot;PAGO&quot;;IF(DAY(TODAY())&gt;[.N29];&quot;Atrasado&quot;;&quot;vence em &quot;&amp;[.N29]-DAY(TODAY())&amp; &quot; dia (s)&quot;))" office:value-type="string" office:string-value="vence em 0 dia (s)" calcext:value-type="string">
            <text:p>vence em 0 dia (s)</text:p>
          </table:table-cell>
          <table:table-cell table:style-name="ce114" office:value-type="string" calcext:value-type="string">
            <text:p>somente no próximo mês</text:p>
          </table:table-cell>
          <table:table-cell table:style-name="ce66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Outras entradas (pag. Em cartão – próx. Mês)</text:p>
          </table:table-cell>
          <table:covered-table-cell table:style-name="ce2"/>
          <table:covered-table-cell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Advogado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50" calcext:value-type="currency">
            <text:p>R$ 2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60" table:formula="of:=IF([.P30]=&quot;OK&quot;;&quot;PAGO&quot;;IF(DAY(TODAY())&gt;[.N30];&quot;Atrasado&quot;;&quot;vence em &quot;&amp;[.N30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alfa</text:p>
          </table:table-cell>
          <table:covered-table-cell table:style-name="ce2"/>
          <table:table-cell table:style-name="ce48" office:value-type="currency" office:currency="BRL" office:value="215" calcext:value-type="currency">
            <text:p>R$ 215.00</text:p>
          </table:table-cell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Condominio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230" calcext:value-type="currency">
            <text:p>R$ 23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62" table:formula="of:=IF([.P31]=&quot;OK&quot;;&quot;PAGO&quot;;IF(DAY(TODAY())&gt;[.N31];&quot;Atrasado&quot;;&quot;vence em &quot;&amp;[.N31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inglês</text:p>
          </table:table-cell>
          <table:covered-table-cell table:style-name="ce2"/>
          <table:table-cell table:style-name="ce48" office:value-type="currency" office:currency="BRL" office:value="130" calcext:value-type="currency">
            <text:p>R$ 130.00</text:p>
          </table:table-cell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cadeira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50" calcext:value-type="currency">
            <text:p>R$ 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75" table:formula="of:=IF([.P32]=&quot;OK&quot;;&quot;PAGO&quot;;IF(DAY(TODAY())&gt;[.N32];&quot;Atrasado&quot;;&quot;vence em &quot;&amp;[.N32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Internet</text:p>
          </table:table-cell>
          <table:covered-table-cell table:style-name="ce2"/>
          <table:table-cell table:style-name="ce48" office:value-type="currency" office:currency="BRL" office:value="150" calcext:value-type="currency">
            <text:p>R$ 150.00</text:p>
          </table:table-cell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IPTU</text:p>
          </table:table-cell>
          <table:covered-table-cell/>
          <table:table-cell table:style-name="ce103" office:value-type="float" office:value="18" calcext:value-type="float">
            <text:p>18</text:p>
          </table:table-cell>
          <table:table-cell table:style-name="ce115" office:value-type="currency" office:currency="BRL" office:value="570" calcext:value-type="currency">
            <text:p>R$ 57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45" table:formula="of:=IF([.P33]=&quot;OK&quot;;&quot;PAGO&quot;;IF(DAY(TODAY())&gt;[.N33];&quot;Atrasado&quot;;&quot;vence em &quot;&amp;[.N33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condominio</text:p>
          </table:table-cell>
          <table:covered-table-cell table:style-name="ce2"/>
          <table:table-cell table:style-name="ce48" office:value-type="currency" office:currency="BRL" office:value="230" calcext:value-type="currency">
            <text:p>R$ 230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plano Valen</text:p>
          </table:table-cell>
          <table:covered-table-cell table:style-name="ce2"/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C31:.C38])" office:value-type="currency" office:currency="BRL" office:value="825" calcext:value-type="currency">
            <text:p>R$ 825.00</text:p>
          </table:table-cell>
          <table:table-cell table:number-columns-repeated="4"/>
          <table:table-cell table:style-name="Default"/>
          <table:table-cell table:number-columns-repeated="12"/>
        </table:table-row>
        <calcext:conditional-formats>
          <calcext:conditional-format calcext:target-range-address="abril.Q25:abril.Q25">
            <calcext:condition calcext:apply-style-name="Bad" calcext:value="contains-text(&quot;vence em 1 &quot;)" calcext:base-cell-address="abril.Q25"/>
            <calcext:condition calcext:apply-style-name="Neutral" calcext:value="contains-text(&quot;vence em&quot;)" calcext:base-cell-address="abril.Q25"/>
            <calcext:condition calcext:apply-style-name="Error" calcext:value="=&quot;Atrasado&quot;" calcext:base-cell-address="abril.Q25"/>
            <calcext:condition calcext:apply-style-name="Good" calcext:value="=&quot;PAGO&quot;" calcext:base-cell-address="abril.Q25"/>
          </calcext:conditional-format>
          <calcext:conditional-format calcext:target-range-address="abril.Q26:abril.Q26">
            <calcext:condition calcext:apply-style-name="Bad" calcext:value="contains-text(&quot;vence em 1 &quot;)" calcext:base-cell-address="abril.Q26"/>
            <calcext:condition calcext:apply-style-name="Neutral" calcext:value="contains-text(&quot;vence em&quot;)" calcext:base-cell-address="abril.Q26"/>
            <calcext:condition calcext:apply-style-name="Error" calcext:value="=&quot;Atrasado&quot;" calcext:base-cell-address="abril.Q26"/>
            <calcext:condition calcext:apply-style-name="Good" calcext:value="=&quot;PAGO&quot;" calcext:base-cell-address="abril.Q26"/>
          </calcext:conditional-format>
          <calcext:conditional-format calcext:target-range-address="abril.Q27:abril.Q27">
            <calcext:condition calcext:apply-style-name="Bad" calcext:value="contains-text(&quot;vence em 1 &quot;)" calcext:base-cell-address="abril.Q27"/>
            <calcext:condition calcext:apply-style-name="Neutral" calcext:value="contains-text(&quot;vence em&quot;)" calcext:base-cell-address="abril.Q27"/>
            <calcext:condition calcext:apply-style-name="Error" calcext:value="=&quot;Atrasado&quot;" calcext:base-cell-address="abril.Q27"/>
            <calcext:condition calcext:apply-style-name="Good" calcext:value="=&quot;PAGO&quot;" calcext:base-cell-address="abril.Q27"/>
          </calcext:conditional-format>
          <calcext:conditional-format calcext:target-range-address="abril.Q28:abril.Q28">
            <calcext:condition calcext:apply-style-name="Bad" calcext:value="contains-text(&quot;vence em 1 &quot;)" calcext:base-cell-address="abril.Q28"/>
            <calcext:condition calcext:apply-style-name="Neutral" calcext:value="contains-text(&quot;vence em&quot;)" calcext:base-cell-address="abril.Q28"/>
            <calcext:condition calcext:apply-style-name="Error" calcext:value="=&quot;Atrasado&quot;" calcext:base-cell-address="abril.Q28"/>
            <calcext:condition calcext:apply-style-name="Good" calcext:value="=&quot;PAGO&quot;" calcext:base-cell-address="abril.Q28"/>
          </calcext:conditional-format>
          <calcext:conditional-format calcext:target-range-address="abril.Q29:abril.Q29">
            <calcext:condition calcext:apply-style-name="Bad" calcext:value="contains-text(&quot;vence em 1 &quot;)" calcext:base-cell-address="abril.Q29"/>
            <calcext:condition calcext:apply-style-name="Neutral" calcext:value="contains-text(&quot;vence em&quot;)" calcext:base-cell-address="abril.Q29"/>
            <calcext:condition calcext:apply-style-name="Error" calcext:value="=&quot;Atrasado&quot;" calcext:base-cell-address="abril.Q29"/>
            <calcext:condition calcext:apply-style-name="Good" calcext:value="=&quot;PAGO&quot;" calcext:base-cell-address="abril.Q29"/>
          </calcext:conditional-format>
          <calcext:conditional-format calcext:target-range-address="abril.Q30:abril.Q30">
            <calcext:condition calcext:apply-style-name="Bad" calcext:value="contains-text(&quot;vence em 1 &quot;)" calcext:base-cell-address="abril.Q30"/>
            <calcext:condition calcext:apply-style-name="Neutral" calcext:value="contains-text(&quot;vence em&quot;)" calcext:base-cell-address="abril.Q30"/>
            <calcext:condition calcext:apply-style-name="Error" calcext:value="=&quot;Atrasado&quot;" calcext:base-cell-address="abril.Q30"/>
            <calcext:condition calcext:apply-style-name="Good" calcext:value="=&quot;PAGO&quot;" calcext:base-cell-address="abril.Q30"/>
          </calcext:conditional-format>
          <calcext:conditional-format calcext:target-range-address="abril.Q31:abril.Q31">
            <calcext:condition calcext:apply-style-name="Bad" calcext:value="contains-text(&quot;vence em 1 &quot;)" calcext:base-cell-address="abril.Q31"/>
            <calcext:condition calcext:apply-style-name="Neutral" calcext:value="contains-text(&quot;vence em&quot;)" calcext:base-cell-address="abril.Q31"/>
            <calcext:condition calcext:apply-style-name="Error" calcext:value="=&quot;Atrasado&quot;" calcext:base-cell-address="abril.Q31"/>
            <calcext:condition calcext:apply-style-name="Good" calcext:value="=&quot;PAGO&quot;" calcext:base-cell-address="abril.Q31"/>
          </calcext:conditional-format>
          <calcext:conditional-format calcext:target-range-address="abril.Q32:abril.Q32">
            <calcext:condition calcext:apply-style-name="Bad" calcext:value="contains-text(&quot;vence em 1 &quot;)" calcext:base-cell-address="abril.Q32"/>
            <calcext:condition calcext:apply-style-name="Neutral" calcext:value="contains-text(&quot;vence em&quot;)" calcext:base-cell-address="abril.Q32"/>
            <calcext:condition calcext:apply-style-name="Error" calcext:value="=&quot;Atrasado&quot;" calcext:base-cell-address="abril.Q32"/>
            <calcext:condition calcext:apply-style-name="Good" calcext:value="=&quot;PAGO&quot;" calcext:base-cell-address="abril.Q32"/>
          </calcext:conditional-format>
          <calcext:conditional-format calcext:target-range-address="abril.Q33:abril.Q33">
            <calcext:condition calcext:apply-style-name="Bad" calcext:value="contains-text(&quot;vence em 1 &quot;)" calcext:base-cell-address="abril.Q33"/>
            <calcext:condition calcext:apply-style-name="Neutral" calcext:value="contains-text(&quot;vence em&quot;)" calcext:base-cell-address="abril.Q33"/>
            <calcext:condition calcext:apply-style-name="Error" calcext:value="=&quot;Atrasado&quot;" calcext:base-cell-address="abril.Q33"/>
            <calcext:condition calcext:apply-style-name="Good" calcext:value="=&quot;PAGO&quot;" calcext:base-cell-address="abril.Q33"/>
          </calcext:conditional-format>
        </calcext:conditional-formats>
      </table:table>
      <table:table table:name="comentários" table:style-name="ta1">
        <table:table-column table:style-name="co23" table:default-cell-style-name="Default"/>
        <table:table-column table:style-name="co24" table:default-cell-style-name="Default"/>
        <table:table-column table:style-name="co6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ês </text:p>
          </table:table-cell>
          <table:table-cell office:value-type="string" calcext:value-type="string">
            <text:p>01/20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39" office:value-type="string" calcext:value-type="string" table:number-columns-spanned="2" table:number-rows-spanned="1">
            <text:p>Contas pagas no cartão</text:p>
          </table:table-cell>
          <table:covered-table-cell/>
          <table:table-cell table:number-columns-repeated="3"/>
          <table:table-cell office:value-type="string" calcext:value-type="string">
            <text:p>Lista de opções de pagamen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table:style-name="ce121" office:value-type="string" calcext:value-type="string">
            <text:p>descrição</text:p>
          </table:table-cell>
          <table:table-cell table:style-name="ce121" office:value-type="string" calcext:value-type="string">
            <text:p>Valor</text:p>
          </table:table-cell>
          <table:table-cell table:number-columns-repeated="3"/>
          <table:table-cell office:value-type="string" calcext:value-type="string">
            <text:p>NOK</text:p>
          </table:table-cell>
        </table:table-row>
        <table:table-row table:style-name="ro1">
          <table:table-cell office:value-type="string" calcext:value-type="string">
            <text:p>Inglê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estimo Alfa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van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:.B10])" office:value-type="float" office:value="601" calcext:value-type="float">
            <text:p>601</text:p>
          </table:table-cell>
          <table:table-cell table:number-columns-repeated="4"/>
        </table:table-row>
      </table:table>
      <table:table table:name="maio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8" table:default-cell-style-name="ce2"/>
        <table:table-column table:style-name="co2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6" table:default-cell-style-name="Default"/>
        <table:table-row table:style-name="ro1"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Dia de pagto.</text:p>
          </table:table-cell>
          <table:table-cell/>
          <table:table-cell table:style-name="ce105" office:value-type="string" calcext:value-type="string" table:number-columns-spanned="2" table:number-rows-spanned="1">
            <text:p>Dívidas para o pro-labore</text:p>
          </table:table-cell>
          <table:covered-table-cell table:style-name="ce107"/>
          <table:table-cell/>
          <table:table-cell table:style-name="ce47" office:value-type="string" calcext:value-type="string" table:number-columns-spanned="2" table:number-rows-spanned="1">
            <text:p>Dívidas para Dv. De lucro</text:p>
          </table:table-cell>
          <table:covered-table-cell table:style-name="ce2"/>
          <table:table-cell table:style-name="ce103" office:value-type="string" calcext:value-type="string">
            <text:p>Valor ref</text:p>
          </table:table-cell>
          <table:table-cell/>
          <table:table-cell table:style-name="ce47" office:value-type="string" calcext:value-type="string" table:number-columns-spanned="2" table:number-rows-spanned="1">
            <text:p>Cartão de crédito</text:p>
          </table:table-cell>
          <table:covered-table-cell table:style-name="ce2"/>
          <table:table-cell/>
          <table:table-cell table:style-name="ce47" office:value-type="string" calcext:value-type="string" table:number-columns-spanned="2" table:number-rows-spanned="1">
            <text:p>Dividas extras (nubank)</text:p>
          </table:table-cell>
          <table:covered-table-cell table:style-name="ce2"/>
          <table:table-cell/>
          <table:table-cell table:style-name="ce6" office:value-type="string" calcext:value-type="string" table:number-columns-spanned="3" table:number-rows-spanned="1">
            <text:p>cartão dividas (terceiros)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 calcext:value-type="string">
            <text:p>Pro-labore</text:p>
          </table:table-cell>
          <table:table-cell table:style-name="ce48" office:value-type="currency" office:currency="BRL" office:value="979" calcext:value-type="currency">
            <text:p>R$ 979.00</text:p>
          </table:table-cell>
          <table:table-cell table:style-name="ce103" office:value-type="float" office:value="5" calcext:value-type="float">
            <text:p>5</text:p>
          </table:table-cell>
          <table:table-cell/>
          <table:table-cell table:style-name="ce106"/>
          <table:table-cell table:style-name="ce108"/>
          <table:table-cell table:number-columns-repeated="2"/>
          <table:table-cell table:style-name="ce2"/>
          <table:table-cell table:style-name="ce48"/>
          <table:table-cell/>
          <table:table-cell table:style-name="ce43" office:value-type="string" calcext:value-type="string">
            <text:p>mês</text:p>
          </table:table-cell>
          <table:table-cell table:style-name="ce43" office:value-type="string" calcext:value-type="string">
            <text:p>Valor</text:p>
          </table:table-cell>
          <table:table-cell/>
          <table:table-cell table:style-name="ce38" office:value-type="string" calcext:value-type="string">
            <text:p>Descrição</text:p>
          </table:table-cell>
          <table:table-cell table:style-name="ce38" office:value-type="string" calcext:value-type="string">
            <text:p>valor</text:p>
          </table:table-cell>
          <table:table-cell/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Resp.</text:p>
          </table:table-cell>
          <table:table-cell table:style-name="ce43" office:value-type="string" calcext:value-type="string">
            <text:p>Valor</text:p>
          </table:table-cell>
        </table:table-row>
        <table:table-row table:style-name="ro1">
          <table:table-cell table:style-name="ce2" office:value-type="string" calcext:value-type="string">
            <text:p>Div. Lucro</text:p>
          </table:table-cell>
          <table:table-cell table:style-name="ce48" office:value-type="currency" office:currency="BRL" office:value="4400" calcext:value-type="currency">
            <text:p>R$ 4,400.00</text:p>
          </table:table-cell>
          <table:table-cell table:style-name="ce103" office:value-type="float" office:value="15" calcext:value-type="float">
            <text:p>15</text:p>
          </table:table-cell>
          <table:table-cell/>
          <table:table-cell table:style-name="ce107" office:value-type="string" calcext:value-type="string">
            <text:p>Aluguel</text:p>
          </table:table-cell>
          <table:table-cell table:style-name="ce108" office:value-type="currency" office:currency="BRL" office:value="350" calcext:value-type="currency">
            <text:p>R$ 350.00</text:p>
          </table:table-cell>
          <table:table-cell table:number-columns-repeated="2"/>
          <table:table-cell table:style-name="ce48" table:number-columns-repeated="2"/>
          <table:table-cell/>
          <table:table-cell table:style-name="ce112" office:value-type="string" calcext:value-type="string">
            <text:p>01/2021</text:p>
          </table:table-cell>
          <table:table-cell table:style-name="ce110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Cap Violão (nubank)</text:p>
          </table:table-cell>
          <table:table-cell table:style-name="ce111" office:value-type="currency" office:currency="BRL" office:value="51" calcext:value-type="currency">
            <text:p>R$ 51.00</text:p>
          </table:table-cell>
          <table:table-cell/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208" calcext:value-type="currency">
            <text:p>R$ 208.00</text:p>
          </table:table-cell>
        </table:table-row>
        <table:table-row table:style-name="ro1">
          <table:table-cell table:style-name="ce2"/>
          <table:table-cell table:style-name="ce48"/>
          <table:table-cell table:number-columns-repeated="2"/>
          <table:table-cell table:style-name="ce107" office:value-type="string" calcext:value-type="string">
            <text:p>Água</text:p>
          </table:table-cell>
          <table:table-cell table:style-name="ce108" office:value-type="currency" office:currency="BRL" office:value="70" calcext:value-type="currency">
            <text:p>R$ 70.00</text:p>
          </table:table-cell>
          <table:table-cell/>
          <table:table-cell office:value-type="string" calcext:value-type="string">
            <text:p>Dízimo</text:p>
          </table:table-cell>
          <table:table-cell table:style-name="ce54" table:formula="of:=[.B15]" office:value-type="currency" office:currency="BRL" office:value="642.9" calcext:value-type="currency">
            <text:p>R$ 642.90</text:p>
          </table:table-cell>
          <table:table-cell table:style-name="ce48"/>
          <table:table-cell/>
          <table:table-cell table:style-name="ce2" office:value-type="string" calcext:value-type="string">
            <text:p>02/2021</text:p>
          </table:table-cell>
          <table:table-cell table:style-name="ce110" office:value-type="currency" office:currency="BRL" office:value="2346" calcext:value-type="currency">
            <text:p>R$ 2,346.00</text:p>
          </table:table-cell>
          <table:table-cell/>
          <table:table-cell table:style-name="ce2" office:value-type="string" calcext:value-type="string">
            <text:p>Tenis (nubank)</text:p>
          </table:table-cell>
          <table:table-cell table:style-name="ce111" office:value-type="currency" office:currency="BRL" office:value="45" calcext:value-type="currency">
            <text:p>R$ 45.00</text:p>
          </table:table-cell>
          <table:table-cell/>
          <table:table-cell table:style-name="ce2" office:value-type="string" calcext:value-type="string">
            <text:p>Maquin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47" calcext:value-type="currency">
            <text:p>R$ 47.00</text:p>
          </table:table-cell>
        </table:table-row>
        <table:table-row table:style-name="ro3">
          <table:table-cell table:style-name="ce41" office:value-type="string" calcext:value-type="string">
            <text:p>Total</text:p>
          </table:table-cell>
          <table:table-cell table:style-name="ce49" table:formula="of:=[.B2]+[.B3]" office:value-type="currency" office:currency="BRL" office:value="5379" calcext:value-type="currency">
            <text:p>R$ 5,379.00</text:p>
          </table:table-cell>
          <table:table-cell table:number-columns-repeated="2"/>
          <table:table-cell table:style-name="ce107" office:value-type="string" calcext:value-type="string">
            <text:p>Internet</text:p>
          </table:table-cell>
          <table:table-cell table:style-name="ce108" office:value-type="currency" office:currency="BRL" office:value="120" calcext:value-type="currency">
            <text:p>R$ 120.00</text:p>
          </table:table-cell>
          <table:table-cell/>
          <table:table-cell office:value-type="string" calcext:value-type="string">
            <text:p>Cartão</text:p>
          </table:table-cell>
          <table:table-cell table:style-name="ce55" table:formula="of:=[.M19]" office:value-type="currency" office:currency="BRL" office:value="2766.12" calcext:value-type="currency">
            <text:p>R$ 2,766.12</text:p>
          </table:table-cell>
          <table:table-cell table:style-name="ce48"/>
          <table:table-cell/>
          <table:table-cell table:style-name="ce112" office:value-type="string" calcext:value-type="string">
            <text:p>03/2021</text:p>
          </table:table-cell>
          <table:table-cell table:style-name="ce110" office:value-type="currency" office:currency="BRL" office:value="3860" calcext:value-type="currency">
            <text:p>R$ 3,860.00</text:p>
          </table:table-cell>
          <table:table-cell/>
          <table:table-cell table:style-name="ce2" office:value-type="string" calcext:value-type="string">
            <text:p>Cozinha</text:p>
          </table:table-cell>
          <table:table-cell table:style-name="ce111" office:value-type="currency" office:currency="BRL" office:value="245" calcext:value-type="currency">
            <text:p>R$ 245.00</text:p>
          </table:table-cell>
          <table:table-cell/>
          <table:table-cell table:style-name="ce2" office:value-type="string" calcext:value-type="string">
            <text:p>Maquin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43" calcext:value-type="currency">
            <text:p>R$ 43.00</text:p>
          </table:table-cell>
        </table:table-row>
        <table:table-row table:style-name="ro1">
          <table:table-cell/>
          <table:table-cell table:style-name="ce50"/>
          <table:table-cell table:number-columns-repeated="2"/>
          <table:table-cell table:style-name="ce107" office:value-type="string" calcext:value-type="string">
            <text:p>Luz</text:p>
          </table:table-cell>
          <table:table-cell table:style-name="ce108" office:value-type="currency" office:currency="BRL" office:value="200" calcext:value-type="currency">
            <text:p>R$ 200.00</text:p>
          </table:table-cell>
          <table:table-cell/>
          <table:table-cell office:value-type="string" calcext:value-type="string">
            <text:p>Previdencia</text:p>
          </table:table-cell>
          <table:table-cell table:style-name="ce56" office:value-type="currency" office:currency="BRL" office:value="250" calcext:value-type="currency">
            <text:p>R$ 250.00</text:p>
          </table:table-cell>
          <table:table-cell table:style-name="ce48" office:value-type="currency" office:currency="BRL" office:value="250" calcext:value-type="currency">
            <text:p>R$ 250.00</text:p>
          </table:table-cell>
          <table:table-cell/>
          <table:table-cell table:style-name="ce2" office:value-type="string" calcext:value-type="string">
            <text:p>04/2021</text:p>
          </table:table-cell>
          <table:table-cell table:style-name="ce110" office:value-type="currency" office:currency="BRL" office:value="3460.59" calcext:value-type="currency">
            <text:p>R$ 3,460.59</text:p>
          </table:table-cell>
          <table:table-cell/>
          <table:table-cell table:style-name="ce2" office:value-type="string" calcext:value-type="string">
            <text:p>Granito</text:p>
          </table:table-cell>
          <table:table-cell table:style-name="ce111" office:value-type="currency" office:currency="BRL" office:value="113" calcext:value-type="currency">
            <text:p>R$ 113.00</text:p>
          </table:table-cell>
          <table:table-cell/>
          <table:table-cell table:style-name="ce2" office:value-type="string" calcext:value-type="string">
            <text:p>peça máquina de cabel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53" calcext:value-type="currency">
            <text:p>R$ 53.00</text:p>
          </table:table-cell>
        </table:table-row>
        <table:table-row table:style-name="ro1">
          <table:table-cell table:style-name="ce42" office:value-type="string" calcext:value-type="string">
            <text:p>benefits</text:p>
          </table:table-cell>
          <table:table-cell table:style-name="ce51" office:value-type="currency" office:currency="BRL" office:value="1050" calcext:value-type="currency">
            <text:p>R$ 1,050.00</text:p>
          </table:table-cell>
          <table:table-cell table:number-columns-repeated="2"/>
          <table:table-cell table:style-name="ce107" office:value-type="string" calcext:value-type="string">
            <text:p>emprestimo</text:p>
          </table:table-cell>
          <table:table-cell table:style-name="ce108" office:value-type="currency" office:currency="BRL" office:value="120" calcext:value-type="currency">
            <text:p>R$ 120.00</text:p>
          </table:table-cell>
          <table:table-cell/>
          <table:table-cell office:value-type="string" calcext:value-type="string">
            <text:p>Acum. 13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50" calcext:value-type="currency">
            <text:p>R$ 150.00</text:p>
          </table:table-cell>
          <table:table-cell/>
          <table:table-cell table:style-name="ce112" office:value-type="string" calcext:value-type="string">
            <text:p>05/2021</text:p>
          </table:table-cell>
          <table:table-cell table:style-name="ce113" office:value-type="currency" office:currency="BRL" office:value="3508.29" calcext:value-type="currency">
            <text:p>R$ 3,508.29</text:p>
          </table:table-cell>
          <table:table-cell/>
          <table:table-cell table:style-name="ce2" office:value-type="string" calcext:value-type="string">
            <text:p>seguro de vida</text:p>
          </table:table-cell>
          <table:table-cell table:style-name="ce111" office:value-type="currency" office:currency="BRL" office:value="13.76" calcext:value-type="currency">
            <text:p>R$ 13.76</text:p>
          </table:table-cell>
          <table:table-cell/>
          <table:table-cell table:style-name="ce2" office:value-type="string" calcext:value-type="string">
            <text:p>remédios(Patricia)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175" calcext:value-type="currency">
            <text:p>R$ 175.00</text:p>
          </table:table-cell>
        </table:table-row>
        <table:table-row table:style-name="ro1">
          <table:table-cell table:number-columns-repeated="4"/>
          <table:table-cell table:style-name="ce107" office:value-type="string" calcext:value-type="string">
            <text:p>Celular</text:p>
          </table:table-cell>
          <table:table-cell table:style-name="ce108" office:value-type="currency" office:currency="BRL" office:value="35" calcext:value-type="currency">
            <text:p>R$ 35.00</text:p>
          </table:table-cell>
          <table:table-cell/>
          <table:table-cell office:value-type="string" calcext:value-type="string">
            <text:p>Terreno</text:p>
          </table:table-cell>
          <table:table-cell table:style-name="ce5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675" calcext:value-type="currency">
            <text:p>R$ 675.00</text:p>
          </table:table-cell>
          <table:table-cell/>
          <table:table-cell table:style-name="ce2" office:value-type="string" calcext:value-type="string">
            <text:p>06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43" office:value-type="string" calcext:value-type="string">
            <text:p>Total</text:p>
          </table:table-cell>
          <table:table-cell table:style-name="ce102" table:formula="of:=SUM([.P3:.P7])" office:value-type="currency" office:currency="BRL" office:value="467.76" calcext:value-type="currency">
            <text:p>R$ 467.76</text:p>
          </table:table-cell>
          <table:table-cell/>
          <table:table-cell table:style-name="ce2" office:value-type="string" calcext:value-type="string">
            <text:p>interface de audi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74" calcext:value-type="currency">
            <text:p>R$ 74.00</text:p>
          </table:table-cell>
        </table:table-row>
        <table:table-row table:style-name="ro3">
          <table:table-cell table:style-name="ce43" office:value-type="string" calcext:value-type="string">
            <text:p>Total recebido</text:p>
          </table:table-cell>
          <table:table-cell table:style-name="ce72" table:formula="of:=[.B5]+[.B7]" office:value-type="currency" office:currency="BRL" office:value="6429" calcext:value-type="currency">
            <text:p>R$ 6,429.00</text:p>
          </table:table-cell>
          <table:table-cell table:number-columns-repeated="2"/>
          <table:table-cell table:style-name="ce107" office:value-type="string" calcext:value-type="string">
            <text:p>internet OI</text:p>
          </table:table-cell>
          <table:table-cell table:style-name="ce108" office:value-type="currency" office:currency="BRL" office:value="100" calcext:value-type="currency">
            <text:p>R$ 100.00</text:p>
          </table:table-cell>
          <table:table-cell/>
          <table:table-cell office:value-type="string" calcext:value-type="string">
            <text:p>Condominio</text:p>
          </table:table-cell>
          <table:table-cell table:style-name="ce59" office:value-type="currency" office:currency="BRL" office:value="230" calcext:value-type="currency">
            <text:p>R$ 230.00</text:p>
          </table:table-cell>
          <table:table-cell table:style-name="ce48" office:value-type="currency" office:currency="BRL" office:value="230" calcext:value-type="currency">
            <text:p>R$ 230.00</text:p>
          </table:table-cell>
          <table:table-cell/>
          <table:table-cell table:style-name="ce112" office:value-type="string" calcext:value-type="string">
            <text:p>07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office:value-type="string" calcext:value-type="string">
            <text:p>Direct box</text:p>
          </table:table-cell>
          <table:table-cell table:style-name="ce2" office:value-type="string" calcext:value-type="string">
            <text:p>SACRED FLOW</text:p>
          </table:table-cell>
          <table:table-cell table:style-name="ce48" office:value-type="currency" office:currency="BRL" office:value="37.5" calcext:value-type="currency">
            <text:p>R$ 37.50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text:p>Total</text:p>
          </table:table-cell>
          <table:table-cell table:style-name="ce110" table:formula="of:=SUM([.F2:.F9])" office:value-type="currency" office:currency="BRL" office:value="995" calcext:value-type="currency">
            <text:p>R$ 995.00</text:p>
          </table:table-cell>
          <table:table-cell/>
          <table:table-cell office:value-type="string" calcext:value-type="string">
            <text:p>Emprestimo Alfa</text:p>
          </table:table-cell>
          <table:table-cell table:style-name="ce61" office:value-type="currency" office:currency="BRL" office:value="215" calcext:value-type="currency">
            <text:p>R$ 215.00</text:p>
          </table:table-cell>
          <table:table-cell table:style-name="ce48" office:value-type="currency" office:currency="BRL" office:value="215" calcext:value-type="currency">
            <text:p>R$ 215.00</text:p>
          </table:table-cell>
          <table:table-cell/>
          <table:table-cell table:style-name="ce2" office:value-type="string" calcext:value-type="string">
            <text:p>08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office:value-type="string" calcext:value-type="string">
            <text:p>farmacia Rai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65.17" calcext:value-type="currency">
            <text:p>R$ 65.17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text:p>Sobra</text:p>
          </table:table-cell>
          <table:table-cell table:style-name="ce110" table:formula="of:=([.B2]-[.F10])+[.F13]" office:value-type="currency" office:currency="BRL" office:value="-16" calcext:value-type="currency">
            <text:p>-R$ 16.00</text:p>
          </table:table-cell>
          <table:table-cell/>
          <table:table-cell office:value-type="string" calcext:value-type="string">
            <text:p>Advogado</text:p>
          </table:table-cell>
          <table:table-cell table:style-name="ce65" office:value-type="currency" office:currency="BRL" office:value="250" calcext:value-type="currency">
            <text:p>R$ 250.00</text:p>
          </table:table-cell>
          <table:table-cell table:style-name="ce48"/>
          <table:table-cell/>
          <table:table-cell table:style-name="ce112" office:value-type="string" calcext:value-type="string">
            <text:p>09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office:value-type="string" calcext:value-type="string">
            <text:p>Direct box</text:p>
          </table:table-cell>
          <table:table-cell table:style-name="ce2" office:value-type="string" calcext:value-type="string">
            <text:p>SACRED FLOW</text:p>
          </table:table-cell>
          <table:table-cell table:style-name="ce48" office:value-type="currency" office:currency="BRL" office:value="39.5" calcext:value-type="currency">
            <text:p>R$ 39.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gles</text:p>
          </table:table-cell>
          <table:table-cell table:style-name="ce67" office:value-type="currency" office:currency="BRL" office:value="120" calcext:value-type="currency">
            <text:p>R$ 120.00</text:p>
          </table:table-cell>
          <table:table-cell table:style-name="ce48" office:value-type="currency" office:currency="BRL" office:value="120" calcext:value-type="currency">
            <text:p>R$ 120.00</text:p>
          </table:table-cell>
          <table:table-cell/>
          <table:table-cell table:style-name="ce2" office:value-type="string" calcext:value-type="string">
            <text:p>10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T3:.T11])" office:value-type="currency" office:currency="BRL" office:value="742.17" calcext:value-type="currency">
            <text:p>R$ 742.17</text:p>
          </table:table-cell>
        </table:table-row>
        <table:table-row table:style-name="ro2">
          <table:table-cell table:number-columns-repeated="4"/>
          <table:table-cell table:style-name="ce106" office:value-type="string" calcext:value-type="string">
            <text:p>saldo conta</text:p>
          </table:table-cell>
          <table:table-cell table:style-name="ce108"/>
          <table:table-cell/>
          <table:table-cell office:value-type="string" calcext:value-type="string">
            <text:p>Ingles Lucas</text:p>
          </table:table-cell>
          <table:table-cell table:style-name="ce68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120" calcext:value-type="currency">
            <text:p>R$ 120.00</text:p>
          </table:table-cell>
          <table:table-cell/>
          <table:table-cell table:style-name="ce2" office:value-type="string" calcext:value-type="string">
            <text:p>11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eguro carro</text:p>
          </table:table-cell>
          <table:table-cell table:style-name="ce70" office:value-type="currency" office:currency="BRL" office:value="0" calcext:value-type="currency">
            <text:p>R$ 0.00</text:p>
          </table:table-cell>
          <table:table-cell table:style-name="ce48" office:value-type="currency" office:currency="BRL" office:value="230" calcext:value-type="currency">
            <text:p>R$ 230.00</text:p>
          </table:table-cell>
          <table:table-cell/>
          <table:table-cell table:style-name="ce2" office:value-type="string" calcext:value-type="string">
            <text:p>12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103" office:value-type="string" calcext:value-type="string">
            <text:p>Total p/ pessoa</text:p>
          </table:table-cell>
          <table:table-cell table:style-name="ce103" office:value-type="string" calcext:value-type="string">
            <text:p>valor</text:p>
          </table:table-cell>
          <table:table-cell/>
        </table:table-row>
        <table:table-row table:style-name="ro1">
          <table:table-cell office:value-type="string" calcext:value-type="string">
            <text:p>cálculo dízimo</text:p>
          </table:table-cell>
          <table:table-cell table:style-name="ce88" table:formula="of:=[.B9]/100*10" office:value-type="currency" office:currency="BRL" office:value="642.9" calcext:value-type="currency">
            <text:p>R$ 642.90</text:p>
          </table:table-cell>
          <table:table-cell table:number-columns-repeated="5"/>
          <table:table-cell office:value-type="string" calcext:value-type="string">
            <text:p>Manut. Conta</text:p>
          </table:table-cell>
          <table:table-cell table:style-name="ce74" office:value-type="currency" office:currency="BRL" office:value="44" calcext:value-type="currency">
            <text:p>R$ 44.00</text:p>
          </table:table-cell>
          <table:table-cell table:style-name="ce48"/>
          <table:table-cell table:number-columns-repeated="2"/>
          <table:table-cell table:style-name="ce116"/>
          <table:table-cell table:number-columns-repeated="4"/>
          <table:table-cell table:style-name="ce2" office:value-type="string" calcext:value-type="string">
            <text:p>PAI</text:p>
          </table:table-cell>
          <table:table-cell table:style-name="ce48" table:formula="of:=SUMIFS([.$T$3:.$T$11];[.$S$3:.$S$11];[.R15])" office:value-type="currency" office:currency="BRL" office:value="335" calcext:value-type="currency">
            <text:p>R$ 335.00</text:p>
          </table:table-cell>
          <table:table-cell/>
        </table:table-row>
        <table:table-row table:style-name="ro1">
          <table:table-cell/>
          <table:table-cell table:style-name="ce88"/>
          <table:table-cell table:number-columns-repeated="5"/>
          <table:table-cell office:value-type="string" calcext:value-type="string">
            <text:p>plano Valen</text:p>
          </table:table-cell>
          <table:table-cell table:style-name="ce78" office:value-type="currency" office:currency="BRL" office:value="90" calcext:value-type="currency">
            <text:p>R$ 90.00</text:p>
          </table:table-cell>
          <table:table-cell table:style-name="ce48"/>
          <table:table-cell table:number-columns-repeated="7"/>
          <table:table-cell table:style-name="ce2" office:value-type="string" calcext:value-type="string">
            <text:p>PATY</text:p>
          </table:table-cell>
          <table:table-cell table:style-name="ce48" table:formula="of:=SUMIFS([.$T$3:.$T$11];[.$S$3:.$S$11];[.R16])" office:value-type="currency" office:currency="BRL" office:value="330.17" calcext:value-type="currency">
            <text:p>R$ 330.17</text:p>
          </table:table-cell>
          <table:table-cell/>
        </table:table-row>
        <table:table-row table:style-name="ro4">
          <table:table-cell/>
          <table:table-cell table:style-name="ce88"/>
          <table:table-cell table:number-columns-repeated="5"/>
          <table:table-cell office:value-type="string" calcext:value-type="string">
            <text:p>Cadeiras</text:p>
          </table:table-cell>
          <table:table-cell table:style-name="ce89" office:value-type="currency" office:currency="BRL" office:value="50" calcext:value-type="currency">
            <text:p>R$ 50.00</text:p>
          </table:table-cell>
          <table:table-cell table:style-name="ce48"/>
          <table:table-cell/>
          <table:table-cell table:style-name="ce2" office:value-type="string" calcext:value-type="string">
            <text:p>Total cartão</text:p>
          </table:table-cell>
          <table:table-cell table:style-name="ce111" table:formula="of:=[.M7]" office:value-type="currency" office:currency="BRL" office:value="3508.29" calcext:value-type="currency">
            <text:p>R$ 3,508.29</text:p>
          </table:table-cell>
          <table:table-cell table:number-columns-repeated="4"/>
          <table:table-cell table:style-name="ce2" office:value-type="string" calcext:value-type="string">
            <text:p>SACRED FLOW</text:p>
          </table:table-cell>
          <table:table-cell table:style-name="ce48" table:formula="of:=SUMIFS([.$T$3:.$T$11];[.$S$3:.$S$11];[.R17])" office:value-type="currency" office:currency="BRL" office:value="77" calcext:value-type="currency">
            <text:p>R$ 77.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mprestimo Itau</text:p>
          </table:table-cell>
          <table:table-cell table:style-name="ce91" office:value-type="currency" office:currency="BRL" office:value="203" calcext:value-type="currency">
            <text:p>R$ 203.00</text:p>
          </table:table-cell>
          <table:table-cell table:style-name="ce48"/>
          <table:table-cell/>
          <table:table-cell table:style-name="ce2" office:value-type="string" calcext:value-type="string">
            <text:p>Total dividas(terceiros)</text:p>
          </table:table-cell>
          <table:table-cell table:style-name="ce111" table:formula="of:=[.T12]" office:value-type="currency" office:currency="BRL" office:value="742.17" calcext:value-type="currency">
            <text:p>R$ 742.17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53" office:value-type="string" calcext:value-type="string">
            <text:p>TOTAL</text:p>
          </table:table-cell>
          <table:table-cell table:style-name="ce92" table:formula="of:=SUM([.I4:.I18])" office:value-type="currency" office:currency="BRL" office:value="4861.02" calcext:value-type="currency">
            <text:p>R$ 4,861.02</text:p>
          </table:table-cell>
          <table:table-cell table:number-columns-repeated="2"/>
          <table:table-cell table:style-name="ce2" office:value-type="string" calcext:value-type="string">
            <text:p>Total geral</text:p>
          </table:table-cell>
          <table:table-cell table:style-name="ce111" table:formula="of:=[.M17]-[.M18]" office:value-type="currency" office:currency="BRL" office:value="2766.12" calcext:value-type="currency">
            <text:p>R$ 2,766.12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Contas Paty</text:p>
          </table:table-cell>
          <table:covered-table-cell table:style-name="ce2"/>
          <table:table-cell table:number-columns-repeated="5"/>
          <table:table-cell table:style-name="Default"/>
          <table:table-cell table:number-columns-repeated="9"/>
          <table:table-cell table:style-name="ce88"/>
          <table:table-cell table:number-columns-repeated="2"/>
        </table:table-row>
        <table:table-row table:style-name="ro1">
          <table:table-cell table:style-name="ce2" office:value-type="string" calcext:value-type="string">
            <text:p>Luz(50%)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Água(50%)</text:p>
          </table:table-cell>
          <table:table-cell table:style-name="ce48" office:value-type="currency" office:currency="BRL" office:value="35" calcext:value-type="currency">
            <text:p>R$ 35.00</text:p>
          </table:table-cell>
          <table:table-cell table:number-columns-repeated="5"/>
          <table:table-cell office:value-type="string" calcext:value-type="string">
            <text:p>Outras entradas</text:p>
          </table:table-cell>
          <table:table-cell table:style-name="ce111" table:formula="of:=[.B26]+[.C39]" office:value-type="currency" office:currency="BRL" office:value="1235" calcext:value-type="currency">
            <text:p>R$ 1,235.00</text:p>
          </table:table-cell>
          <table:table-cell table:number-columns-repeated="2"/>
          <table:table-cell table:style-name="ce6" office:value-type="string" calcext:value-type="string" table:number-columns-spanned="6" table:number-rows-spanned="1">
            <text:p>Pagamentos em boleto</text:p>
          </table:table-cell>
          <table:covered-table-cell table:number-columns-repeated="2"/>
          <table:covered-table-cell table:style-name="ce6"/>
          <table:covered-table-cell table:number-columns-repeated="2" table:style-name="ce2"/>
          <table:table-cell table:style-name="ce63"/>
          <table:table-cell table:number-columns-repeated="2"/>
        </table:table-row>
        <table:table-row table:style-name="ro1">
          <table:table-cell table:style-name="ce2" office:value-type="string" calcext:value-type="string">
            <text:p>Internet(50%)</text:p>
          </table:table-cell>
          <table:table-cell table:style-name="ce48" office:value-type="currency" office:currency="BRL" office:value="70" calcext:value-type="currency">
            <text:p>R$ 70.00</text:p>
          </table:table-cell>
          <table:table-cell table:number-columns-repeated="5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Descrição</text:p>
          </table:table-cell>
          <table:covered-table-cell/>
          <table:table-cell table:style-name="ce2" office:value-type="string" calcext:value-type="string">
            <text:p>Venc. (dia)</text:p>
          </table:table-cell>
          <table:table-cell table:style-name="ce103" office:value-type="string" calcext:value-type="string">
            <text:p>Valor</text:p>
          </table:table-cell>
          <table:table-cell table:style-name="ce121" office:value-type="string" calcext:value-type="string">
            <text:p>VALOR</text:p>
          </table:table-cell>
          <table:table-cell table:style-name="ce117" office:value-type="string" calcext:value-type="string">
            <text:p>Status</text:p>
          </table:table-cell>
          <table:table-cell/>
          <table:table-cell table:style-name="ce63"/>
          <table:table-cell/>
        </table:table-row>
        <table:table-row table:style-name="ro3">
          <table:table-cell table:style-name="ce2" office:value-type="string" calcext:value-type="string">
            <text:p>mercado(aux)</text:p>
          </table:table-cell>
          <table:table-cell table:style-name="ce48" office:value-type="currency" office:currency="BRL" office:value="150" calcext:value-type="currency">
            <text:p>R$ 150.00</text:p>
          </table:table-cell>
          <table:table-cell table:number-columns-repeated="5"/>
          <table:table-cell table:style-name="ce43" office:value-type="string" calcext:value-type="string">
            <text:p>Total</text:p>
          </table:table-cell>
          <table:table-cell table:style-name="ce110" table:formula="of:=(SUM([.I3:.I18])+[.P8])-[.I23]" office:value-type="currency" office:currency="BRL" office:value="4093.78" calcext:value-type="currency">
            <text:p>R$ 4,093.78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Inglê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30" calcext:value-type="currency">
            <text:p>R$ 13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2" table:formula="of:=IF([.P25]=&quot;OK&quot;;&quot;PAGO&quot;;IF(DAY(TODAY())&gt;[.N25];&quot;Atrasado&quot;;&quot;vence em &quot;&amp;[.N25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style-name="ce43" office:value-type="string" calcext:value-type="string">
            <text:p>Total</text:p>
          </table:table-cell>
          <table:table-cell table:style-name="ce102" table:formula="of:=SUM([.B22:.B25])" office:value-type="currency" office:currency="BRL" office:value="355" calcext:value-type="currency">
            <text:p>R$ 355.00</text:p>
          </table:table-cell>
          <table:table-cell table:number-columns-repeated="5"/>
          <table:table-cell table:style-name="ce43" office:value-type="string" calcext:value-type="string">
            <text:p>Sobra</text:p>
          </table:table-cell>
          <table:table-cell table:style-name="ce110" table:formula="of:=([.B3]-[.I25])+[.F13]" office:value-type="currency" office:currency="BRL" office:value="306.219999999999" calcext:value-type="currency">
            <text:p>R$ 306.22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Alfa (Empréstimo)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15" calcext:value-type="currency">
            <text:p>R$ 215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3" table:formula="of:=IF([.P26]=&quot;OK&quot;;&quot;PAGO&quot;;IF(DAY(TODAY())&gt;[.N26];&quot;Atrasado&quot;;&quot;vence em &quot;&amp;[.N26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Empréstimo (Lauro)</text:p>
          </table:table-cell>
          <table:covered-table-cell/>
          <table:table-cell table:style-name="ce103" office:value-type="float" office:value="7" calcext:value-type="float">
            <text:p>7</text:p>
          </table:table-cell>
          <table:table-cell table:style-name="ce115" office:value-type="currency" office:currency="BRL" office:value="120" calcext:value-type="currency">
            <text:p>R$ 12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4" table:formula="of:=IF([.P27]=&quot;OK&quot;;&quot;PAGO&quot;;IF(DAY(TODAY())&gt;[.N27];&quot;Atrasado&quot;;&quot;vence em &quot;&amp;[.N27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Internet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20" calcext:value-type="currency">
            <text:p>R$ 12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5" table:formula="of:=IF([.P28]=&quot;OK&quot;;&quot;PAGO&quot;;IF(DAY(TODAY())&gt;[.N28];&quot;Atrasado&quot;;&quot;vence em &quot;&amp;[.N28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Havan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85" calcext:value-type="currency">
            <text:p>R$ 185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6" table:formula="of:=IF([.P29]=&quot;OK&quot;;&quot;PAGO&quot;;IF(DAY(TODAY())&gt;[.N29];&quot;Atrasado&quot;;&quot;vence em &quot;&amp;[.N29]-DAY(TODAY())&amp; &quot; dia (s)&quot;))" office:value-type="string" office:string-value="PAGO" calcext:value-type="string">
            <text:p>PAGO</text:p>
          </table:table-cell>
          <table:table-cell table:style-name="ce114"/>
          <table:table-cell table:style-name="ce66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Outras entradas (pag. Em cartão – próx. Mês)</text:p>
          </table:table-cell>
          <table:covered-table-cell table:style-name="ce2"/>
          <table:covered-table-cell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Advogado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50" calcext:value-type="currency">
            <text:p>R$ 2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7" table:formula="of:=IF([.P30]=&quot;OK&quot;;&quot;PAGO&quot;;IF(DAY(TODAY())&gt;[.N30];&quot;Atrasado&quot;;&quot;vence em &quot;&amp;[.N30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inglês</text:p>
          </table:table-cell>
          <table:covered-table-cell table:style-name="ce2"/>
          <table:table-cell table:style-name="ce48" office:value-type="currency" office:currency="BRL" office:value="130" calcext:value-type="currency">
            <text:p>R$ 130.00</text:p>
          </table:table-cell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Condominio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230" calcext:value-type="currency">
            <text:p>R$ 23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8" table:formula="of:=IF([.P31]=&quot;OK&quot;;&quot;PAGO&quot;;IF(DAY(TODAY())&gt;[.N31];&quot;Atrasado&quot;;&quot;vence em &quot;&amp;[.N31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Alfa</text:p>
          </table:table-cell>
          <table:covered-table-cell table:style-name="ce2"/>
          <table:table-cell table:style-name="ce48" office:value-type="currency" office:currency="BRL" office:value="215" calcext:value-type="currency">
            <text:p>R$ 215.00</text:p>
          </table:table-cell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cadeira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50" calcext:value-type="currency">
            <text:p>R$ 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29" table:formula="of:=IF([.P32]=&quot;OK&quot;;&quot;PAGO&quot;;IF(DAY(TODAY())&gt;[.N32];&quot;Atrasado&quot;;&quot;vence em &quot;&amp;[.N32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condominio</text:p>
          </table:table-cell>
          <table:covered-table-cell table:style-name="ce2"/>
          <table:table-cell table:style-name="ce48" office:value-type="currency" office:currency="BRL" office:value="230" calcext:value-type="currency">
            <text:p>R$ 230.00</text:p>
          </table:table-cell>
          <table:table-cell table:number-columns-repeated="4"/>
          <table:table-cell table:style-name="Default"/>
          <table:table-cell table:number-columns-repeated="3"/>
          <table:table-cell table:style-name="ce6" table:number-columns-spanned="2" table:number-rows-spanned="1"/>
          <table:covered-table-cell/>
          <table:table-cell table:style-name="ce103"/>
          <table:table-cell table:style-name="ce115"/>
          <table:table-cell table:style-name="ce6" table:content-validation-name="val1"/>
          <table:table-cell table:style-name="ce133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Internet copel</text:p>
          </table:table-cell>
          <table:covered-table-cell table:style-name="ce2"/>
          <table:table-cell table:style-name="ce48" office:value-type="currency" office:currency="BRL" office:value="120" calcext:value-type="currency">
            <text:p>R$ 120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office:value-type="string" calcext:value-type="string" table:number-columns-spanned="2" table:number-rows-spanned="1">
            <text:p>Havan</text:p>
          </table:table-cell>
          <table:covered-table-cell table:style-name="ce2"/>
          <table:table-cell table:style-name="ce48" office:value-type="currency" office:currency="BRL" office:value="185" calcext:value-type="currency">
            <text:p>R$ 185.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6" table:number-columns-spanned="2" table:number-rows-spanned="1"/>
          <table:covered-table-cell table:style-name="ce2"/>
          <table:table-cell table:style-name="ce48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C31:.C38])" office:value-type="currency" office:currency="BRL" office:value="880" calcext:value-type="currency">
            <text:p>R$ 880.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10"/>
        </table:table-row>
        <calcext:conditional-formats>
          <calcext:conditional-format calcext:target-range-address="maio.Q25:maio.Q25">
            <calcext:condition calcext:apply-style-name="Bad" calcext:value="contains-text(&quot;vence em 1 &quot;)" calcext:base-cell-address="maio.Q25"/>
            <calcext:condition calcext:apply-style-name="Neutral" calcext:value="contains-text(&quot;vence em&quot;)" calcext:base-cell-address="maio.Q25"/>
            <calcext:condition calcext:apply-style-name="Error" calcext:value="=&quot;Atrasado&quot;" calcext:base-cell-address="maio.Q25"/>
            <calcext:condition calcext:apply-style-name="Good" calcext:value="=&quot;PAGO&quot;" calcext:base-cell-address="maio.Q25"/>
          </calcext:conditional-format>
          <calcext:conditional-format calcext:target-range-address="maio.Q26:maio.Q26">
            <calcext:condition calcext:apply-style-name="Bad" calcext:value="contains-text(&quot;vence em 1 &quot;)" calcext:base-cell-address="maio.Q26"/>
            <calcext:condition calcext:apply-style-name="Neutral" calcext:value="contains-text(&quot;vence em&quot;)" calcext:base-cell-address="maio.Q26"/>
            <calcext:condition calcext:apply-style-name="Error" calcext:value="=&quot;Atrasado&quot;" calcext:base-cell-address="maio.Q26"/>
            <calcext:condition calcext:apply-style-name="Good" calcext:value="=&quot;PAGO&quot;" calcext:base-cell-address="maio.Q26"/>
          </calcext:conditional-format>
          <calcext:conditional-format calcext:target-range-address="maio.Q27:maio.Q27">
            <calcext:condition calcext:apply-style-name="Bad" calcext:value="contains-text(&quot;vence em 1 &quot;)" calcext:base-cell-address="maio.Q27"/>
            <calcext:condition calcext:apply-style-name="Neutral" calcext:value="contains-text(&quot;vence em&quot;)" calcext:base-cell-address="maio.Q27"/>
            <calcext:condition calcext:apply-style-name="Error" calcext:value="=&quot;Atrasado&quot;" calcext:base-cell-address="maio.Q27"/>
            <calcext:condition calcext:apply-style-name="Good" calcext:value="=&quot;PAGO&quot;" calcext:base-cell-address="maio.Q27"/>
          </calcext:conditional-format>
          <calcext:conditional-format calcext:target-range-address="maio.Q28:maio.Q28">
            <calcext:condition calcext:apply-style-name="Bad" calcext:value="contains-text(&quot;vence em 1 &quot;)" calcext:base-cell-address="maio.Q28"/>
            <calcext:condition calcext:apply-style-name="Neutral" calcext:value="contains-text(&quot;vence em&quot;)" calcext:base-cell-address="maio.Q28"/>
            <calcext:condition calcext:apply-style-name="Error" calcext:value="=&quot;Atrasado&quot;" calcext:base-cell-address="maio.Q28"/>
            <calcext:condition calcext:apply-style-name="Good" calcext:value="=&quot;PAGO&quot;" calcext:base-cell-address="maio.Q28"/>
          </calcext:conditional-format>
          <calcext:conditional-format calcext:target-range-address="maio.Q29:maio.Q29">
            <calcext:condition calcext:apply-style-name="Bad" calcext:value="contains-text(&quot;vence em 1 &quot;)" calcext:base-cell-address="maio.Q29"/>
            <calcext:condition calcext:apply-style-name="Neutral" calcext:value="contains-text(&quot;vence em&quot;)" calcext:base-cell-address="maio.Q29"/>
            <calcext:condition calcext:apply-style-name="Error" calcext:value="=&quot;Atrasado&quot;" calcext:base-cell-address="maio.Q29"/>
            <calcext:condition calcext:apply-style-name="Good" calcext:value="=&quot;PAGO&quot;" calcext:base-cell-address="maio.Q29"/>
          </calcext:conditional-format>
          <calcext:conditional-format calcext:target-range-address="maio.Q30:maio.Q30">
            <calcext:condition calcext:apply-style-name="Bad" calcext:value="contains-text(&quot;vence em 1 &quot;)" calcext:base-cell-address="maio.Q30"/>
            <calcext:condition calcext:apply-style-name="Neutral" calcext:value="contains-text(&quot;vence em&quot;)" calcext:base-cell-address="maio.Q30"/>
            <calcext:condition calcext:apply-style-name="Error" calcext:value="=&quot;Atrasado&quot;" calcext:base-cell-address="maio.Q30"/>
            <calcext:condition calcext:apply-style-name="Good" calcext:value="=&quot;PAGO&quot;" calcext:base-cell-address="maio.Q30"/>
          </calcext:conditional-format>
          <calcext:conditional-format calcext:target-range-address="maio.Q31:maio.Q31">
            <calcext:condition calcext:apply-style-name="Bad" calcext:value="contains-text(&quot;vence em 1 &quot;)" calcext:base-cell-address="maio.Q31"/>
            <calcext:condition calcext:apply-style-name="Neutral" calcext:value="contains-text(&quot;vence em&quot;)" calcext:base-cell-address="maio.Q31"/>
            <calcext:condition calcext:apply-style-name="Error" calcext:value="=&quot;Atrasado&quot;" calcext:base-cell-address="maio.Q31"/>
            <calcext:condition calcext:apply-style-name="Good" calcext:value="=&quot;PAGO&quot;" calcext:base-cell-address="maio.Q31"/>
          </calcext:conditional-format>
          <calcext:conditional-format calcext:target-range-address="maio.Q32:maio.Q32">
            <calcext:condition calcext:apply-style-name="Bad" calcext:value="contains-text(&quot;vence em 1 &quot;)" calcext:base-cell-address="maio.Q32"/>
            <calcext:condition calcext:apply-style-name="Neutral" calcext:value="contains-text(&quot;vence em&quot;)" calcext:base-cell-address="maio.Q32"/>
            <calcext:condition calcext:apply-style-name="Error" calcext:value="=&quot;Atrasado&quot;" calcext:base-cell-address="maio.Q32"/>
            <calcext:condition calcext:apply-style-name="Good" calcext:value="=&quot;PAGO&quot;" calcext:base-cell-address="maio.Q32"/>
          </calcext:conditional-format>
          <calcext:conditional-format calcext:target-range-address="maio.Q33:maio.Q33">
            <calcext:condition calcext:apply-style-name="Bad" calcext:value="contains-text(&quot;vence em 1 &quot;)" calcext:base-cell-address="maio.Q33"/>
            <calcext:condition calcext:apply-style-name="Neutral" calcext:value="contains-text(&quot;vence em&quot;)" calcext:base-cell-address="maio.Q33"/>
            <calcext:condition calcext:apply-style-name="Error" calcext:value="=&quot;Atrasado&quot;" calcext:base-cell-address="maio.Q33"/>
            <calcext:condition calcext:apply-style-name="Good" calcext:value="=&quot;PAGO&quot;" calcext:base-cell-address="maio.Q33"/>
          </calcext:conditional-format>
          <calcext:conditional-format calcext:target-range-address="maio.I4:maio.I4">
            <calcext:condition calcext:apply-style-name="Neutral" calcext:value="=0" calcext:base-cell-address="maio.I4"/>
          </calcext:conditional-format>
          <calcext:conditional-format calcext:target-range-address="maio.I5:maio.I5">
            <calcext:condition calcext:apply-style-name="Neutral" calcext:value="=0" calcext:base-cell-address="maio.I5"/>
          </calcext:conditional-format>
          <calcext:conditional-format calcext:target-range-address="maio.I6:maio.I6">
            <calcext:condition calcext:apply-style-name="Neutral" calcext:value="=0" calcext:base-cell-address="maio.I6"/>
          </calcext:conditional-format>
          <calcext:conditional-format calcext:target-range-address="maio.I7:maio.I7">
            <calcext:condition calcext:apply-style-name="Neutral" calcext:value="=0" calcext:base-cell-address="maio.I7"/>
          </calcext:conditional-format>
          <calcext:conditional-format calcext:target-range-address="maio.I8:maio.I8">
            <calcext:condition calcext:apply-style-name="Neutral" calcext:value="=0" calcext:base-cell-address="maio.I8"/>
          </calcext:conditional-format>
          <calcext:conditional-format calcext:target-range-address="maio.I9:maio.I9">
            <calcext:condition calcext:apply-style-name="Neutral" calcext:value="=0" calcext:base-cell-address="maio.I9"/>
          </calcext:conditional-format>
          <calcext:conditional-format calcext:target-range-address="maio.I10:maio.I10">
            <calcext:condition calcext:apply-style-name="Neutral" calcext:value="=0" calcext:base-cell-address="maio.I10"/>
          </calcext:conditional-format>
          <calcext:conditional-format calcext:target-range-address="maio.I11:maio.I11">
            <calcext:condition calcext:apply-style-name="Neutral" calcext:value="=0" calcext:base-cell-address="maio.I11"/>
          </calcext:conditional-format>
          <calcext:conditional-format calcext:target-range-address="maio.I12:maio.I12">
            <calcext:condition calcext:apply-style-name="Neutral" calcext:value="=0" calcext:base-cell-address="maio.I12"/>
          </calcext:conditional-format>
          <calcext:conditional-format calcext:target-range-address="maio.I13:maio.I13">
            <calcext:condition calcext:apply-style-name="Neutral" calcext:value="=0" calcext:base-cell-address="maio.I13"/>
          </calcext:conditional-format>
          <calcext:conditional-format calcext:target-range-address="maio.I14:maio.I14">
            <calcext:condition calcext:apply-style-name="Neutral" calcext:value="=0" calcext:base-cell-address="maio.I14"/>
          </calcext:conditional-format>
          <calcext:conditional-format calcext:target-range-address="maio.I15:maio.I15">
            <calcext:condition calcext:apply-style-name="Neutral" calcext:value="=0" calcext:base-cell-address="maio.I15"/>
          </calcext:conditional-format>
          <calcext:conditional-format calcext:target-range-address="maio.I16:maio.I16">
            <calcext:condition calcext:apply-style-name="Neutral" calcext:value="=0" calcext:base-cell-address="maio.I16"/>
          </calcext:conditional-format>
          <calcext:conditional-format calcext:target-range-address="maio.I17:maio.I17">
            <calcext:condition calcext:apply-style-name="Neutral" calcext:value="=0" calcext:base-cell-address="maio.I17"/>
          </calcext:conditional-format>
          <calcext:conditional-format calcext:target-range-address="maio.I18:maio.I18">
            <calcext:condition calcext:apply-style-name="Neutral" calcext:value="=0" calcext:base-cell-address="maio.I18"/>
          </calcext:conditional-format>
        </calcext:conditional-formats>
      </table:table>
      <table:table table:name="junho" table:style-name="ta1">
        <table:table-column table:style-name="co3" table:default-cell-style-name="Default"/>
        <table:table-column table:style-name="co2" table:default-cell-style-name="ce2"/>
        <table:table-column table:style-name="co15" table:default-cell-style-name="Default"/>
        <table:table-column table:style-name="co28" table:default-cell-style-name="Default"/>
        <table:table-column table:style-name="co8" table:default-cell-style-name="ce2"/>
        <table:table-column table:style-name="co25" table:default-cell-style-name="Default"/>
        <table:table-column table:style-name="co6" table:default-cell-style-name="ce48"/>
        <table:table-column table:style-name="co29" table:default-cell-style-name="Default"/>
        <table:table-column table:style-name="co18" table:default-cell-style-name="ce2"/>
        <table:table-column table:style-name="co3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Dia de pagto.</text:p>
          </table:table-cell>
          <table:table-cell/>
          <table:table-cell table:style-name="ce47" office:value-type="string" calcext:value-type="string" table:number-columns-spanned="2" table:number-rows-spanned="1">
            <text:p>Dívidas para Dv. De lucro</text:p>
          </table:table-cell>
          <table:covered-table-cell table:style-name="ce2"/>
          <table:table-cell table:style-name="ce103" office:value-type="string" calcext:value-type="string">
            <text:p>Valor ref</text:p>
          </table:table-cell>
          <table:table-cell/>
          <table:table-cell table:style-name="ce47" office:value-type="string" calcext:value-type="string" table:number-columns-spanned="2" table:number-rows-spanned="1">
            <text:p>Cartão de crédito</text:p>
          </table:table-cell>
          <table:covered-table-cell table:style-name="ce2"/>
          <table:table-cell/>
          <table:table-cell table:style-name="ce47" office:value-type="string" calcext:value-type="string" table:number-columns-spanned="2" table:number-rows-spanned="1">
            <text:p>Dividas extras (nubank)</text:p>
          </table:table-cell>
          <table:covered-table-cell table:style-name="ce2"/>
          <table:table-cell/>
          <table:table-cell table:style-name="ce6" office:value-type="string" calcext:value-type="string" table:number-columns-spanned="3" table:number-rows-spanned="1">
            <text:p>cartão dividas (terceiros)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PAGAMENTO</text:p>
          </table:table-cell>
          <table:table-cell table:style-name="ce130" office:value-type="currency" office:currency="BRL" office:value="6604.76" calcext:value-type="currency">
            <text:p>R$ 6,604.76</text:p>
          </table:table-cell>
          <table:table-cell table:style-name="ce103" office:value-type="float" office:value="5" calcext:value-type="float">
            <text:p>5</text:p>
          </table:table-cell>
          <table:table-cell/>
          <table:table-cell table:style-name="ce107" office:value-type="string" calcext:value-type="string">
            <text:p>Aluguel</text:p>
          </table:table-cell>
          <table:table-cell table:style-name="ce130" office:value-type="currency" office:currency="BRL" office:value="840" calcext:value-type="currency">
            <text:p>R$ 840.00</text:p>
          </table:table-cell>
          <table:table-cell table:style-name="ce108" office:value-type="currency" office:currency="BRL" office:value="840" calcext:value-type="currency">
            <text:p>R$ 840.00</text:p>
          </table:table-cell>
          <table:table-cell/>
          <table:table-cell table:style-name="ce43" office:value-type="string" calcext:value-type="string">
            <text:p>mês</text:p>
          </table:table-cell>
          <table:table-cell table:style-name="ce43" office:value-type="string" calcext:value-type="string">
            <text:p>Valor</text:p>
          </table:table-cell>
          <table:table-cell/>
          <table:table-cell table:style-name="ce38" office:value-type="string" calcext:value-type="string">
            <text:p>Descrição</text:p>
          </table:table-cell>
          <table:table-cell table:style-name="ce38" office:value-type="string" calcext:value-type="string">
            <text:p>valor</text:p>
          </table:table-cell>
          <table:table-cell/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Resp.</text:p>
          </table:table-cell>
          <table:table-cell table:style-name="ce43" office:value-type="string" calcext:value-type="string">
            <text:p>Valor</text:p>
          </table:table-cell>
        </table:table-row>
        <table:table-row table:style-name="ro1">
          <table:table-cell table:style-name="ce2" office:value-type="string" calcext:value-type="string">
            <text:p>HE</text:p>
          </table:table-cell>
          <table:table-cell table:style-name="ce130" office:value-type="currency" office:currency="BRL" office:value="180" calcext:value-type="currency">
            <text:p>R$ 180.00</text:p>
          </table:table-cell>
          <table:table-cell table:style-name="ce103" office:value-type="float" office:value="5" calcext:value-type="float">
            <text:p>5</text:p>
          </table:table-cell>
          <table:table-cell/>
          <table:table-cell table:style-name="ce107" office:value-type="string" calcext:value-type="string">
            <text:p>Água</text:p>
          </table:table-cell>
          <table:table-cell table:style-name="ce130" office:value-type="currency" office:currency="BRL" office:value="70" calcext:value-type="currency">
            <text:p>R$ 70.00</text:p>
          </table:table-cell>
          <table:table-cell table:style-name="ce108" office:value-type="currency" office:currency="BRL" office:value="70" calcext:value-type="currency">
            <text:p>R$ 70.00</text:p>
          </table:table-cell>
          <table:table-cell/>
          <table:table-cell table:style-name="ce112" office:value-type="string" calcext:value-type="string">
            <text:p>01/2021</text:p>
          </table:table-cell>
          <table:table-cell table:style-name="ce108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Cap Violão (nubank)</text:p>
          </table:table-cell>
          <table:table-cell table:style-name="ce111" office:value-type="currency" office:currency="BRL" office:value="51" calcext:value-type="currency">
            <text:p>R$ 51.00</text:p>
          </table:table-cell>
          <table:table-cell/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208" calcext:value-type="currency">
            <text:p>R$ 208.00</text:p>
          </table:table-cell>
        </table:table-row>
        <table:table-row table:style-name="ro1">
          <table:table-cell table:style-name="ce2" office:value-type="string" calcext:value-type="string">
            <text:p>Beneficio</text:p>
          </table:table-cell>
          <table:table-cell table:style-name="ce130" office:value-type="currency" office:currency="BRL" office:value="1050" calcext:value-type="currency">
            <text:p>R$ 1,050.0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107" office:value-type="string" calcext:value-type="string">
            <text:p>Internet</text:p>
          </table:table-cell>
          <table:table-cell table:style-name="ce130" office:value-type="currency" office:currency="BRL" office:value="100" calcext:value-type="currency">
            <text:p>R$ 100.00</text:p>
          </table:table-cell>
          <table:table-cell table:style-name="ce108" office:value-type="currency" office:currency="BRL" office:value="100" calcext:value-type="currency">
            <text:p>R$ 100.00</text:p>
          </table:table-cell>
          <table:table-cell/>
          <table:table-cell office:value-type="string" calcext:value-type="string">
            <text:p>02/2021</text:p>
          </table:table-cell>
          <table:table-cell table:style-name="ce108" office:value-type="currency" office:currency="BRL" office:value="2346" calcext:value-type="currency">
            <text:p>R$ 2,346.00</text:p>
          </table:table-cell>
          <table:table-cell/>
          <table:table-cell table:style-name="ce2" office:value-type="string" calcext:value-type="string">
            <text:p>Tenis (nubank)</text:p>
          </table:table-cell>
          <table:table-cell table:style-name="ce111" office:value-type="currency" office:currency="BRL" office:value="45" calcext:value-type="currency">
            <text:p>R$ 45.00</text:p>
          </table:table-cell>
          <table:table-cell/>
          <table:table-cell table:style-name="ce2" office:value-type="string" calcext:value-type="string">
            <text:p>peça máquina de cabel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53" calcext:value-type="currency">
            <text:p>R$ 53.00</text:p>
          </table:table-cell>
        </table:table-row>
        <table:table-row table:style-name="ro3">
          <table:table-cell table:style-name="ce43" office:value-type="string" calcext:value-type="string">
            <text:p>Total (s/benefit)</text:p>
          </table:table-cell>
          <table:table-cell table:style-name="ce72" table:formula="of:=SUM([.B2:.B3])" office:value-type="currency" office:currency="BRL" office:value="6784.76" calcext:value-type="currency">
            <text:p>R$ 6,784.76</text:p>
          </table:table-cell>
          <table:table-cell table:number-columns-repeated="2"/>
          <table:table-cell table:style-name="ce107" office:value-type="string" calcext:value-type="string">
            <text:p>Luz</text:p>
          </table:table-cell>
          <table:table-cell table:style-name="ce130" office:value-type="currency" office:currency="BRL" office:value="200" calcext:value-type="currency">
            <text:p>R$ 200.00</text:p>
          </table:table-cell>
          <table:table-cell table:style-name="ce108" office:value-type="currency" office:currency="BRL" office:value="200" calcext:value-type="currency">
            <text:p>R$ 200.00</text:p>
          </table:table-cell>
          <table:table-cell/>
          <table:table-cell table:style-name="ce112" office:value-type="string" calcext:value-type="string">
            <text:p>03/2021</text:p>
          </table:table-cell>
          <table:table-cell table:style-name="ce108" office:value-type="currency" office:currency="BRL" office:value="3860" calcext:value-type="currency">
            <text:p>R$ 3,860.00</text:p>
          </table:table-cell>
          <table:table-cell/>
          <table:table-cell table:style-name="ce2" office:value-type="string" calcext:value-type="string">
            <text:p>Cozinha</text:p>
          </table:table-cell>
          <table:table-cell table:style-name="ce111" office:value-type="currency" office:currency="BRL" office:value="245" calcext:value-type="currency">
            <text:p>R$ 245.00</text:p>
          </table:table-cell>
          <table:table-cell/>
          <table:table-cell table:style-name="ce2" office:value-type="string" calcext:value-type="string">
            <text:p>interface de audi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74" calcext:value-type="currency">
            <text:p>R$ 74.00</text:p>
          </table:table-cell>
        </table:table-row>
        <table:table-row table:style-name="ro3">
          <table:table-cell table:style-name="ce43" office:value-type="string" calcext:value-type="string">
            <text:p>Total regeral</text:p>
          </table:table-cell>
          <table:table-cell table:style-name="ce72" table:formula="of:=SUM([.B2:.B4])" office:value-type="currency" office:currency="BRL" office:value="7834.76" calcext:value-type="currency">
            <text:p>R$ 7,834.76</text:p>
          </table:table-cell>
          <table:table-cell table:number-columns-repeated="2"/>
          <table:table-cell table:style-name="ce107" office:value-type="string" calcext:value-type="string">
            <text:p>emprestimo</text:p>
          </table:table-cell>
          <table:table-cell table:style-name="ce130" office:value-type="currency" office:currency="BRL" office:value="120" calcext:value-type="currency">
            <text:p>R$ 120.00</text:p>
          </table:table-cell>
          <table:table-cell table:style-name="ce108" office:value-type="currency" office:currency="BRL" office:value="120" calcext:value-type="currency">
            <text:p>R$ 120.00</text:p>
          </table:table-cell>
          <table:table-cell/>
          <table:table-cell office:value-type="string" calcext:value-type="string">
            <text:p>04/2021</text:p>
          </table:table-cell>
          <table:table-cell table:style-name="ce108" office:value-type="currency" office:currency="BRL" office:value="3460.59" calcext:value-type="currency">
            <text:p>R$ 3,460.59</text:p>
          </table:table-cell>
          <table:table-cell/>
          <table:table-cell table:style-name="ce2" office:value-type="string" calcext:value-type="string">
            <text:p>Granito</text:p>
          </table:table-cell>
          <table:table-cell table:style-name="ce111" office:value-type="currency" office:currency="BRL" office:value="92" calcext:value-type="currency">
            <text:p>R$ 92.00</text:p>
          </table:table-cell>
          <table:table-cell/>
          <table:table-cell table:style-name="ce2" office:value-type="string" calcext:value-type="string">
            <text:p>farmaci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59.59" calcext:value-type="currency">
            <text:p>R$ 59.59</text:p>
          </table:table-cell>
        </table:table-row>
        <table:table-row table:style-name="ro1">
          <table:table-cell table:style-name="ce42"/>
          <table:table-cell table:style-name="ce51"/>
          <table:table-cell table:number-columns-repeated="2"/>
          <table:table-cell table:style-name="ce107" office:value-type="string" calcext:value-type="string">
            <text:p>Celular</text:p>
          </table:table-cell>
          <table:table-cell table:style-name="ce130" office:value-type="currency" office:currency="BRL" office:value="35" calcext:value-type="currency">
            <text:p>R$ 35.00</text:p>
          </table:table-cell>
          <table:table-cell table:style-name="ce108" office:value-type="currency" office:currency="BRL" office:value="35" calcext:value-type="currency">
            <text:p>R$ 35.00</text:p>
          </table:table-cell>
          <table:table-cell/>
          <table:table-cell table:style-name="ce112" office:value-type="string" calcext:value-type="string">
            <text:p>05/2021</text:p>
          </table:table-cell>
          <table:table-cell table:style-name="ce108" office:value-type="currency" office:currency="BRL" office:value="3508" calcext:value-type="currency">
            <text:p>R$ 3,508.00</text:p>
          </table:table-cell>
          <table:table-cell/>
          <table:table-cell table:style-name="ce2" office:value-type="string" calcext:value-type="string">
            <text:p>seguro de vida</text:p>
          </table:table-cell>
          <table:table-cell table:style-name="ce111" office:value-type="currency" office:currency="BRL" office:value="13.76" calcext:value-type="currency">
            <text:p>R$ 13.76</text:p>
          </table:table-cell>
          <table:table-cell/>
          <table:table-cell table:style-name="ce2" office:value-type="string" calcext:value-type="string">
            <text:p>one six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90" calcext:value-type="currency">
            <text:p>R$ 90.00</text:p>
          </table:table-cell>
        </table:table-row>
        <table:table-row table:style-name="ro1">
          <table:table-cell table:style-name="ce43" office:value-type="string" calcext:value-type="string">
            <text:p>SALDO DA CONTA</text:p>
          </table:table-cell>
          <table:table-cell table:style-name="ce104" office:value-type="currency" office:currency="BRL" office:value="-322.89" calcext:value-type="currency">
            <text:p>-R$ 322.89</text:p>
          </table:table-cell>
          <table:table-cell table:number-columns-repeated="2"/>
          <table:table-cell office:value-type="string" calcext:value-type="string">
            <text:p>Dízimo</text:p>
          </table:table-cell>
          <table:table-cell table:style-name="ce88" table:formula="of:=[.B6]/100*10" office:value-type="currency" office:currency="BRL" office:value="783.476" calcext:value-type="currency">
            <text:p>R$ 783.48</text:p>
          </table:table-cell>
          <table:table-cell table:number-columns-repeated="2"/>
          <table:table-cell office:value-type="string" calcext:value-type="string">
            <text:p>06/2021</text:p>
          </table:table-cell>
          <table:table-cell table:style-name="ce110" office:value-type="currency" office:currency="BRL" office:value="3289.93" calcext:value-type="currency">
            <text:p>R$ 3,289.93</text:p>
          </table:table-cell>
          <table:table-cell/>
          <table:table-cell table:style-name="ce2" office:value-type="string" calcext:value-type="string">
            <text:p>Mufatto</text:p>
          </table:table-cell>
          <table:table-cell table:style-name="ce111" office:value-type="currency" office:currency="BRL" office:value="69.98" calcext:value-type="currency">
            <text:p>R$ 69.98</text:p>
          </table:table-cell>
          <table:table-cell/>
          <table:table-cell table:style-name="ce2" office:value-type="string" calcext:value-type="string">
            <text:p>farmaci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65.17" calcext:value-type="currency">
            <text:p>R$ 65.1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Cartão</text:p>
          </table:table-cell>
          <table:table-cell table:style-name="ce131" table:formula="of:=[.J19]" office:value-type="currency" office:currency="BRL" office:value="2740.17" calcext:value-type="currency">
            <text:p>R$ 2,740.17</text:p>
          </table:table-cell>
          <table:table-cell table:number-columns-repeated="2"/>
          <table:table-cell table:style-name="ce112" office:value-type="string" calcext:value-type="string">
            <text:p>07/2021</text:p>
          </table:table-cell>
          <table:table-cell table:style-name="ce113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Boticario</text:p>
          </table:table-cell>
          <table:table-cell table:style-name="ce111" office:value-type="currency" office:currency="BRL" office:value="75.76" calcext:value-type="currency">
            <text:p>R$ 75.7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Contas Paty</text:p>
          </table:table-cell>
          <table:covered-table-cell/>
          <table:table-cell table:number-columns-repeated="2"/>
          <table:table-cell office:value-type="string" calcext:value-type="string">
            <text:p>Acum. 13</text:p>
          </table:table-cell>
          <table:table-cell table:style-name="ce132" office:value-type="currency" office:currency="BRL" office:value="0" calcext:value-type="currency">
            <text:p>R$ 0.00</text:p>
          </table:table-cell>
          <table:table-cell office:value-type="currency" office:currency="BRL" office:value="150" calcext:value-type="currency">
            <text:p>R$ 150.00</text:p>
          </table:table-cell>
          <table:table-cell/>
          <table:table-cell office:value-type="string" calcext:value-type="string">
            <text:p>08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2"/>
          <table:table-cell table:style-name="ce111"/>
          <table:table-cell table:number-columns-repeated="4"/>
        </table:table-row>
        <table:table-row table:style-name="ro1">
          <table:table-cell table:style-name="ce2" office:value-type="string" calcext:value-type="string">
            <text:p>Luz(50%)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2"/>
          <table:table-cell office:value-type="string" calcext:value-type="string">
            <text:p>Terreno</text:p>
          </table:table-cell>
          <table:table-cell table:style-name="ce137" office:value-type="currency" office:currency="BRL" office:value="675" calcext:value-type="currency">
            <text:p>R$ 675.00</text:p>
          </table:table-cell>
          <table:table-cell office:value-type="currency" office:currency="BRL" office:value="675" calcext:value-type="currency">
            <text:p>R$ 675.00</text:p>
          </table:table-cell>
          <table:table-cell/>
          <table:table-cell table:style-name="ce112" office:value-type="string" calcext:value-type="string">
            <text:p>09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43" office:value-type="string" calcext:value-type="string">
            <text:p>Total</text:p>
          </table:table-cell>
          <table:table-cell table:style-name="ce110" table:formula="of:=SUM([.M3:.M10])" office:value-type="currency" office:currency="BRL" office:value="592.5" calcext:value-type="currency">
            <text:p>R$ 592.50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Água(50%)</text:p>
          </table:table-cell>
          <table:table-cell table:style-name="ce48" office:value-type="currency" office:currency="BRL" office:value="35" calcext:value-type="currency">
            <text:p>R$ 35.00</text:p>
          </table:table-cell>
          <table:table-cell table:number-columns-repeated="2"/>
          <table:table-cell office:value-type="string" calcext:value-type="string">
            <text:p>Condominio</text:p>
          </table:table-cell>
          <table:table-cell table:style-name="ce138" office:value-type="currency" office:currency="BRL" office:value="230" calcext:value-type="currency">
            <text:p>R$ 230.00</text:p>
          </table:table-cell>
          <table:table-cell office:value-type="currency" office:currency="BRL" office:value="230" calcext:value-type="currency">
            <text:p>R$ 230.00</text:p>
          </table:table-cell>
          <table:table-cell/>
          <table:table-cell office:value-type="string" calcext:value-type="string">
            <text:p>10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Internet(50%)</text:p>
          </table:table-cell>
          <table:table-cell table:style-name="ce48" office:value-type="currency" office:currency="BRL" office:value="50" calcext:value-type="currency">
            <text:p>R$ 50.00</text:p>
          </table:table-cell>
          <table:table-cell table:number-columns-repeated="2"/>
          <table:table-cell office:value-type="string" calcext:value-type="string">
            <text:p>Emprestimo Alfa</text:p>
          </table:table-cell>
          <table:table-cell table:style-name="ce140" office:value-type="currency" office:currency="BRL" office:value="215" calcext:value-type="currency">
            <text:p>R$ 215.00</text:p>
          </table:table-cell>
          <table:table-cell office:value-type="currency" office:currency="BRL" office:value="215" calcext:value-type="currency">
            <text:p>R$ 215.00</text:p>
          </table:table-cell>
          <table:table-cell/>
          <table:table-cell office:value-type="string" calcext:value-type="string">
            <text:p>11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aluguel</text:p>
          </table:table-cell>
          <table:table-cell table:style-name="ce48" office:value-type="currency" office:currency="BRL" office:value="420" calcext:value-type="currency">
            <text:p>R$ 420.00</text:p>
          </table:table-cell>
          <table:table-cell table:number-columns-repeated="2"/>
          <table:table-cell office:value-type="string" calcext:value-type="string">
            <text:p>Advogado</text:p>
          </table:table-cell>
          <table:table-cell table:style-name="ce141" office:value-type="currency" office:currency="BRL" office:value="250" calcext:value-type="currency">
            <text:p>R$ 250.00</text:p>
          </table:table-cell>
          <table:table-cell table:number-columns-repeated="2"/>
          <table:table-cell office:value-type="string" calcext:value-type="string">
            <text:p>12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Q3:.Q13])" office:value-type="currency" office:currency="BRL" office:value="549.76" calcext:value-type="currency">
            <text:p>R$ 549.76</text:p>
          </table:table-cell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102" table:formula="of:=SUM([.B11:.B14])" office:value-type="currency" office:currency="BRL" office:value="605" calcext:value-type="currency">
            <text:p>R$ 605.00</text:p>
          </table:table-cell>
          <table:table-cell table:number-columns-repeated="2"/>
          <table:table-cell office:value-type="string" calcext:value-type="string">
            <text:p>Ingles</text:p>
          </table:table-cell>
          <table:table-cell table:style-name="ce142" office:value-type="currency" office:currency="BRL" office:value="120" calcext:value-type="currency">
            <text:p>R$ 120.00</text:p>
          </table:table-cell>
          <table:table-cell office:value-type="currency" office:currency="BRL" office:value="120" calcext:value-type="currency">
            <text:p>R$ 120.00</text:p>
          </table:table-cell>
          <table:table-cell/>
          <table:table-cell table:style-name="Default"/>
          <table:table-cell table:style-name="ce116"/>
          <table:table-cell table:number-columns-repeated="7"/>
        </table:table-row>
        <table:table-row table:style-name="ro1">
          <table:table-cell/>
          <table:table-cell table:style-name="ce88"/>
          <table:table-cell table:number-columns-repeated="2"/>
          <table:table-cell office:value-type="string" calcext:value-type="string">
            <text:p>Ingles Lucas</text:p>
          </table:table-cell>
          <table:table-cell table:style-name="ce143" office:value-type="currency" office:currency="BRL" office:value="145" calcext:value-type="currency">
            <text:p>R$ 145.00</text:p>
          </table:table-cell>
          <table:table-cell office:value-type="currency" office:currency="BRL" office:value="145" calcext:value-type="currency">
            <text:p>R$ 145.00</text:p>
          </table:table-cell>
          <table:table-cell/>
          <table:table-cell table:style-name="Default"/>
          <table:table-cell table:number-columns-repeated="5"/>
          <table:table-cell table:style-name="ce103" office:value-type="string" calcext:value-type="string">
            <text:p>Total p/ pessoa</text:p>
          </table:table-cell>
          <table:table-cell table:style-name="ce103" office:value-type="string" calcext:value-type="string">
            <text:p>valor</text:p>
          </table:table-cell>
          <table:table-cell/>
        </table:table-row>
        <table:table-row table:style-name="ro4">
          <table:table-cell/>
          <table:table-cell table:style-name="ce88"/>
          <table:table-cell table:number-columns-repeated="2"/>
          <table:table-cell office:value-type="string" calcext:value-type="string">
            <text:p>Seguro carro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office:value-type="currency" office:currency="BRL" office:value="230" calcext:value-type="currency">
            <text:p>R$ 230.00</text:p>
          </table:table-cell>
          <table:table-cell/>
          <table:table-cell office:value-type="string" calcext:value-type="string">
            <text:p>Total cartão</text:p>
          </table:table-cell>
          <table:table-cell table:style-name="ce111" table:formula="of:=[.J8]" office:value-type="currency" office:currency="BRL" office:value="3289.93" calcext:value-type="currency">
            <text:p>R$ 3,289.93</text:p>
          </table:table-cell>
          <table:table-cell table:number-columns-repeated="4"/>
          <table:table-cell table:style-name="ce2" office:value-type="string" calcext:value-type="string">
            <text:p>PAI</text:p>
          </table:table-cell>
          <table:table-cell table:style-name="ce48" table:formula="of:=SUMIFS([.$Q$3:.$Q$13];[.$P$3:.$P$13];[.O17])" office:value-type="currency" office:currency="BRL" office:value="335" calcext:value-type="currency">
            <text:p>R$ 335.00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Outras entradas (pag. Em cartão – próx. Mês)</text:p>
          </table:table-cell>
          <table:covered-table-cell table:number-columns-repeated="2"/>
          <table:table-cell/>
          <table:table-cell office:value-type="string" calcext:value-type="string">
            <text:p>Manut. Conta</text:p>
          </table:table-cell>
          <table:table-cell table:style-name="ce48" office:value-type="currency" office:currency="BRL" office:value="44" calcext:value-type="currency">
            <text:p>R$ 44.00</text:p>
          </table:table-cell>
          <table:table-cell table:number-columns-repeated="2"/>
          <table:table-cell office:value-type="string" calcext:value-type="string">
            <text:p>Total dividas(terceiros)</text:p>
          </table:table-cell>
          <table:table-cell table:style-name="ce111" table:formula="of:=[.Q14]" office:value-type="currency" office:currency="BRL" office:value="549.76" calcext:value-type="currency">
            <text:p>R$ 549.76</text:p>
          </table:table-cell>
          <table:table-cell table:number-columns-repeated="4"/>
          <table:table-cell table:style-name="ce2" office:value-type="string" calcext:value-type="string">
            <text:p>PATY</text:p>
          </table:table-cell>
          <table:table-cell table:style-name="ce48" table:formula="of:=SUMIFS([.$Q$3:.$Q$13];[.$P$3:.$P$13];[.O18])" office:value-type="currency" office:currency="BRL" office:value="214.76" calcext:value-type="currency">
            <text:p>R$ 214.76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terreno</text:p>
          </table:table-cell>
          <table:covered-table-cell/>
          <table:table-cell table:style-name="ce48" office:value-type="currency" office:currency="BRL" office:value="689" calcext:value-type="currency">
            <text:p>R$ 689.00</text:p>
          </table:table-cell>
          <table:table-cell/>
          <table:table-cell office:value-type="string" calcext:value-type="string">
            <text:p>plano Valen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2"/>
          <table:table-cell office:value-type="string" calcext:value-type="string">
            <text:p>Total geral</text:p>
          </table:table-cell>
          <table:table-cell table:style-name="ce111" table:formula="of:=[.J17]-[.J18]" office:value-type="currency" office:currency="BRL" office:value="2740.17" calcext:value-type="currency">
            <text:p>R$ 2,740.17</text:p>
          </table:table-cell>
          <table:table-cell table:number-columns-repeated="7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Cadeiras</text:p>
          </table:table-cell>
          <table:table-cell table:style-name="ce48" office:value-type="currency" office:currency="BRL" office:value="50" calcext:value-type="currency">
            <text:p>R$ 50.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Emprestimo Itau</text:p>
          </table:table-cell>
          <table:table-cell table:style-name="ce48" office:value-type="currency" office:currency="BRL" office:value="203" calcext:value-type="currency">
            <text:p>R$ 203.00</text:p>
          </table:table-cell>
          <table:table-cell table:number-columns-repeated="2"/>
          <table:table-cell table:style-name="Default"/>
          <table:table-cell table:number-columns-repeated="5"/>
          <table:table-cell table:style-name="ce88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Nubamk cartão</text:p>
          </table:table-cell>
          <table:table-cell table:style-name="ce111" table:formula="of:=[.M11]" office:value-type="currency" office:currency="BRL" office:value="592.5" calcext:value-type="currency">
            <text:p>R$ 592.50</text:p>
          </table:table-cell>
          <table:table-cell table:style-name="ce2"/>
          <table:table-cell/>
          <table:table-cell table:style-name="Default"/>
          <table:table-cell table:number-columns-repeated="8"/>
        </table:table-row>
        <table:table-row table:style-name="ro3">
          <table:table-cell table:style-name="ce6" table:number-columns-spanned="2" table:number-rows-spanned="1"/>
          <table:covered-table-cell/>
          <table:table-cell table:style-name="ce48"/>
          <table:table-cell/>
          <table:table-cell table:style-name="ce41" office:value-type="string" calcext:value-type="string">
            <text:p>TOTAL</text:p>
          </table:table-cell>
          <table:table-cell table:style-name="ce72" table:formula="of:=SUM([.F2:.F22])" office:value-type="currency" office:currency="BRL" office:value="7513.146" calcext:value-type="currency">
            <text:p>R$ 7,513.15</text:p>
          </table:table-cell>
          <table:table-cell table:style-name="Default"/>
          <table:table-cell/>
          <table:table-cell table:style-name="ce6" office:value-type="string" calcext:value-type="string" table:number-columns-spanned="6" table:number-rows-spanned="1">
            <text:p>Pagamentos em boleto</text:p>
          </table:table-cell>
          <table:covered-table-cell table:number-columns-repeated="2"/>
          <table:covered-table-cell table:style-name="ce6"/>
          <table:covered-table-cell table:number-columns-repeated="2" table:style-name="ce2"/>
          <table:table-cell table:style-name="ce63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Descrição</text:p>
          </table:table-cell>
          <table:covered-table-cell/>
          <table:table-cell table:style-name="ce2" office:value-type="string" calcext:value-type="string">
            <text:p>Venc. (dia)</text:p>
          </table:table-cell>
          <table:table-cell table:style-name="ce103" office:value-type="string" calcext:value-type="string">
            <text:p>Valor</text:p>
          </table:table-cell>
          <table:table-cell table:style-name="ce121" office:value-type="string" calcext:value-type="string">
            <text:p>VALOR</text:p>
          </table:table-cell>
          <table:table-cell table:style-name="ce117" office:value-type="string" calcext:value-type="string">
            <text:p>Status</text:p>
          </table:table-cell>
          <table:table-cell/>
          <table:table-cell table:style-name="ce63"/>
          <table:table-cell/>
        </table:table-row>
        <table:table-row table:style-name="ro3">
          <table:table-cell table:style-name="ce6" table:number-columns-spanned="2" table:number-rows-spanned="1"/>
          <table:covered-table-cell/>
          <table:table-cell table:style-name="ce48"/>
          <table:table-cell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Inglê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30" calcext:value-type="currency">
            <text:p>R$ 13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44" table:formula="of:=IF([.M25]=&quot;OK&quot;;&quot;PAGO&quot;;IF(DAY(TODAY())&gt;[.K25];&quot;Atrasado&quot;;&quot;vence em &quot;&amp;[.K25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Outras entradas</text:p>
          </table:table-cell>
          <table:table-cell table:style-name="ce115" table:formula="of:=[.B15]+[.C27]" office:value-type="currency" office:currency="BRL" office:value="1294" calcext:value-type="currency">
            <text:p>R$ 1,294.00</text:p>
          </table:table-cell>
          <table:table-cell table:style-name="Default"/>
          <table:table-cell/>
          <table:table-cell table:style-name="ce6" office:value-type="string" calcext:value-type="string" table:number-columns-spanned="2" table:number-rows-spanned="1">
            <text:p>Alfa (Empréstimo)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15" calcext:value-type="currency">
            <text:p>R$ 215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45" table:formula="of:=IF([.M26]=&quot;OK&quot;;&quot;PAGO&quot;;IF(DAY(TODAY())&gt;[.K26];&quot;Atrasado&quot;;&quot;vence em &quot;&amp;[.K26]-DAY(TODAY())&amp; &quot; dia (s)&quot;))" office:value-type="string" office:string-value="vence em 10 dia (s)" calcext:value-type="string">
            <text:p>vence em 10 dia (s)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style-name="ce47" office:value-type="string" calcext:value-type="string" table:number-columns-spanned="2" table:number-rows-spanned="1">
            <text:p>Total</text:p>
          </table:table-cell>
          <table:covered-table-cell/>
          <table:table-cell table:style-name="ce104" table:formula="of:=SUM([.C19:.C26])" office:value-type="currency" office:currency="BRL" office:value="689" calcext:value-type="currency">
            <text:p>R$ 689.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Empréstimo (Lauro)</text:p>
          </table:table-cell>
          <table:covered-table-cell/>
          <table:table-cell table:style-name="ce103" office:value-type="float" office:value="7" calcext:value-type="float">
            <text:p>7</text:p>
          </table:table-cell>
          <table:table-cell table:style-name="ce115" office:value-type="currency" office:currency="BRL" office:value="120" calcext:value-type="currency">
            <text:p>R$ 12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46" table:formula="of:=IF([.M27]=&quot;OK&quot;;&quot;PAGO&quot;;IF(DAY(TODAY())&gt;[.K27];&quot;Atrasado&quot;;&quot;vence em &quot;&amp;[.K27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Total</text:p>
          </table:table-cell>
          <table:table-cell table:style-name="ce110" table:formula="of:=[.F23]-[.F26]" office:value-type="currency" office:currency="BRL" office:value="6219.146" calcext:value-type="currency">
            <text:p>R$ 6,219.15</text:p>
          </table:table-cell>
          <table:table-cell table:style-name="Default"/>
          <table:table-cell/>
          <table:table-cell table:style-name="ce6" office:value-type="string" calcext:value-type="string" table:number-columns-spanned="2" table:number-rows-spanned="1">
            <text:p>Havan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85" calcext:value-type="currency">
            <text:p>R$ 185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47" table:formula="of:=IF([.M28]=&quot;OK&quot;;&quot;PAGO&quot;;IF(DAY(TODAY())&gt;[.K28];&quot;Atrasado&quot;;&quot;vence em &quot;&amp;[.K28]-DAY(TODAY())&amp; &quot; dia (s)&quot;))" office:value-type="string" office:string-value="PAGO" calcext:value-type="string">
            <text:p>PAGO</text:p>
          </table:table-cell>
          <table:table-cell table:style-name="ce114"/>
          <table:table-cell table:style-name="ce66"/>
          <table:table-cell/>
        </table:table-row>
        <table:table-row table:style-name="ro3"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Sobra</text:p>
          </table:table-cell>
          <table:table-cell table:style-name="ce110" table:formula="of:=([.B5]+[.B8])-[.F28]" office:value-type="currency" office:currency="BRL" office:value="242.724" calcext:value-type="currency">
            <text:p>R$ 242.72</text:p>
          </table:table-cell>
          <table:table-cell table:style-name="Default"/>
          <table:table-cell/>
          <table:table-cell table:style-name="ce6" office:value-type="string" calcext:value-type="string" table:number-columns-spanned="2" table:number-rows-spanned="1">
            <text:p>Advogado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50" calcext:value-type="currency">
            <text:p>R$ 2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48" table:formula="of:=IF([.M29]=&quot;OK&quot;;&quot;PAGO&quot;;IF(DAY(TODAY())&gt;[.K29];&quot;Atrasado&quot;;&quot;vence em &quot;&amp;[.K29]-DAY(TODAY())&amp; &quot; dia (s)&quot;))" office:value-type="string" office:string-value="PAGO" calcext:value-type="string">
            <text:p>PAGO</text:p>
          </table:table-cell>
          <table:table-cell table:style-name="ce64"/>
          <table:table-cell table:style-name="ce66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Condominio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230" calcext:value-type="currency">
            <text:p>R$ 23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49" table:formula="of:=IF([.M30]=&quot;OK&quot;;&quot;PAGO&quot;;IF(DAY(TODAY())&gt;[.K30];&quot;Atrasado&quot;;&quot;vence em &quot;&amp;[.K30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cadeira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50" calcext:value-type="currency">
            <text:p>R$ 50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50" table:formula="of:=IF([.M31]=&quot;OK&quot;;&quot;PAGO&quot;;IF(DAY(TODAY())&gt;[.K31];&quot;Atrasado&quot;;&quot;vence em &quot;&amp;[.K31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terreno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689" calcext:value-type="currency">
            <text:p>R$ 689.00</text:p>
          </table:table-cell>
          <table:table-cell table:style-name="ce6" table:content-validation-name="val1" office:value-type="string" calcext:value-type="string">
            <text:p>OK</text:p>
          </table:table-cell>
          <table:table-cell table:style-name="ce150" table:formula="of:=IF([.M32]=&quot;OK&quot;;&quot;PAGO&quot;;IF(DAY(TODAY())&gt;[.K32];&quot;Atrasado&quot;;&quot;vence em &quot;&amp;[.K32]-DAY(TODAY())&amp; &quot; dia (s)&quot;))" office:value-type="string" office:string-value="PAGO" calcext:value-type="string">
            <text:p>PAGO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0"/>
          <table:table-cell table:number-columns-repeated="5"/>
        </table:table-row>
        <calcext:conditional-formats>
          <calcext:conditional-format calcext:target-range-address="junho.N25:junho.N25">
            <calcext:condition calcext:apply-style-name="Bad" calcext:value="contains-text(&quot;vence em 1 &quot;)" calcext:base-cell-address="junho.N25"/>
            <calcext:condition calcext:apply-style-name="Neutral" calcext:value="contains-text(&quot;vence em&quot;)" calcext:base-cell-address="junho.N25"/>
            <calcext:condition calcext:apply-style-name="Error" calcext:value="=&quot;Atrasado&quot;" calcext:base-cell-address="junho.N25"/>
            <calcext:condition calcext:apply-style-name="Good" calcext:value="=&quot;PAGO&quot;" calcext:base-cell-address="junho.N25"/>
          </calcext:conditional-format>
          <calcext:conditional-format calcext:target-range-address="junho.N26:junho.N26">
            <calcext:condition calcext:apply-style-name="Bad" calcext:value="contains-text(&quot;vence em 1 &quot;)" calcext:base-cell-address="junho.N26"/>
            <calcext:condition calcext:apply-style-name="Neutral" calcext:value="contains-text(&quot;vence em&quot;)" calcext:base-cell-address="junho.N26"/>
            <calcext:condition calcext:apply-style-name="Error" calcext:value="=&quot;Atrasado&quot;" calcext:base-cell-address="junho.N26"/>
            <calcext:condition calcext:apply-style-name="Good" calcext:value="=&quot;PAGO&quot;" calcext:base-cell-address="junho.N26"/>
          </calcext:conditional-format>
          <calcext:conditional-format calcext:target-range-address="junho.N27:junho.N27">
            <calcext:condition calcext:apply-style-name="Bad" calcext:value="contains-text(&quot;vence em 1 &quot;)" calcext:base-cell-address="junho.N27"/>
            <calcext:condition calcext:apply-style-name="Neutral" calcext:value="contains-text(&quot;vence em&quot;)" calcext:base-cell-address="junho.N27"/>
            <calcext:condition calcext:apply-style-name="Error" calcext:value="=&quot;Atrasado&quot;" calcext:base-cell-address="junho.N27"/>
            <calcext:condition calcext:apply-style-name="Good" calcext:value="=&quot;PAGO&quot;" calcext:base-cell-address="junho.N27"/>
          </calcext:conditional-format>
          <calcext:conditional-format calcext:target-range-address="junho.N28:junho.N28">
            <calcext:condition calcext:apply-style-name="Bad" calcext:value="contains-text(&quot;vence em 1 &quot;)" calcext:base-cell-address="junho.N28"/>
            <calcext:condition calcext:apply-style-name="Neutral" calcext:value="contains-text(&quot;vence em&quot;)" calcext:base-cell-address="junho.N28"/>
            <calcext:condition calcext:apply-style-name="Error" calcext:value="=&quot;Atrasado&quot;" calcext:base-cell-address="junho.N28"/>
            <calcext:condition calcext:apply-style-name="Good" calcext:value="=&quot;PAGO&quot;" calcext:base-cell-address="junho.N28"/>
          </calcext:conditional-format>
          <calcext:conditional-format calcext:target-range-address="junho.N29:junho.N29">
            <calcext:condition calcext:apply-style-name="Bad" calcext:value="contains-text(&quot;vence em 1 &quot;)" calcext:base-cell-address="junho.N29"/>
            <calcext:condition calcext:apply-style-name="Neutral" calcext:value="contains-text(&quot;vence em&quot;)" calcext:base-cell-address="junho.N29"/>
            <calcext:condition calcext:apply-style-name="Error" calcext:value="=&quot;Atrasado&quot;" calcext:base-cell-address="junho.N29"/>
            <calcext:condition calcext:apply-style-name="Good" calcext:value="=&quot;PAGO&quot;" calcext:base-cell-address="junho.N29"/>
          </calcext:conditional-format>
          <calcext:conditional-format calcext:target-range-address="junho.N30:junho.N30">
            <calcext:condition calcext:apply-style-name="Bad" calcext:value="contains-text(&quot;vence em 1 &quot;)" calcext:base-cell-address="junho.N30"/>
            <calcext:condition calcext:apply-style-name="Neutral" calcext:value="contains-text(&quot;vence em&quot;)" calcext:base-cell-address="junho.N30"/>
            <calcext:condition calcext:apply-style-name="Error" calcext:value="=&quot;Atrasado&quot;" calcext:base-cell-address="junho.N30"/>
            <calcext:condition calcext:apply-style-name="Good" calcext:value="=&quot;PAGO&quot;" calcext:base-cell-address="junho.N30"/>
          </calcext:conditional-format>
          <calcext:conditional-format calcext:target-range-address="junho.N31:junho.N32">
            <calcext:condition calcext:apply-style-name="Bad" calcext:value="contains-text(&quot;vence em 1 &quot;)" calcext:base-cell-address="junho.N31"/>
            <calcext:condition calcext:apply-style-name="Neutral" calcext:value="contains-text(&quot;vence em&quot;)" calcext:base-cell-address="junho.N31"/>
            <calcext:condition calcext:apply-style-name="Error" calcext:value="=&quot;Atrasado&quot;" calcext:base-cell-address="junho.N31"/>
            <calcext:condition calcext:apply-style-name="Good" calcext:value="=&quot;PAGO&quot;" calcext:base-cell-address="junho.N31"/>
          </calcext:conditional-format>
          <calcext:conditional-format calcext:target-range-address="junho.F9:junho.F9">
            <calcext:condition calcext:apply-style-name="Neutral" calcext:value="=0" calcext:base-cell-address="junho.F9"/>
          </calcext:conditional-format>
          <calcext:conditional-format calcext:target-range-address="junho.F9:junho.F9">
            <calcext:condition calcext:apply-style-name="Neutral" calcext:value="=0" calcext:base-cell-address="junho.F9"/>
          </calcext:conditional-format>
          <calcext:conditional-format calcext:target-range-address="junho.F10:junho.F10">
            <calcext:condition calcext:apply-style-name="Neutral" calcext:value="=0" calcext:base-cell-address="junho.F10"/>
          </calcext:conditional-format>
          <calcext:conditional-format calcext:target-range-address="junho.F10:junho.F10">
            <calcext:condition calcext:apply-style-name="Neutral" calcext:value="=0" calcext:base-cell-address="junho.F10"/>
          </calcext:conditional-format>
          <calcext:conditional-format calcext:target-range-address="junho.F10:junho.F10">
            <calcext:condition calcext:apply-style-name="Neutral" calcext:value="=0" calcext:base-cell-address="junho.F10"/>
          </calcext:conditional-format>
          <calcext:conditional-format calcext:target-range-address="junho.F11:junho.F11">
            <calcext:condition calcext:apply-style-name="Neutral" calcext:value="=0" calcext:base-cell-address="junho.F11"/>
          </calcext:conditional-format>
          <calcext:conditional-format calcext:target-range-address="junho.F12:junho.F12">
            <calcext:condition calcext:apply-style-name="Neutral" calcext:value="=0" calcext:base-cell-address="junho.F12"/>
          </calcext:conditional-format>
          <calcext:conditional-format calcext:target-range-address="junho.F13:junho.F13">
            <calcext:condition calcext:apply-style-name="Neutral" calcext:value="=0" calcext:base-cell-address="junho.F13"/>
          </calcext:conditional-format>
          <calcext:conditional-format calcext:target-range-address="junho.F14:junho.F14">
            <calcext:condition calcext:apply-style-name="Neutral" calcext:value="=0" calcext:base-cell-address="junho.F14"/>
          </calcext:conditional-format>
          <calcext:conditional-format calcext:target-range-address="junho.F15:junho.F15">
            <calcext:condition calcext:apply-style-name="Neutral" calcext:value="=0" calcext:base-cell-address="junho.F15"/>
          </calcext:conditional-format>
          <calcext:conditional-format calcext:target-range-address="junho.F16:junho.F16">
            <calcext:condition calcext:apply-style-name="Neutral" calcext:value="=0" calcext:base-cell-address="junho.F16"/>
          </calcext:conditional-format>
          <calcext:conditional-format calcext:target-range-address="junho.F10:junho.F10">
            <calcext:condition calcext:apply-style-name="Neutral" calcext:value="=0" calcext:base-cell-address="junho.F10"/>
          </calcext:conditional-format>
        </calcext:conditional-formats>
      </table:table>
      <table:table table:name="julho" table:style-name="ta1">
        <table:table-column table:style-name="co26" table:default-cell-style-name="Default"/>
        <table:table-column table:style-name="co31" table:default-cell-style-name="ce2"/>
        <table:table-column table:style-name="co32" table:default-cell-style-name="Default"/>
        <table:table-column table:style-name="co6" table:default-cell-style-name="Default"/>
        <table:table-column table:style-name="co5" table:default-cell-style-name="ce2"/>
        <table:table-column table:style-name="co33" table:default-cell-style-name="Default"/>
        <table:table-column table:style-name="co6" table:default-cell-style-name="ce48"/>
        <table:table-column table:style-name="co6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ce2"/>
        <table:table-column table:style-name="co6" table:number-columns-repeated="2" table:default-cell-style-name="Default"/>
        <table:table-row table:style-name="ro1"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Dia de pagto.</text:p>
          </table:table-cell>
          <table:table-cell/>
          <table:table-cell table:style-name="ce47" office:value-type="string" calcext:value-type="string" table:number-columns-spanned="2" table:number-rows-spanned="1">
            <text:p>Dívidas para Dv. De lucro</text:p>
          </table:table-cell>
          <table:covered-table-cell table:style-name="ce2"/>
          <table:table-cell table:style-name="ce103" office:value-type="string" calcext:value-type="string">
            <text:p>Valor ref</text:p>
          </table:table-cell>
          <table:table-cell/>
          <table:table-cell table:style-name="ce47" office:value-type="string" calcext:value-type="string" table:number-columns-spanned="2" table:number-rows-spanned="1">
            <text:p>Cartão de crédito</text:p>
          </table:table-cell>
          <table:covered-table-cell table:style-name="ce2"/>
          <table:table-cell/>
          <table:table-cell table:style-name="ce47" office:value-type="string" calcext:value-type="string" table:number-columns-spanned="2" table:number-rows-spanned="1">
            <text:p>Dividas extras (nubank)</text:p>
          </table:table-cell>
          <table:covered-table-cell table:style-name="ce2"/>
          <table:table-cell/>
          <table:table-cell table:style-name="ce6" office:value-type="string" calcext:value-type="string" table:number-columns-spanned="3" table:number-rows-spanned="1">
            <text:p>cartão dividas (terceiros)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PAGAMENTO</text:p>
          </table:table-cell>
          <table:table-cell table:style-name="ce130" office:value-type="currency" office:currency="BRL" office:value="6604.76" calcext:value-type="currency">
            <text:p>R$ 6,604.76</text:p>
          </table:table-cell>
          <table:table-cell table:style-name="ce103" office:value-type="float" office:value="5" calcext:value-type="float">
            <text:p>5</text:p>
          </table:table-cell>
          <table:table-cell/>
          <table:table-cell table:style-name="ce107" office:value-type="string" calcext:value-type="string">
            <text:p>Aluguel</text:p>
          </table:table-cell>
          <table:table-cell table:style-name="ce130" office:value-type="currency" office:currency="BRL" office:value="840" calcext:value-type="currency">
            <text:p>R$ 840.00</text:p>
          </table:table-cell>
          <table:table-cell table:style-name="ce108" office:value-type="currency" office:currency="BRL" office:value="840" calcext:value-type="currency">
            <text:p>R$ 840.00</text:p>
          </table:table-cell>
          <table:table-cell/>
          <table:table-cell table:style-name="ce43" office:value-type="string" calcext:value-type="string">
            <text:p>mês</text:p>
          </table:table-cell>
          <table:table-cell table:style-name="ce43" office:value-type="string" calcext:value-type="string">
            <text:p>Valor</text:p>
          </table:table-cell>
          <table:table-cell/>
          <table:table-cell table:style-name="ce38" office:value-type="string" calcext:value-type="string">
            <text:p>Descrição</text:p>
          </table:table-cell>
          <table:table-cell table:style-name="ce38" office:value-type="string" calcext:value-type="string">
            <text:p>valor</text:p>
          </table:table-cell>
          <table:table-cell/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Resp.</text:p>
          </table:table-cell>
          <table:table-cell table:style-name="ce43" office:value-type="string" calcext:value-type="string">
            <text:p>Valor</text:p>
          </table:table-cell>
        </table:table-row>
        <table:table-row table:style-name="ro1">
          <table:table-cell table:style-name="ce2" office:value-type="string" calcext:value-type="string">
            <text:p>HE</text:p>
          </table:table-cell>
          <table:table-cell table:style-name="ce130"/>
          <table:table-cell table:style-name="ce103" office:value-type="float" office:value="5" calcext:value-type="float">
            <text:p>5</text:p>
          </table:table-cell>
          <table:table-cell/>
          <table:table-cell table:style-name="ce107" office:value-type="string" calcext:value-type="string">
            <text:p>Água</text:p>
          </table:table-cell>
          <table:table-cell table:style-name="ce130" office:value-type="currency" office:currency="BRL" office:value="70" calcext:value-type="currency">
            <text:p>R$ 70.00</text:p>
          </table:table-cell>
          <table:table-cell table:style-name="ce108" office:value-type="currency" office:currency="BRL" office:value="70" calcext:value-type="currency">
            <text:p>R$ 70.00</text:p>
          </table:table-cell>
          <table:table-cell/>
          <table:table-cell table:style-name="ce112" office:value-type="string" calcext:value-type="string">
            <text:p>01/2021</text:p>
          </table:table-cell>
          <table:table-cell table:style-name="ce108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Cap Violão (nubank)</text:p>
          </table:table-cell>
          <table:table-cell table:style-name="ce111" office:value-type="currency" office:currency="BRL" office:value="51" calcext:value-type="currency">
            <text:p>R$ 51.00</text:p>
          </table:table-cell>
          <table:table-cell/>
          <table:table-cell office:value-type="string" calcext:value-type="string">
            <text:p>Ar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208" calcext:value-type="currency">
            <text:p>R$ 208.00</text:p>
          </table:table-cell>
        </table:table-row>
        <table:table-row table:style-name="ro1">
          <table:table-cell table:style-name="ce2" office:value-type="string" calcext:value-type="string">
            <text:p>Beneficio</text:p>
          </table:table-cell>
          <table:table-cell table:style-name="ce130" office:value-type="currency" office:currency="BRL" office:value="1050" calcext:value-type="currency">
            <text:p>R$ 1,050.0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107" office:value-type="string" calcext:value-type="string">
            <text:p>Internet</text:p>
          </table:table-cell>
          <table:table-cell table:style-name="ce130" office:value-type="currency" office:currency="BRL" office:value="100" calcext:value-type="currency">
            <text:p>R$ 100.00</text:p>
          </table:table-cell>
          <table:table-cell table:style-name="ce108" office:value-type="currency" office:currency="BRL" office:value="100" calcext:value-type="currency">
            <text:p>R$ 100.00</text:p>
          </table:table-cell>
          <table:table-cell/>
          <table:table-cell office:value-type="string" calcext:value-type="string">
            <text:p>02/2021</text:p>
          </table:table-cell>
          <table:table-cell table:style-name="ce108" office:value-type="currency" office:currency="BRL" office:value="2346" calcext:value-type="currency">
            <text:p>R$ 2,346.00</text:p>
          </table:table-cell>
          <table:table-cell/>
          <table:table-cell table:style-name="ce2" office:value-type="string" calcext:value-type="string">
            <text:p>Tenis (nubank)</text:p>
          </table:table-cell>
          <table:table-cell table:style-name="ce111" office:value-type="currency" office:currency="BRL" office:value="45" calcext:value-type="currency">
            <text:p>R$ 45.00</text:p>
          </table:table-cell>
          <table:table-cell/>
          <table:table-cell office:value-type="string" calcext:value-type="string">
            <text:p>peça máquina de cabel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53" calcext:value-type="currency">
            <text:p>R$ 53.00</text:p>
          </table:table-cell>
        </table:table-row>
        <table:table-row table:style-name="ro3">
          <table:table-cell table:style-name="ce43" office:value-type="string" calcext:value-type="string">
            <text:p>Total (s/benefit)</text:p>
          </table:table-cell>
          <table:table-cell table:style-name="ce72" table:formula="of:=SUM([.B2:.B3])" office:value-type="currency" office:currency="BRL" office:value="6604.76" calcext:value-type="currency">
            <text:p>R$ 6,604.76</text:p>
          </table:table-cell>
          <table:table-cell table:number-columns-repeated="2"/>
          <table:table-cell table:style-name="ce107" office:value-type="string" calcext:value-type="string">
            <text:p>Luz</text:p>
          </table:table-cell>
          <table:table-cell table:style-name="ce130" office:value-type="currency" office:currency="BRL" office:value="200" calcext:value-type="currency">
            <text:p>R$ 200.00</text:p>
          </table:table-cell>
          <table:table-cell table:style-name="ce108" office:value-type="currency" office:currency="BRL" office:value="200" calcext:value-type="currency">
            <text:p>R$ 200.00</text:p>
          </table:table-cell>
          <table:table-cell/>
          <table:table-cell table:style-name="ce112" office:value-type="string" calcext:value-type="string">
            <text:p>03/2021</text:p>
          </table:table-cell>
          <table:table-cell table:style-name="ce108" office:value-type="currency" office:currency="BRL" office:value="3860" calcext:value-type="currency">
            <text:p>R$ 3,860.00</text:p>
          </table:table-cell>
          <table:table-cell/>
          <table:table-cell table:style-name="ce2" office:value-type="string" calcext:value-type="string">
            <text:p>Cozinha</text:p>
          </table:table-cell>
          <table:table-cell table:style-name="ce111" office:value-type="currency" office:currency="BRL" office:value="245" calcext:value-type="currency">
            <text:p>R$ 245.00</text:p>
          </table:table-cell>
          <table:table-cell/>
          <table:table-cell office:value-type="string" calcext:value-type="string">
            <text:p>interface de audio</text:p>
          </table:table-cell>
          <table:table-cell table:style-name="ce2" office:value-type="string" calcext:value-type="string">
            <text:p>PAI</text:p>
          </table:table-cell>
          <table:table-cell table:style-name="ce48" office:value-type="currency" office:currency="BRL" office:value="74" calcext:value-type="currency">
            <text:p>R$ 74.00</text:p>
          </table:table-cell>
        </table:table-row>
        <table:table-row table:style-name="ro3">
          <table:table-cell table:style-name="ce43" office:value-type="string" calcext:value-type="string">
            <text:p>Total regeral</text:p>
          </table:table-cell>
          <table:table-cell table:style-name="ce72" table:formula="of:=SUM([.B2:.B4])" office:value-type="currency" office:currency="BRL" office:value="7654.76" calcext:value-type="currency">
            <text:p>R$ 7,654.76</text:p>
          </table:table-cell>
          <table:table-cell table:number-columns-repeated="2"/>
          <table:table-cell table:style-name="ce107" office:value-type="string" calcext:value-type="string">
            <text:p>emprestimo</text:p>
          </table:table-cell>
          <table:table-cell table:style-name="ce130" office:value-type="currency" office:currency="BRL" office:value="120" calcext:value-type="currency">
            <text:p>R$ 120.00</text:p>
          </table:table-cell>
          <table:table-cell table:style-name="ce108" office:value-type="currency" office:currency="BRL" office:value="120" calcext:value-type="currency">
            <text:p>R$ 120.00</text:p>
          </table:table-cell>
          <table:table-cell/>
          <table:table-cell office:value-type="string" calcext:value-type="string">
            <text:p>04/2021</text:p>
          </table:table-cell>
          <table:table-cell table:style-name="ce108" office:value-type="currency" office:currency="BRL" office:value="3460.59" calcext:value-type="currency">
            <text:p>R$ 3,460.59</text:p>
          </table:table-cell>
          <table:table-cell/>
          <table:table-cell table:style-name="ce2" office:value-type="string" calcext:value-type="string">
            <text:p>Granito</text:p>
          </table:table-cell>
          <table:table-cell table:style-name="ce111" office:value-type="currency" office:currency="BRL" office:value="92" calcext:value-type="currency">
            <text:p>R$ 92.00</text:p>
          </table:table-cell>
          <table:table-cell/>
          <table:table-cell office:value-type="string" calcext:value-type="string">
            <text:p>farmaci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59.59" calcext:value-type="currency">
            <text:p>R$ 59.59</text:p>
          </table:table-cell>
        </table:table-row>
        <table:table-row table:style-name="ro1">
          <table:table-cell table:style-name="ce42"/>
          <table:table-cell table:style-name="ce51"/>
          <table:table-cell table:number-columns-repeated="2"/>
          <table:table-cell table:style-name="ce107" office:value-type="string" calcext:value-type="string">
            <text:p>Celular</text:p>
          </table:table-cell>
          <table:table-cell table:style-name="ce130" office:value-type="currency" office:currency="BRL" office:value="35" calcext:value-type="currency">
            <text:p>R$ 35.00</text:p>
          </table:table-cell>
          <table:table-cell table:style-name="ce108" office:value-type="currency" office:currency="BRL" office:value="35" calcext:value-type="currency">
            <text:p>R$ 35.00</text:p>
          </table:table-cell>
          <table:table-cell/>
          <table:table-cell table:style-name="ce112" office:value-type="string" calcext:value-type="string">
            <text:p>05/2021</text:p>
          </table:table-cell>
          <table:table-cell table:style-name="ce108" office:value-type="currency" office:currency="BRL" office:value="3508" calcext:value-type="currency">
            <text:p>R$ 3,508.00</text:p>
          </table:table-cell>
          <table:table-cell/>
          <table:table-cell table:style-name="ce2" office:value-type="string" calcext:value-type="string">
            <text:p>seguro de vida</text:p>
          </table:table-cell>
          <table:table-cell table:style-name="ce111" office:value-type="currency" office:currency="BRL" office:value="13.76" calcext:value-type="currency">
            <text:p>R$ 13.76</text:p>
          </table:table-cell>
          <table:table-cell/>
          <table:table-cell office:value-type="string" calcext:value-type="string">
            <text:p>one six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90" calcext:value-type="currency">
            <text:p>R$ 90.00</text:p>
          </table:table-cell>
        </table:table-row>
        <table:table-row table:style-name="ro1">
          <table:table-cell table:style-name="ce43" office:value-type="string" calcext:value-type="string">
            <text:p>SALDO DA CONTA</text:p>
          </table:table-cell>
          <table:table-cell table:style-name="ce104" office:value-type="currency" office:currency="BRL" office:value="0" calcext:value-type="currency">
            <text:p>R$ 0.00</text:p>
          </table:table-cell>
          <table:table-cell table:number-columns-repeated="2"/>
          <table:table-cell office:value-type="string" calcext:value-type="string">
            <text:p>Dízimo</text:p>
          </table:table-cell>
          <table:table-cell table:style-name="ce88" table:formula="of:=[.B6]/100*10" office:value-type="currency" office:currency="BRL" office:value="765.476" calcext:value-type="currency">
            <text:p>R$ 765.48</text:p>
          </table:table-cell>
          <table:table-cell table:number-columns-repeated="2"/>
          <table:table-cell office:value-type="string" calcext:value-type="string">
            <text:p>06/2021</text:p>
          </table:table-cell>
          <table:table-cell table:style-name="ce110" office:value-type="currency" office:currency="BRL" office:value="3289.93" calcext:value-type="currency">
            <text:p>R$ 3,289.93</text:p>
          </table:table-cell>
          <table:table-cell/>
          <table:table-cell table:style-name="ce2" office:value-type="string" calcext:value-type="string">
            <text:p>Mufatto</text:p>
          </table:table-cell>
          <table:table-cell table:style-name="ce111" office:value-type="currency" office:currency="BRL" office:value="69.98" calcext:value-type="currency">
            <text:p>R$ 69.98</text:p>
          </table:table-cell>
          <table:table-cell/>
          <table:table-cell office:value-type="string" calcext:value-type="string">
            <text:p>farmacia</text:p>
          </table:table-cell>
          <table:table-cell table:style-name="ce2" office:value-type="string" calcext:value-type="string">
            <text:p>PATY</text:p>
          </table:table-cell>
          <table:table-cell table:style-name="ce48" office:value-type="currency" office:currency="BRL" office:value="65.17" calcext:value-type="currency">
            <text:p>R$ 65.1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Cartão</text:p>
          </table:table-cell>
          <table:table-cell table:style-name="ce151" table:formula="of:=[.J19]" office:value-type="currency" office:currency="BRL" office:value="2740.17" calcext:value-type="currency">
            <text:p>R$ 2,740.17</text:p>
          </table:table-cell>
          <table:table-cell table:number-columns-repeated="2"/>
          <table:table-cell table:style-name="ce112" office:value-type="string" calcext:value-type="string">
            <text:p>07/2021</text:p>
          </table:table-cell>
          <table:table-cell table:style-name="ce113" office:value-type="currency" office:currency="BRL" office:value="0" calcext:value-type="currency">
            <text:p>R$ 0.00</text:p>
          </table:table-cell>
          <table:table-cell/>
          <table:table-cell table:style-name="ce2" office:value-type="string" calcext:value-type="string">
            <text:p>Boticario</text:p>
          </table:table-cell>
          <table:table-cell table:style-name="ce111" office:value-type="currency" office:currency="BRL" office:value="75.76" calcext:value-type="currency">
            <text:p>R$ 75.76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Contas Paty</text:p>
          </table:table-cell>
          <table:covered-table-cell/>
          <table:table-cell table:number-columns-repeated="2"/>
          <table:table-cell office:value-type="string" calcext:value-type="string">
            <text:p>Acum. 13</text:p>
          </table:table-cell>
          <table:table-cell table:style-name="ce152" office:value-type="currency" office:currency="BRL" office:value="0" calcext:value-type="currency">
            <text:p>R$ 0.00</text:p>
          </table:table-cell>
          <table:table-cell office:value-type="currency" office:currency="BRL" office:value="150" calcext:value-type="currency">
            <text:p>R$ 150.00</text:p>
          </table:table-cell>
          <table:table-cell/>
          <table:table-cell office:value-type="string" calcext:value-type="string">
            <text:p>08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2"/>
          <table:table-cell table:style-name="ce111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Luz(50%)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2"/>
          <table:table-cell office:value-type="string" calcext:value-type="string">
            <text:p>Terreno</text:p>
          </table:table-cell>
          <table:table-cell table:style-name="ce153" office:value-type="currency" office:currency="BRL" office:value="675" calcext:value-type="currency">
            <text:p>R$ 675.00</text:p>
          </table:table-cell>
          <table:table-cell office:value-type="currency" office:currency="BRL" office:value="675" calcext:value-type="currency">
            <text:p>R$ 675.00</text:p>
          </table:table-cell>
          <table:table-cell/>
          <table:table-cell table:style-name="ce112" office:value-type="string" calcext:value-type="string">
            <text:p>09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/>
          <table:table-cell table:style-name="ce43" office:value-type="string" calcext:value-type="string">
            <text:p>Total</text:p>
          </table:table-cell>
          <table:table-cell table:style-name="ce110" table:formula="of:=SUM([.M3:.M10])" office:value-type="currency" office:currency="BRL" office:value="592.5" calcext:value-type="currency">
            <text:p>R$ 592.50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Água(50%)</text:p>
          </table:table-cell>
          <table:table-cell table:style-name="ce48" office:value-type="currency" office:currency="BRL" office:value="35" calcext:value-type="currency">
            <text:p>R$ 35.00</text:p>
          </table:table-cell>
          <table:table-cell table:number-columns-repeated="2"/>
          <table:table-cell office:value-type="string" calcext:value-type="string">
            <text:p>Condominio</text:p>
          </table:table-cell>
          <table:table-cell table:style-name="ce154" office:value-type="currency" office:currency="BRL" office:value="230" calcext:value-type="currency">
            <text:p>R$ 230.00</text:p>
          </table:table-cell>
          <table:table-cell office:value-type="currency" office:currency="BRL" office:value="230" calcext:value-type="currency">
            <text:p>R$ 230.00</text:p>
          </table:table-cell>
          <table:table-cell/>
          <table:table-cell office:value-type="string" calcext:value-type="string">
            <text:p>10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5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nternet(50%)</text:p>
          </table:table-cell>
          <table:table-cell table:style-name="ce48" office:value-type="currency" office:currency="BRL" office:value="50" calcext:value-type="currency">
            <text:p>R$ 50.00</text:p>
          </table:table-cell>
          <table:table-cell table:number-columns-repeated="2"/>
          <table:table-cell office:value-type="string" calcext:value-type="string">
            <text:p>Emprestimo Alfa</text:p>
          </table:table-cell>
          <table:table-cell table:style-name="ce155" office:value-type="currency" office:currency="BRL" office:value="215" calcext:value-type="currency">
            <text:p>R$ 215.00</text:p>
          </table:table-cell>
          <table:table-cell office:value-type="currency" office:currency="BRL" office:value="215" calcext:value-type="currency">
            <text:p>R$ 215.00</text:p>
          </table:table-cell>
          <table:table-cell/>
          <table:table-cell office:value-type="string" calcext:value-type="string">
            <text:p>11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5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aluguel</text:p>
          </table:table-cell>
          <table:table-cell table:style-name="ce48" office:value-type="currency" office:currency="BRL" office:value="420" calcext:value-type="currency">
            <text:p>R$ 420.00</text:p>
          </table:table-cell>
          <table:table-cell table:number-columns-repeated="2"/>
          <table:table-cell office:value-type="string" calcext:value-type="string">
            <text:p>Advogado</text:p>
          </table:table-cell>
          <table:table-cell table:style-name="ce156" office:value-type="currency" office:currency="BRL" office:value="250" calcext:value-type="currency">
            <text:p>R$ 250.00</text:p>
          </table:table-cell>
          <table:table-cell table:number-columns-repeated="2"/>
          <table:table-cell office:value-type="string" calcext:value-type="string">
            <text:p>12/2021</text:p>
          </table:table-cell>
          <table:table-cell table:style-name="ce115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04" table:formula="of:=SUM([.Q3:.Q13])" office:value-type="currency" office:currency="BRL" office:value="549.76" calcext:value-type="currency">
            <text:p>R$ 549.76</text:p>
          </table:table-cell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102" table:formula="of:=SUM([.B11:.B14])" office:value-type="currency" office:currency="BRL" office:value="605" calcext:value-type="currency">
            <text:p>R$ 605.00</text:p>
          </table:table-cell>
          <table:table-cell table:number-columns-repeated="2"/>
          <table:table-cell office:value-type="string" calcext:value-type="string">
            <text:p>Ingles</text:p>
          </table:table-cell>
          <table:table-cell table:style-name="ce157" office:value-type="currency" office:currency="BRL" office:value="120" calcext:value-type="currency">
            <text:p>R$ 120.00</text:p>
          </table:table-cell>
          <table:table-cell office:value-type="currency" office:currency="BRL" office:value="120" calcext:value-type="currency">
            <text:p>R$ 120.00</text:p>
          </table:table-cell>
          <table:table-cell/>
          <table:table-cell table:style-name="Default"/>
          <table:table-cell table:style-name="ce11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8"/>
          <table:table-cell table:number-columns-repeated="2"/>
          <table:table-cell office:value-type="string" calcext:value-type="string">
            <text:p>Ingles Lucas</text:p>
          </table:table-cell>
          <table:table-cell table:style-name="ce158" office:value-type="currency" office:currency="BRL" office:value="145" calcext:value-type="currency">
            <text:p>R$ 145.00</text:p>
          </table:table-cell>
          <table:table-cell office:value-type="currency" office:currency="BRL" office:value="145" calcext:value-type="currency">
            <text:p>R$ 145.00</text:p>
          </table:table-cell>
          <table:table-cell/>
          <table:table-cell table:style-name="Default"/>
          <table:table-cell table:number-columns-repeated="5"/>
          <table:table-cell table:style-name="ce103" office:value-type="string" calcext:value-type="string">
            <text:p>Total p/ pessoa</text:p>
          </table:table-cell>
          <table:table-cell table:style-name="ce103" office:value-type="string" calcext:value-type="string">
            <text:p>valor</text:p>
          </table:table-cell>
          <table:table-cell/>
        </table:table-row>
        <table:table-row table:style-name="ro1">
          <table:table-cell/>
          <table:table-cell table:style-name="ce88"/>
          <table:table-cell table:number-columns-repeated="2"/>
          <table:table-cell office:value-type="string" calcext:value-type="string">
            <text:p>Seguro carro</text:p>
          </table:table-cell>
          <table:table-cell table:style-name="ce48" office:value-type="currency" office:currency="BRL" office:value="0" calcext:value-type="currency">
            <text:p>R$ 0.00</text:p>
          </table:table-cell>
          <table:table-cell office:value-type="currency" office:currency="BRL" office:value="230" calcext:value-type="currency">
            <text:p>R$ 230.00</text:p>
          </table:table-cell>
          <table:table-cell/>
          <table:table-cell office:value-type="string" calcext:value-type="string">
            <text:p>Total cartão</text:p>
          </table:table-cell>
          <table:table-cell table:style-name="ce111" table:formula="of:=[.J8]" office:value-type="currency" office:currency="BRL" office:value="3289.93" calcext:value-type="currency">
            <text:p>R$ 3,289.93</text:p>
          </table:table-cell>
          <table:table-cell table:number-columns-repeated="4"/>
          <table:table-cell office:value-type="string" calcext:value-type="string">
            <text:p>PAI</text:p>
          </table:table-cell>
          <table:table-cell table:style-name="ce48" table:formula="of:=SUMIFS([.$Q$3:.$Q$13];[.$P$3:.$P$13];[.O17])" office:value-type="currency" office:currency="BRL" office:value="335" calcext:value-type="currency">
            <text:p>R$ 335.00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Outras entradas (pag. Em cartão – próx. Mês)</text:p>
          </table:table-cell>
          <table:covered-table-cell table:number-columns-repeated="2"/>
          <table:table-cell/>
          <table:table-cell office:value-type="string" calcext:value-type="string">
            <text:p>Manut. Conta</text:p>
          </table:table-cell>
          <table:table-cell table:style-name="ce48" office:value-type="currency" office:currency="BRL" office:value="44" calcext:value-type="currency">
            <text:p>R$ 44.00</text:p>
          </table:table-cell>
          <table:table-cell table:number-columns-repeated="2"/>
          <table:table-cell office:value-type="string" calcext:value-type="string">
            <text:p>Total dividas(terceiros)</text:p>
          </table:table-cell>
          <table:table-cell table:style-name="ce111" table:formula="of:=[.Q14]" office:value-type="currency" office:currency="BRL" office:value="549.76" calcext:value-type="currency">
            <text:p>R$ 549.76</text:p>
          </table:table-cell>
          <table:table-cell table:number-columns-repeated="4"/>
          <table:table-cell office:value-type="string" calcext:value-type="string">
            <text:p>PATY</text:p>
          </table:table-cell>
          <table:table-cell table:style-name="ce48" table:formula="of:=SUMIFS([.$Q$3:.$Q$13];[.$P$3:.$P$13];[.O18])" office:value-type="currency" office:currency="BRL" office:value="214.76" calcext:value-type="currency">
            <text:p>R$ 214.76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terreno</text:p>
          </table:table-cell>
          <table:covered-table-cell/>
          <table:table-cell table:style-name="ce48" office:value-type="currency" office:currency="BRL" office:value="675" calcext:value-type="currency">
            <text:p>R$ 675.00</text:p>
          </table:table-cell>
          <table:table-cell/>
          <table:table-cell office:value-type="string" calcext:value-type="string">
            <text:p>plano Valen</text:p>
          </table:table-cell>
          <table:table-cell table:style-name="ce48" office:value-type="currency" office:currency="BRL" office:value="100" calcext:value-type="currency">
            <text:p>R$ 100.00</text:p>
          </table:table-cell>
          <table:table-cell table:number-columns-repeated="2"/>
          <table:table-cell office:value-type="string" calcext:value-type="string">
            <text:p>Total geral</text:p>
          </table:table-cell>
          <table:table-cell table:style-name="ce111" table:formula="of:=[.J17]-[.J18]" office:value-type="currency" office:currency="BRL" office:value="2740.17" calcext:value-type="currency">
            <text:p>R$ 2,740.1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Cadeiras</text:p>
          </table:table-cell>
          <table:table-cell table:style-name="ce48" office:value-type="currency" office:currency="BRL" office:value="50" calcext:value-type="currency">
            <text:p>R$ 50.0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Emprestimo Itau</text:p>
          </table:table-cell>
          <table:table-cell table:style-name="ce48" office:value-type="currency" office:currency="BRL" office:value="203" calcext:value-type="currency">
            <text:p>R$ 203.00</text:p>
          </table:table-cell>
          <table:table-cell table:number-columns-repeated="2"/>
          <table:table-cell table:style-name="Default"/>
          <table:table-cell table:number-columns-repeated="5"/>
          <table:table-cell table:style-name="ce88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Nubamk cartão</text:p>
          </table:table-cell>
          <table:table-cell table:style-name="ce111" table:formula="of:=[.M11]" office:value-type="currency" office:currency="BRL" office:value="592.5" calcext:value-type="currency">
            <text:p>R$ 592.50</text:p>
          </table:table-cell>
          <table:table-cell table:style-name="ce2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6" table:number-columns-spanned="2" table:number-rows-spanned="1"/>
          <table:covered-table-cell/>
          <table:table-cell table:style-name="ce48"/>
          <table:table-cell/>
          <table:table-cell table:style-name="ce53" office:value-type="string" calcext:value-type="string">
            <text:p>TOTAL</text:p>
          </table:table-cell>
          <table:table-cell table:style-name="ce92" table:formula="of:=SUM([.F2:.F22])" office:value-type="currency" office:currency="BRL" office:value="7495.146" calcext:value-type="currency">
            <text:p>R$ 7,495.15</text:p>
          </table:table-cell>
          <table:table-cell table:style-name="Default"/>
          <table:table-cell/>
          <table:table-cell table:style-name="ce6" office:value-type="string" calcext:value-type="string" table:number-columns-spanned="6" table:number-rows-spanned="1">
            <text:p>Pagamentos em boleto</text:p>
          </table:table-cell>
          <table:covered-table-cell table:number-columns-repeated="2"/>
          <table:covered-table-cell table:style-name="ce6"/>
          <table:covered-table-cell table:number-columns-repeated="2" table:style-name="ce2"/>
          <table:table-cell table:style-name="ce63"/>
          <table:table-cell table:number-columns-repeated="2"/>
        </table:table-row>
        <table:table-row table:style-name="ro1">
          <table:table-cell table:style-name="ce6" table:number-columns-spanned="2" table:number-rows-spanned="1"/>
          <table:covered-table-cell/>
          <table:table-cell table:style-name="ce48"/>
          <table:table-cell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Descrição</text:p>
          </table:table-cell>
          <table:covered-table-cell/>
          <table:table-cell table:style-name="ce2" office:value-type="string" calcext:value-type="string">
            <text:p>Venc. (dia)</text:p>
          </table:table-cell>
          <table:table-cell table:style-name="ce103" office:value-type="string" calcext:value-type="string">
            <text:p>Valor</text:p>
          </table:table-cell>
          <table:table-cell table:style-name="ce121" office:value-type="string" calcext:value-type="string">
            <text:p>VALOR</text:p>
          </table:table-cell>
          <table:table-cell table:style-name="ce117" office:value-type="string" calcext:value-type="string">
            <text:p>Status</text:p>
          </table:table-cell>
          <table:table-cell table:style-name="Default"/>
          <table:table-cell table:style-name="ce63"/>
          <table:table-cell/>
        </table:table-row>
        <table:table-row table:style-name="ro3">
          <table:table-cell table:style-name="ce6" table:number-columns-spanned="2" table:number-rows-spanned="1"/>
          <table:covered-table-cell/>
          <table:table-cell table:style-name="ce48"/>
          <table:table-cell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Inglê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30" calcext:value-type="currency">
            <text:p>R$ 130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59" table:formula="of:=IF([.M25]=&quot;OK&quot;;&quot;PAGO&quot;;IF(DAY(TODAY())&gt;[.K25];&quot;Atrasado&quot;;&quot;vence em &quot;&amp;[.K25]-DAY(TODAY())&amp; &quot; dia (s)&quot;))" office:value-type="string" office:string-value="vence em 0 dia (s)" calcext:value-type="string">
            <text:p>vence em 0 dia (s)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style-name="ce6" table:number-columns-spanned="2" table:number-rows-spanned="1"/>
          <table:covered-table-cell/>
          <table:table-cell table:style-name="ce48"/>
          <table:table-cell/>
          <table:table-cell office:value-type="string" calcext:value-type="string">
            <text:p>Outras entradas</text:p>
          </table:table-cell>
          <table:table-cell table:style-name="ce115" table:formula="of:=[.B15]+[.C27]" office:value-type="currency" office:currency="BRL" office:value="1280" calcext:value-type="currency">
            <text:p>R$ 1,280.00</text:p>
          </table:table-cell>
          <table:table-cell table:style-name="Default"/>
          <table:table-cell/>
          <table:table-cell table:style-name="ce6" office:value-type="string" calcext:value-type="string" table:number-columns-spanned="2" table:number-rows-spanned="1">
            <text:p>Alfa (Empréstimo)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15" calcext:value-type="currency">
            <text:p>R$ 215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60" table:formula="of:=IF([.M26]=&quot;OK&quot;;&quot;PAGO&quot;;IF(DAY(TODAY())&gt;[.K26];&quot;Atrasado&quot;;&quot;vence em &quot;&amp;[.K26]-DAY(TODAY())&amp; &quot; dia (s)&quot;))" office:value-type="string" office:string-value="vence em 10 dia (s)" calcext:value-type="string">
            <text:p>vence em 10 dia (s)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 table:style-name="ce47" office:value-type="string" calcext:value-type="string" table:number-columns-spanned="2" table:number-rows-spanned="1">
            <text:p>Total</text:p>
          </table:table-cell>
          <table:covered-table-cell/>
          <table:table-cell table:style-name="ce104" table:formula="of:=SUM([.C19:.C26])" office:value-type="currency" office:currency="BRL" office:value="675" calcext:value-type="currency">
            <text:p>R$ 675.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Empréstimo (Lauro)</text:p>
          </table:table-cell>
          <table:covered-table-cell/>
          <table:table-cell table:style-name="ce103" office:value-type="float" office:value="7" calcext:value-type="float">
            <text:p>7</text:p>
          </table:table-cell>
          <table:table-cell table:style-name="ce115" office:value-type="currency" office:currency="BRL" office:value="120" calcext:value-type="currency">
            <text:p>R$ 120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61" table:formula="of:=IF([.M27]=&quot;OK&quot;;&quot;PAGO&quot;;IF(DAY(TODAY())&gt;[.K27];&quot;Atrasado&quot;;&quot;vence em &quot;&amp;[.K27]-DAY(TODAY())&amp; &quot; dia (s)&quot;))" office:value-type="string" office:string-value="Atrasado" calcext:value-type="string">
            <text:p>Atrasado</text:p>
          </table:table-cell>
          <table:table-cell table:style-name="ce64"/>
          <table:table-cell table:style-name="ce66"/>
          <table:table-cell/>
        </table:table-row>
        <table:table-row table:style-name="ro3"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Total</text:p>
          </table:table-cell>
          <table:table-cell table:style-name="ce110" table:formula="of:=[.F23]-[.F26]" office:value-type="currency" office:currency="BRL" office:value="6215.146" calcext:value-type="currency">
            <text:p>R$ 6,215.15</text:p>
          </table:table-cell>
          <table:table-cell table:style-name="Default"/>
          <table:table-cell/>
          <table:table-cell table:style-name="ce6" office:value-type="string" calcext:value-type="string" table:number-columns-spanned="2" table:number-rows-spanned="1">
            <text:p>Havan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185" calcext:value-type="currency">
            <text:p>R$ 185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62" table:formula="of:=IF([.M28]=&quot;OK&quot;;&quot;PAGO&quot;;IF(DAY(TODAY())&gt;[.K28];&quot;Atrasado&quot;;&quot;vence em &quot;&amp;[.K28]-DAY(TODAY())&amp; &quot; dia (s)&quot;))" office:value-type="string" office:string-value="vence em 0 dia (s)" calcext:value-type="string">
            <text:p>vence em 0 dia (s)</text:p>
          </table:table-cell>
          <table:table-cell table:style-name="ce114"/>
          <table:table-cell table:style-name="ce66"/>
          <table:table-cell/>
        </table:table-row>
        <table:table-row table:style-name="ro3"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Sobra</text:p>
          </table:table-cell>
          <table:table-cell table:style-name="ce110" table:formula="of:=([.B5]+[.B8])-[.F28]" office:value-type="currency" office:currency="BRL" office:value="389.614" calcext:value-type="currency">
            <text:p>R$ 389.61</text:p>
          </table:table-cell>
          <table:table-cell table:style-name="Default"/>
          <table:table-cell/>
          <table:table-cell table:style-name="ce6" office:value-type="string" calcext:value-type="string" table:number-columns-spanned="2" table:number-rows-spanned="1">
            <text:p>Advogado</text:p>
          </table:table-cell>
          <table:covered-table-cell/>
          <table:table-cell table:style-name="ce103" office:value-type="float" office:value="20" calcext:value-type="float">
            <text:p>20</text:p>
          </table:table-cell>
          <table:table-cell table:style-name="ce115" office:value-type="currency" office:currency="BRL" office:value="250" calcext:value-type="currency">
            <text:p>R$ 250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63" table:formula="of:=IF([.M29]=&quot;OK&quot;;&quot;PAGO&quot;;IF(DAY(TODAY())&gt;[.K29];&quot;Atrasado&quot;;&quot;vence em &quot;&amp;[.K29]-DAY(TODAY())&amp; &quot; dia (s)&quot;))" office:value-type="string" office:string-value="vence em 10 dia (s)" calcext:value-type="string">
            <text:p>vence em 10 dia (s)</text:p>
          </table:table-cell>
          <table:table-cell table:style-name="ce64"/>
          <table:table-cell table:style-name="ce66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Condominio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230" calcext:value-type="currency">
            <text:p>R$ 230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64" table:formula="of:=IF([.M30]=&quot;OK&quot;;&quot;PAGO&quot;;IF(DAY(TODAY())&gt;[.K30];&quot;Atrasado&quot;;&quot;vence em &quot;&amp;[.K30]-DAY(TODAY())&amp; &quot; dia (s)&quot;))" office:value-type="string" office:string-value="vence em 0 dia (s)" calcext:value-type="string">
            <text:p>vence em 0 dia (s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 table:number-columns-spanned="2" table:number-rows-spanned="1">
            <text:p>cadeiras</text:p>
          </table:table-cell>
          <table:covered-table-cell/>
          <table:table-cell table:style-name="ce103" office:value-type="float" office:value="10" calcext:value-type="float">
            <text:p>10</text:p>
          </table:table-cell>
          <table:table-cell table:style-name="ce115" office:value-type="currency" office:currency="BRL" office:value="50" calcext:value-type="currency">
            <text:p>R$ 50.00</text:p>
          </table:table-cell>
          <table:table-cell table:style-name="ce6" table:content-validation-name="val1" office:value-type="string" calcext:value-type="string">
            <text:p>NOK</text:p>
          </table:table-cell>
          <table:table-cell table:style-name="ce165" table:formula="of:=IF([.M31]=&quot;OK&quot;;&quot;PAGO&quot;;IF(DAY(TODAY())&gt;[.K31];&quot;Atrasado&quot;;&quot;vence em &quot;&amp;[.K31]-DAY(TODAY())&amp; &quot; dia (s)&quot;))" office:value-type="string" office:string-value="vence em 0 dia (s)" calcext:value-type="string">
            <text:p>vence em 0 dia (s)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0"/>
          <table:table-cell table:number-columns-repeated="2"/>
          <table:table-cell table:style-name="Default"/>
          <table:table-cell table:number-columns-repeated="2"/>
        </table:table-row>
        <calcext:conditional-formats>
          <calcext:conditional-format calcext:target-range-address="julho.N25:julho.N25">
            <calcext:condition calcext:apply-style-name="Bad" calcext:value="contains-text(&quot;vence em 1 &quot;)" calcext:base-cell-address="julho.N25"/>
            <calcext:condition calcext:apply-style-name="Neutral" calcext:value="contains-text(&quot;vence em&quot;)" calcext:base-cell-address="julho.N25"/>
            <calcext:condition calcext:apply-style-name="Error" calcext:value="=&quot;Atrasado&quot;" calcext:base-cell-address="julho.N25"/>
            <calcext:condition calcext:apply-style-name="Good" calcext:value="=&quot;PAGO&quot;" calcext:base-cell-address="julho.N25"/>
          </calcext:conditional-format>
          <calcext:conditional-format calcext:target-range-address="julho.N26:julho.N26">
            <calcext:condition calcext:apply-style-name="Bad" calcext:value="contains-text(&quot;vence em 1 &quot;)" calcext:base-cell-address="julho.N26"/>
            <calcext:condition calcext:apply-style-name="Neutral" calcext:value="contains-text(&quot;vence em&quot;)" calcext:base-cell-address="julho.N26"/>
            <calcext:condition calcext:apply-style-name="Error" calcext:value="=&quot;Atrasado&quot;" calcext:base-cell-address="julho.N26"/>
            <calcext:condition calcext:apply-style-name="Good" calcext:value="=&quot;PAGO&quot;" calcext:base-cell-address="julho.N26"/>
          </calcext:conditional-format>
          <calcext:conditional-format calcext:target-range-address="julho.N27:julho.N27">
            <calcext:condition calcext:apply-style-name="Bad" calcext:value="contains-text(&quot;vence em 1 &quot;)" calcext:base-cell-address="julho.N27"/>
            <calcext:condition calcext:apply-style-name="Neutral" calcext:value="contains-text(&quot;vence em&quot;)" calcext:base-cell-address="julho.N27"/>
            <calcext:condition calcext:apply-style-name="Error" calcext:value="=&quot;Atrasado&quot;" calcext:base-cell-address="julho.N27"/>
            <calcext:condition calcext:apply-style-name="Good" calcext:value="=&quot;PAGO&quot;" calcext:base-cell-address="julho.N27"/>
          </calcext:conditional-format>
          <calcext:conditional-format calcext:target-range-address="julho.N28:julho.N28">
            <calcext:condition calcext:apply-style-name="Bad" calcext:value="contains-text(&quot;vence em 1 &quot;)" calcext:base-cell-address="julho.N28"/>
            <calcext:condition calcext:apply-style-name="Neutral" calcext:value="contains-text(&quot;vence em&quot;)" calcext:base-cell-address="julho.N28"/>
            <calcext:condition calcext:apply-style-name="Error" calcext:value="=&quot;Atrasado&quot;" calcext:base-cell-address="julho.N28"/>
            <calcext:condition calcext:apply-style-name="Good" calcext:value="=&quot;PAGO&quot;" calcext:base-cell-address="julho.N28"/>
          </calcext:conditional-format>
          <calcext:conditional-format calcext:target-range-address="julho.N29:julho.N29">
            <calcext:condition calcext:apply-style-name="Bad" calcext:value="contains-text(&quot;vence em 1 &quot;)" calcext:base-cell-address="julho.N29"/>
            <calcext:condition calcext:apply-style-name="Neutral" calcext:value="contains-text(&quot;vence em&quot;)" calcext:base-cell-address="julho.N29"/>
            <calcext:condition calcext:apply-style-name="Error" calcext:value="=&quot;Atrasado&quot;" calcext:base-cell-address="julho.N29"/>
            <calcext:condition calcext:apply-style-name="Good" calcext:value="=&quot;PAGO&quot;" calcext:base-cell-address="julho.N29"/>
          </calcext:conditional-format>
          <calcext:conditional-format calcext:target-range-address="julho.N30:julho.N30">
            <calcext:condition calcext:apply-style-name="Bad" calcext:value="contains-text(&quot;vence em 1 &quot;)" calcext:base-cell-address="julho.N30"/>
            <calcext:condition calcext:apply-style-name="Neutral" calcext:value="contains-text(&quot;vence em&quot;)" calcext:base-cell-address="julho.N30"/>
            <calcext:condition calcext:apply-style-name="Error" calcext:value="=&quot;Atrasado&quot;" calcext:base-cell-address="julho.N30"/>
            <calcext:condition calcext:apply-style-name="Good" calcext:value="=&quot;PAGO&quot;" calcext:base-cell-address="julho.N30"/>
          </calcext:conditional-format>
          <calcext:conditional-format calcext:target-range-address="julho.N31:julho.N31">
            <calcext:condition calcext:apply-style-name="Bad" calcext:value="contains-text(&quot;vence em 1 &quot;)" calcext:base-cell-address="julho.N31"/>
            <calcext:condition calcext:apply-style-name="Neutral" calcext:value="contains-text(&quot;vence em&quot;)" calcext:base-cell-address="julho.N31"/>
            <calcext:condition calcext:apply-style-name="Error" calcext:value="=&quot;Atrasado&quot;" calcext:base-cell-address="julho.N31"/>
            <calcext:condition calcext:apply-style-name="Good" calcext:value="=&quot;PAGO&quot;" calcext:base-cell-address="julho.N31"/>
          </calcext:conditional-format>
          <calcext:conditional-format calcext:target-range-address="julho.F9:julho.F9">
            <calcext:condition calcext:apply-style-name="Neutral" calcext:value="=0" calcext:base-cell-address="julho.F9"/>
          </calcext:conditional-format>
          <calcext:conditional-format calcext:target-range-address="julho.F9:julho.F9">
            <calcext:condition calcext:apply-style-name="Neutral" calcext:value="=0" calcext:base-cell-address="julho.F9"/>
          </calcext:conditional-format>
          <calcext:conditional-format calcext:target-range-address="julho.F10:julho.F10">
            <calcext:condition calcext:apply-style-name="Neutral" calcext:value="=0" calcext:base-cell-address="julho.F10"/>
          </calcext:conditional-format>
          <calcext:conditional-format calcext:target-range-address="julho.F10:julho.F10">
            <calcext:condition calcext:apply-style-name="Neutral" calcext:value="=0" calcext:base-cell-address="julho.F10"/>
          </calcext:conditional-format>
          <calcext:conditional-format calcext:target-range-address="julho.F10:julho.F10">
            <calcext:condition calcext:apply-style-name="Neutral" calcext:value="=0" calcext:base-cell-address="julho.F10"/>
          </calcext:conditional-format>
          <calcext:conditional-format calcext:target-range-address="julho.F11:julho.F11">
            <calcext:condition calcext:apply-style-name="Neutral" calcext:value="=0" calcext:base-cell-address="julho.F11"/>
          </calcext:conditional-format>
          <calcext:conditional-format calcext:target-range-address="julho.F12:julho.F12">
            <calcext:condition calcext:apply-style-name="Neutral" calcext:value="=0" calcext:base-cell-address="julho.F12"/>
          </calcext:conditional-format>
          <calcext:conditional-format calcext:target-range-address="julho.F13:julho.F13">
            <calcext:condition calcext:apply-style-name="Neutral" calcext:value="=0" calcext:base-cell-address="julho.F13"/>
          </calcext:conditional-format>
          <calcext:conditional-format calcext:target-range-address="julho.F14:julho.F14">
            <calcext:condition calcext:apply-style-name="Neutral" calcext:value="=0" calcext:base-cell-address="julho.F14"/>
          </calcext:conditional-format>
          <calcext:conditional-format calcext:target-range-address="julho.F15:julho.F15">
            <calcext:condition calcext:apply-style-name="Neutral" calcext:value="=0" calcext:base-cell-address="julho.F15"/>
          </calcext:conditional-format>
          <calcext:conditional-format calcext:target-range-address="julho.F16:julho.F16">
            <calcext:condition calcext:apply-style-name="Neutral" calcext:value="=0" calcext:base-cell-address="julho.F16"/>
          </calcext:conditional-format>
          <calcext:conditional-format calcext:target-range-address="julho.F10:julho.F10">
            <calcext:condition calcext:apply-style-name="Neutral" calcext:value="=0" calcext:base-cell-address="julho.F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1:28:44.638876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0:14:40.960403476</meta:creation-date>
    <dc:date>2021-06-10T11:33:12.804137982</dc:date>
    <meta:editing-duration>P1DT11H48M55S</meta:editing-duration>
    <meta:editing-cycles>57</meta:editing-cycles>
    <meta:generator>LibreOffice/6.0.7.3$Linux_X86_64 LibreOffice_project/00m0$Build-3</meta:generator>
    <meta:document-statistic meta:table-count="6" meta:cell-count="1134" meta:object-count="0"/>
  </office:meta>
</office:document-meta>
</file>